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3.318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3.447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onoenergetic_nu_0.100E-04_E_rho_0.300E-03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6" table:number-columns-repeated="22" table:default-cell-style-name="ce1"/>
        <table:table-row table:style-name="ro1">
          <table:table-cell office:value-type="string" calcext:value-type="string">
            <text:p><text:s text:c="20"/>nu/v</text:p>
          </table:table-cell>
          <table:table-cell office:value-type="string" calcext:value-type="string">
            <text:p><text:s text:c="18"/>E_r/v</text:p>
          </table:table-cell>
          <table:table-cell office:value-type="string" calcext:value-type="string">
            <text:p><text:s text:c="15"/>N_theta</text:p>
          </table:table-cell>
          <table:table-cell office:value-type="string" calcext:value-type="string">
            <text:p><text:s text:c="17"/>N_zeta</text:p>
          </table:table-cell>
          <table:table-cell office:value-type="string" calcext:value-type="string">
            <text:p><text:s text:c="19"/>N_xi</text:p>
          </table:table-cell>
          <table:table-cell office:value-type="string" calcext:value-type="string">
            <text:p><text:s text:c="19"/>D_11</text:p>
          </table:table-cell>
          <table:table-cell office:value-type="string" calcext:value-type="string">
            <text:p><text:s text:c="19"/>D_31</text:p>
          </table:table-cell>
          <table:table-cell office:value-type="string" calcext:value-type="string">
            <text:p><text:s text:c="19"/>D_13</text:p>
          </table:table-cell>
          <table:table-cell office:value-type="string" calcext:value-type="string">
            <text:p><text:s text:c="19"/>D_33</text:p>
          </table:table-cell>
          <table:table-cell office:value-type="string" calcext:value-type="string">
            <text:p><text:s text:c="11"/>D_33_Spitzer</text:p>
          </table:table-cell>
          <table:table-cell office:value-type="string" calcext:value-type="string">
            <text:p><text:s text:c="12"/>t_clock [s]</text:p>
          </table:table-cell>
          <table:table-cell office:value-type="string" calcext:value-type="string">
            <text:p>Delta D11</text:p>
          </table:table-cell>
          <table:table-cell office:value-type="string" calcext:value-type="string">
            <text:p>Delta D31</text:p>
          </table:table-cell>
          <table:table-cell office:value-type="string" calcext:value-type="string">
            <text:p>Delta D13</text:p>
          </table:table-cell>
          <table:table-cell office:value-type="string" calcext:value-type="string">
            <text:p>Delta D3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table:number-columns-repeated="2" office:value-type="float" office:value="15" calcext:value-type="float">
            <text:p>1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76167319488093" calcext:value-type="float">
            <text:p>1.7616731949E-02</text:p>
          </table:table-cell>
          <table:table-cell office:value-type="float" office:value="0.468663549472105" calcext:value-type="float">
            <text:p>4.6866354947E-01</text:p>
          </table:table-cell>
          <table:table-cell office:value-type="float" office:value="-0.528654690407301" calcext:value-type="float">
            <text:p>-5.2865469041E-01</text:p>
          </table:table-cell>
          <table:table-cell office:value-type="float" office:value="-29664.1983846855" calcext:value-type="float">
            <text:p>-2.9664198385E+04</text:p>
          </table:table-cell>
          <table:table-cell office:value-type="float" office:value="-65483.6213763935" calcext:value-type="float">
            <text:p>-6.5483621376E+04</text:p>
          </table:table-cell>
          <table:table-cell office:value-type="float" office:value="0.3772" calcext:value-type="float">
            <text:p>3.7720000000E-01</text:p>
          </table:table-cell>
          <table:table-cell table:formula="of:=[.F3]-[.F2]" office:value-type="float" office:value="-0.00366358889285434" calcext:value-type="float">
            <text:p>-3.6635888929E-03</text:p>
          </table:table-cell>
          <table:table-cell table:formula="of:=[.G3]-[.G2]" office:value-type="float" office:value="-0.180037783005808" calcext:value-type="float">
            <text:p>-1.8003778301E-01</text:p>
          </table:table-cell>
          <table:table-cell table:formula="of:=[.H3]-[.H2]" office:value-type="float" office:value="0.246552631047528" calcext:value-type="float">
            <text:p>2.4655263105E-01</text:p>
          </table:table-cell>
          <table:table-cell table:formula="of:=[.I3]-[.I2]" office:value-type="float" office:value="-430.08310406893" calcext:value-type="float">
            <text:p>-4.3008310407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53143055955" calcext:value-type="float">
            <text:p>1.3953143056E-02</text:p>
          </table:table-cell>
          <table:table-cell office:value-type="float" office:value="0.288625766466297" calcext:value-type="float">
            <text:p>2.8862576647E-01</text:p>
          </table:table-cell>
          <table:table-cell office:value-type="float" office:value="-0.282102059359773" calcext:value-type="float">
            <text:p>-2.8210205936E-01</text:p>
          </table:table-cell>
          <table:table-cell office:value-type="float" office:value="-30094.2814887544" calcext:value-type="float">
            <text:p>-3.0094281489E+04</text:p>
          </table:table-cell>
          <table:table-cell office:value-type="float" office:value="-65481.4579664009" calcext:value-type="float">
            <text:p>-6.5481457966E+04</text:p>
          </table:table-cell>
          <table:table-cell office:value-type="float" office:value="0.5747" calcext:value-type="float">
            <text:p>5.7470000000E-01</text:p>
          </table:table-cell>
          <table:table-cell table:formula="of:=[.F4]-[.F3]" office:value-type="float" office:value="0.0000673081572000397" calcext:value-type="float">
            <text:p>6.7308157200E-05</text:p>
          </table:table-cell>
          <table:table-cell table:formula="of:=[.G4]-[.G3]" office:value-type="float" office:value="-0.116683610937048" calcext:value-type="float">
            <text:p>-1.1668361094E-01</text:p>
          </table:table-cell>
          <table:table-cell table:formula="of:=[.H4]-[.H3]" office:value-type="float" office:value="0.0986949929433167" calcext:value-type="float">
            <text:p>9.8694992943E-02</text:p>
          </table:table-cell>
          <table:table-cell table:formula="of:=[.I4]-[.I3]" office:value-type="float" office:value="-445.710592209089" calcext:value-type="float">
            <text:p>-4.4571059221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020451213155" calcext:value-type="float">
            <text:p>1.4020451213E-02</text:p>
          </table:table-cell>
          <table:table-cell office:value-type="float" office:value="0.171942155529249" calcext:value-type="float">
            <text:p>1.7194215553E-01</text:p>
          </table:table-cell>
          <table:table-cell office:value-type="float" office:value="-0.183407066416456" calcext:value-type="float">
            <text:p>-1.8340706642E-01</text:p>
          </table:table-cell>
          <table:table-cell office:value-type="float" office:value="-30539.9920809635" calcext:value-type="float">
            <text:p>-3.0539992081E+04</text:p>
          </table:table-cell>
          <table:table-cell office:value-type="float" office:value="-65481.5538434573" calcext:value-type="float">
            <text:p>-6.5481553843E+04</text:p>
          </table:table-cell>
          <table:table-cell office:value-type="float" office:value="0.8684" calcext:value-type="float">
            <text:p>8.6840000000E-01</text:p>
          </table:table-cell>
          <table:table-cell table:formula="of:=[.F5]-[.F4]" office:value-type="float" office:value="0.00059102374383386" calcext:value-type="float">
            <text:p>5.9102374383E-04</text:p>
          </table:table-cell>
          <table:table-cell table:formula="of:=[.G5]-[.G4]" office:value-type="float" office:value="0.0625435100764394" calcext:value-type="float">
            <text:p>6.2543510076E-02</text:p>
          </table:table-cell>
          <table:table-cell table:formula="of:=[.H5]-[.H4]" office:value-type="float" office:value="-0.0432532422912408" calcext:value-type="float">
            <text:p>-4.3253242291E-02</text:p>
          </table:table-cell>
          <table:table-cell table:formula="of:=[.I5]-[.I4]" office:value-type="float" office:value="-211.459124910351" calcext:value-type="float">
            <text:p>-2.1145912491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6114749569889" calcext:value-type="float">
            <text:p>1.4611474957E-02</text:p>
          </table:table-cell>
          <table:table-cell office:value-type="float" office:value="0.234485665605688" calcext:value-type="float">
            <text:p>2.3448566561E-01</text:p>
          </table:table-cell>
          <table:table-cell office:value-type="float" office:value="-0.226660308707697" calcext:value-type="float">
            <text:p>-2.2666030871E-01</text:p>
          </table:table-cell>
          <table:table-cell office:value-type="float" office:value="-30751.4512058739" calcext:value-type="float">
            <text:p>-3.0751451206E+04</text:p>
          </table:table-cell>
          <table:table-cell office:value-type="float" office:value="-65481.5382009198" calcext:value-type="float">
            <text:p>-6.5481538201E+04</text:p>
          </table:table-cell>
          <table:table-cell office:value-type="float" office:value="1.2877" calcext:value-type="float">
            <text:p>1.2877000000E+00</text:p>
          </table:table-cell>
          <table:table-cell table:formula="of:=[.F6]-[.F5]" office:value-type="float" office:value="-0.000196075481141181" calcext:value-type="float">
            <text:p>-1.9607548114E-04</text:p>
          </table:table-cell>
          <table:table-cell table:formula="of:=[.G6]-[.G5]" office:value-type="float" office:value="0.0532319009858284" calcext:value-type="float">
            <text:p>5.3231900986E-02</text:p>
          </table:table-cell>
          <table:table-cell table:formula="of:=[.H6]-[.H5]" office:value-type="float" office:value="-0.0590015609505887" calcext:value-type="float">
            <text:p>-5.9001560951E-02</text:p>
          </table:table-cell>
          <table:table-cell table:formula="of:=[.I6]-[.I5]" office:value-type="float" office:value="-151.384651392378" calcext:value-type="float">
            <text:p>-1.5138465139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4153994758477" calcext:value-type="float">
            <text:p>1.4415399476E-02</text:p>
          </table:table-cell>
          <table:table-cell office:value-type="float" office:value="0.287717566591516" calcext:value-type="float">
            <text:p>2.8771756659E-01</text:p>
          </table:table-cell>
          <table:table-cell office:value-type="float" office:value="-0.285661869658286" calcext:value-type="float">
            <text:p>-2.8566186966E-01</text:p>
          </table:table-cell>
          <table:table-cell office:value-type="float" office:value="-30902.8358572663" calcext:value-type="float">
            <text:p>-3.0902835857E+04</text:p>
          </table:table-cell>
          <table:table-cell office:value-type="float" office:value="-65481.5377480901" calcext:value-type="float">
            <text:p>-6.5481537748E+04</text:p>
          </table:table-cell>
          <table:table-cell office:value-type="float" office:value="1.7891" calcext:value-type="float">
            <text:p>1.7891000000E+00</text:p>
          </table:table-cell>
          <table:table-cell table:formula="of:=[.F7]-[.F6]" office:value-type="float" office:value="0.00000410223515258032" calcext:value-type="float">
            <text:p>4.1022351526E-06</text:p>
          </table:table-cell>
          <table:table-cell table:formula="of:=[.G7]-[.G6]" office:value-type="float" office:value="-0.00329610008085002" calcext:value-type="float">
            <text:p>-3.2961000809E-03</text:p>
          </table:table-cell>
          <table:table-cell table:formula="of:=[.H7]-[.H6]" office:value-type="float" office:value="0.0032337558722344" calcext:value-type="float">
            <text:p>3.2337558722E-03</text:p>
          </table:table-cell>
          <table:table-cell table:formula="of:=[.I7]-[.I6]" office:value-type="float" office:value="-137.263454738131" calcext:value-type="float">
            <text:p>-1.3726345474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4195017110002" calcext:value-type="float">
            <text:p>1.4419501711E-02</text:p>
          </table:table-cell>
          <table:table-cell office:value-type="float" office:value="0.284421466510666" calcext:value-type="float">
            <text:p>2.8442146651E-01</text:p>
          </table:table-cell>
          <table:table-cell office:value-type="float" office:value="-0.282428113786052" calcext:value-type="float">
            <text:p>-2.8242811379E-01</text:p>
          </table:table-cell>
          <table:table-cell office:value-type="float" office:value="-31040.0993120044" calcext:value-type="float">
            <text:p>-3.1040099312E+04</text:p>
          </table:table-cell>
          <table:table-cell office:value-type="float" office:value="-65481.5377495725" calcext:value-type="float">
            <text:p>-6.5481537750E+04</text:p>
          </table:table-cell>
          <table:table-cell office:value-type="float" office:value="2.4691" calcext:value-type="float">
            <text:p>2.4691000000E+00</text:p>
          </table:table-cell>
          <table:table-cell table:formula="of:=[.F8]-[.F7]" office:value-type="float" office:value="-0.00027779989604877" calcext:value-type="float">
            <text:p>-2.7779989605E-04</text:p>
          </table:table-cell>
          <table:table-cell table:formula="of:=[.G8]-[.G7]" office:value-type="float" office:value="-0.0140640154512018" calcext:value-type="float">
            <text:p>-1.4064015451E-02</text:p>
          </table:table-cell>
          <table:table-cell table:formula="of:=[.H8]-[.H7]" office:value-type="float" office:value="0.013163591953239" calcext:value-type="float">
            <text:p>1.3163591953E-02</text:p>
          </table:table-cell>
          <table:table-cell table:formula="of:=[.I8]-[.I7]" office:value-type="float" office:value="-93.3272391948522" calcext:value-type="float">
            <text:p>-9.3327239195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39" calcext:value-type="float">
            <text:p>3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1417018149515" calcext:value-type="float">
            <text:p>1.4141701815E-02</text:p>
          </table:table-cell>
          <table:table-cell office:value-type="float" office:value="0.270357451059465" calcext:value-type="float">
            <text:p>2.7035745106E-01</text:p>
          </table:table-cell>
          <table:table-cell office:value-type="float" office:value="-0.269264521832813" calcext:value-type="float">
            <text:p>-2.6926452183E-01</text:p>
          </table:table-cell>
          <table:table-cell office:value-type="float" office:value="-31133.4265511992" calcext:value-type="float">
            <text:p>-3.1133426551E+04</text:p>
          </table:table-cell>
          <table:table-cell office:value-type="float" office:value="-65481.5377284513" calcext:value-type="float">
            <text:p>-6.5481537728E+04</text:p>
          </table:table-cell>
          <table:table-cell office:value-type="float" office:value="3.3106" calcext:value-type="float">
            <text:p>3.3106000000E+00</text:p>
          </table:table-cell>
          <table:table-cell table:formula="of:=[.F9]-[.F8]" office:value-type="float" office:value="-0.000312211027563559" calcext:value-type="float">
            <text:p>-3.1221102756E-04</text:p>
          </table:table-cell>
          <table:table-cell table:formula="of:=[.G9]-[.G8]" office:value-type="float" office:value="-0.0116513720537823" calcext:value-type="float">
            <text:p>-1.1651372054E-02</text:p>
          </table:table-cell>
          <table:table-cell table:formula="of:=[.H9]-[.H8]" office:value-type="float" office:value="0.0111893907521282" calcext:value-type="float">
            <text:p>1.1189390752E-02</text:p>
          </table:table-cell>
          <table:table-cell table:formula="of:=[.I9]-[.I8]" office:value-type="float" office:value="-71.1228848998289" calcext:value-type="float">
            <text:p>-7.1122884900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43" calcext:value-type="float">
            <text:p>4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294907873879" calcext:value-type="float">
            <text:p>1.3829490787E-02</text:p>
          </table:table-cell>
          <table:table-cell office:value-type="float" office:value="0.258706079005682" calcext:value-type="float">
            <text:p>2.5870607901E-01</text:p>
          </table:table-cell>
          <table:table-cell office:value-type="float" office:value="-0.258075131080684" calcext:value-type="float">
            <text:p>-2.5807513108E-01</text:p>
          </table:table-cell>
          <table:table-cell office:value-type="float" office:value="-31204.5494360991" calcext:value-type="float">
            <text:p>-3.1204549436E+04</text:p>
          </table:table-cell>
          <table:table-cell office:value-type="float" office:value="-65481.5377287518" calcext:value-type="float">
            <text:p>-6.5481537729E+04</text:p>
          </table:table-cell>
          <table:table-cell office:value-type="float" office:value="4.3229" calcext:value-type="float">
            <text:p>4.3229000000E+00</text:p>
          </table:table-cell>
          <table:table-cell table:formula="of:=[.F10]-[.F9]" office:value-type="float" office:value="-0.0000867073786760403" calcext:value-type="float">
            <text:p>-8.6707378676E-05</text:p>
          </table:table-cell>
          <table:table-cell table:formula="of:=[.G10]-[.G9]" office:value-type="float" office:value="-0.0115653980409313" calcext:value-type="float">
            <text:p>-1.1565398041E-02</text:p>
          </table:table-cell>
          <table:table-cell table:formula="of:=[.H10]-[.H9]" office:value-type="float" office:value="0.0114250455546774" calcext:value-type="float">
            <text:p>1.1425045555E-02</text:p>
          </table:table-cell>
          <table:table-cell table:formula="of:=[.I10]-[.I9]" office:value-type="float" office:value="-48.3781300432202" calcext:value-type="float">
            <text:p>-4.8378130043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27834087119" calcext:value-type="float">
            <text:p>1.3742783409E-02</text:p>
          </table:table-cell>
          <table:table-cell office:value-type="float" office:value="0.247140680964751" calcext:value-type="float">
            <text:p>2.4714068096E-01</text:p>
          </table:table-cell>
          <table:table-cell office:value-type="float" office:value="-0.246650085526007" calcext:value-type="float">
            <text:p>-2.4665008553E-01</text:p>
          </table:table-cell>
          <table:table-cell office:value-type="float" office:value="-31252.9275661423" calcext:value-type="float">
            <text:p>-3.1252927566E+04</text:p>
          </table:table-cell>
          <table:table-cell office:value-type="float" office:value="-65481.5377287167" calcext:value-type="float">
            <text:p>-6.5481537729E+04</text:p>
          </table:table-cell>
          <table:table-cell office:value-type="float" office:value="5.6676" calcext:value-type="float">
            <text:p>5.6676000000E+00</text:p>
          </table:table-cell>
          <table:table-cell table:formula="of:=[.F11]-[.F10]" office:value-type="float" office:value="0.000176245323494639" calcext:value-type="float">
            <text:p>1.7624532349E-04</text:p>
          </table:table-cell>
          <table:table-cell table:formula="of:=[.G11]-[.G10]" office:value-type="float" office:value="0.0115776693093221" calcext:value-type="float">
            <text:p>1.1577669309E-02</text:p>
          </table:table-cell>
          <table:table-cell table:formula="of:=[.H11]-[.H10]" office:value-type="float" office:value="-0.0119942785066153" calcext:value-type="float">
            <text:p>-1.1994278507E-02</text:p>
          </table:table-cell>
          <table:table-cell table:formula="of:=[.I11]-[.I10]" office:value-type="float" office:value="-34.5271876701881" calcext:value-type="float">
            <text:p>-3.4527187670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51" calcext:value-type="float">
            <text:p>5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190287322065" calcext:value-type="float">
            <text:p>1.3919028732E-02</text:p>
          </table:table-cell>
          <table:table-cell office:value-type="float" office:value="0.258718350274073" calcext:value-type="float">
            <text:p>2.5871835027E-01</text:p>
          </table:table-cell>
          <table:table-cell office:value-type="float" office:value="-0.258644364032622" calcext:value-type="float">
            <text:p>-2.5864436403E-01</text:p>
          </table:table-cell>
          <table:table-cell office:value-type="float" office:value="-31287.4547538125" calcext:value-type="float">
            <text:p>-3.1287454754E+04</text:p>
          </table:table-cell>
          <table:table-cell office:value-type="float" office:value="-65481.5377287149" calcext:value-type="float">
            <text:p>-6.5481537729E+04</text:p>
          </table:table-cell>
          <table:table-cell office:value-type="float" office:value="6.9652" calcext:value-type="float">
            <text:p>6.9652000000E+00</text:p>
          </table:table-cell>
          <table:table-cell table:formula="of:=[.F12]-[.F11]" office:value-type="float" office:value="0.0000251701734842701" calcext:value-type="float">
            <text:p>2.5170173484E-05</text:p>
          </table:table-cell>
          <table:table-cell table:formula="of:=[.G12]-[.G11]" office:value-type="float" office:value="0.00371012997276732" calcext:value-type="float">
            <text:p>3.7101299728E-03</text:p>
          </table:table-cell>
          <table:table-cell table:formula="of:=[.H12]-[.H11]" office:value-type="float" office:value="-0.00364964609604806" calcext:value-type="float">
            <text:p>-3.6496460960E-03</text:p>
          </table:table-cell>
          <table:table-cell table:formula="of:=[.I12]-[.I11]" office:value-type="float" office:value="4.44723091854758" calcext:value-type="float">
            <text:p>4.4472309185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55" calcext:value-type="float">
            <text:p>5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441989056908" calcext:value-type="float">
            <text:p>1.3944198906E-02</text:p>
          </table:table-cell>
          <table:table-cell office:value-type="float" office:value="0.26242848024684" calcext:value-type="float">
            <text:p>2.6242848025E-01</text:p>
          </table:table-cell>
          <table:table-cell office:value-type="float" office:value="-0.26229401012867" calcext:value-type="float">
            <text:p>-2.6229401013E-01</text:p>
          </table:table-cell>
          <table:table-cell office:value-type="float" office:value="-31283.0075228939" calcext:value-type="float">
            <text:p>-3.1283007523E+04</text:p>
          </table:table-cell>
          <table:table-cell office:value-type="float" office:value="-65481.5377287146" calcext:value-type="float">
            <text:p>-6.5481537729E+04</text:p>
          </table:table-cell>
          <table:table-cell office:value-type="float" office:value="8.765" calcext:value-type="float">
            <text:p>8.7650000000E+00</text:p>
          </table:table-cell>
          <table:table-cell table:formula="of:=[.F13]-[.F12]" office:value-type="float" office:value="0.00000917462532760982" calcext:value-type="float">
            <text:p>9.1746253276E-06</text:p>
          </table:table-cell>
          <table:table-cell table:formula="of:=[.G13]-[.G12]" office:value-type="float" office:value="0.0067150276887637" calcext:value-type="float">
            <text:p>6.7150276888E-03</text:p>
          </table:table-cell>
          <table:table-cell table:formula="of:=[.H13]-[.H12]" office:value-type="float" office:value="-0.00683451379802985" calcext:value-type="float">
            <text:p>-6.8345137980E-03</text:p>
          </table:table-cell>
          <table:table-cell table:formula="of:=[.I13]-[.I12]" office:value-type="float" office:value="-12.6334855130299" calcext:value-type="float">
            <text:p>-1.2633485513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59" calcext:value-type="float">
            <text:p>5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533735310184" calcext:value-type="float">
            <text:p>1.3953373531E-02</text:p>
          </table:table-cell>
          <table:table-cell office:value-type="float" office:value="0.269143507935604" calcext:value-type="float">
            <text:p>2.6914350794E-01</text:p>
          </table:table-cell>
          <table:table-cell office:value-type="float" office:value="-0.2691285239267" calcext:value-type="float">
            <text:p>-2.6912852393E-01</text:p>
          </table:table-cell>
          <table:table-cell office:value-type="float" office:value="-31295.641008407" calcext:value-type="float">
            <text:p>-3.1295641008E+04</text:p>
          </table:table-cell>
          <table:table-cell office:value-type="float" office:value="-65481.5377287146" calcext:value-type="float">
            <text:p>-6.5481537729E+04</text:p>
          </table:table-cell>
          <table:table-cell office:value-type="float" office:value="10.5808" calcext:value-type="float">
            <text:p>1.0580800000E+01</text:p>
          </table:table-cell>
          <table:table-cell table:formula="of:=[.F14]-[.F13]" office:value-type="float" office:value="-0.0000590795248394792" calcext:value-type="float">
            <text:p>-5.9079524839E-05</text:p>
          </table:table-cell>
          <table:table-cell table:formula="of:=[.G14]-[.G13]" office:value-type="float" office:value="0.00432180243707841" calcext:value-type="float">
            <text:p>4.3218024371E-03</text:p>
          </table:table-cell>
          <table:table-cell table:formula="of:=[.H14]-[.H13]" office:value-type="float" office:value="-0.00438590918679199" calcext:value-type="float">
            <text:p>-4.3859091868E-03</text:p>
          </table:table-cell>
          <table:table-cell table:formula="of:=[.I14]-[.I13]" office:value-type="float" office:value="-23.5107439828498" calcext:value-type="float">
            <text:p>-2.3510743983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63" calcext:value-type="float">
            <text:p>6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942940061789" calcext:value-type="float">
            <text:p>1.3894294006E-02</text:p>
          </table:table-cell>
          <table:table-cell office:value-type="float" office:value="0.273465310372683" calcext:value-type="float">
            <text:p>2.7346531037E-01</text:p>
          </table:table-cell>
          <table:table-cell office:value-type="float" office:value="-0.273514433113492" calcext:value-type="float">
            <text:p>-2.7351443311E-01</text:p>
          </table:table-cell>
          <table:table-cell office:value-type="float" office:value="-31319.1517523898" calcext:value-type="float">
            <text:p>-3.1319151752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12.4751" calcext:value-type="float">
            <text:p>1.2475100000E+01</text:p>
          </table:table-cell>
          <table:table-cell table:formula="of:=[.F15]-[.F14]" office:value-type="float" office:value="-0.0000653455784360799" calcext:value-type="float">
            <text:p>-6.5345578436E-05</text:p>
          </table:table-cell>
          <table:table-cell table:formula="of:=[.G15]-[.G14]" office:value-type="float" office:value="0.00272075934905197" calcext:value-type="float">
            <text:p>2.7207593491E-03</text:p>
          </table:table-cell>
          <table:table-cell table:formula="of:=[.H15]-[.H14]" office:value-type="float" office:value="-0.00275983066864499" calcext:value-type="float">
            <text:p>-2.7598306686E-03</text:p>
          </table:table-cell>
          <table:table-cell table:formula="of:=[.I15]-[.I14]" office:value-type="float" office:value="-30.3746910707778" calcext:value-type="float">
            <text:p>-3.0374691071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67" calcext:value-type="float">
            <text:p>6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289484277428" calcext:value-type="float">
            <text:p>1.3828948428E-02</text:p>
          </table:table-cell>
          <table:table-cell office:value-type="float" office:value="0.276186069721735" calcext:value-type="float">
            <text:p>2.7618606972E-01</text:p>
          </table:table-cell>
          <table:table-cell office:value-type="float" office:value="-0.276274263782137" calcext:value-type="float">
            <text:p>-2.7627426378E-01</text:p>
          </table:table-cell>
          <table:table-cell office:value-type="float" office:value="-31349.5264434606" calcext:value-type="float">
            <text:p>-3.1349526443E+04</text:p>
          </table:table-cell>
          <table:table-cell office:value-type="float" office:value="-65481.5377287146" calcext:value-type="float">
            <text:p>-6.5481537729E+04</text:p>
          </table:table-cell>
          <table:table-cell office:value-type="float" office:value="15.0214" calcext:value-type="float">
            <text:p>1.5021400000E+01</text:p>
          </table:table-cell>
          <table:table-cell table:formula="of:=[.F16]-[.F15]" office:value-type="float" office:value="-0.0000178263936501093" calcext:value-type="float">
            <text:p>-1.7826393650E-05</text:p>
          </table:table-cell>
          <table:table-cell table:formula="of:=[.G16]-[.G15]" office:value-type="float" office:value="0.00145893931362773" calcext:value-type="float">
            <text:p>1.4589393136E-03</text:p>
          </table:table-cell>
          <table:table-cell table:formula="of:=[.H16]-[.H15]" office:value-type="float" office:value="-0.00151013646689979" calcext:value-type="float">
            <text:p>-1.5101364669E-03</text:p>
          </table:table-cell>
          <table:table-cell table:formula="of:=[.I16]-[.I15]" office:value-type="float" office:value="-20.9001456865917" calcext:value-type="float">
            <text:p>-2.0900145687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71" calcext:value-type="float">
            <text:p>7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111220340927" calcext:value-type="float">
            <text:p>1.3811122034E-02</text:p>
          </table:table-cell>
          <table:table-cell office:value-type="float" office:value="0.277645009035362" calcext:value-type="float">
            <text:p>2.7764500904E-01</text:p>
          </table:table-cell>
          <table:table-cell office:value-type="float" office:value="-0.277784400249037" calcext:value-type="float">
            <text:p>-2.7778440025E-01</text:p>
          </table:table-cell>
          <table:table-cell office:value-type="float" office:value="-31370.4265891472" calcext:value-type="float">
            <text:p>-3.1370426589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17.5731" calcext:value-type="float">
            <text:p>1.7573100000E+01</text:p>
          </table:table-cell>
          <table:table-cell table:formula="of:=[.F17]-[.F16]" office:value-type="float" office:value="0.000042668434879569" calcext:value-type="float">
            <text:p>4.2668434880E-05</text:p>
          </table:table-cell>
          <table:table-cell table:formula="of:=[.G17]-[.G16]" office:value-type="float" office:value="0.00360069309909755" calcext:value-type="float">
            <text:p>3.6006930991E-03</text:p>
          </table:table-cell>
          <table:table-cell table:formula="of:=[.H17]-[.H16]" office:value-type="float" office:value="-0.0036413604782275" calcext:value-type="float">
            <text:p>-3.6413604782E-03</text:p>
          </table:table-cell>
          <table:table-cell table:formula="of:=[.I17]-[.I16]" office:value-type="float" office:value="-18.1912537722383" calcext:value-type="float">
            <text:p>-1.8191253772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75" calcext:value-type="float">
            <text:p>7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537904689723" calcext:value-type="float">
            <text:p>1.3853790469E-02</text:p>
          </table:table-cell>
          <table:table-cell office:value-type="float" office:value="0.28124570213446" calcext:value-type="float">
            <text:p>2.8124570213E-01</text:p>
          </table:table-cell>
          <table:table-cell office:value-type="float" office:value="-0.281425760727264" calcext:value-type="float">
            <text:p>-2.8142576073E-01</text:p>
          </table:table-cell>
          <table:table-cell office:value-type="float" office:value="-31388.6178429194" calcext:value-type="float">
            <text:p>-3.1388617843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20.4224" calcext:value-type="float">
            <text:p>2.0422400000E+01</text:p>
          </table:table-cell>
          <table:table-cell table:formula="of:=[.F18]-[.F17]" office:value-type="float" office:value="0.0000213845519968295" calcext:value-type="float">
            <text:p>2.1384551997E-05</text:p>
          </table:table-cell>
          <table:table-cell table:formula="of:=[.G18]-[.G17]" office:value-type="float" office:value="-0.00162454760308506" calcext:value-type="float">
            <text:p>-1.6245476031E-03</text:p>
          </table:table-cell>
          <table:table-cell table:formula="of:=[.H18]-[.H17]" office:value-type="float" office:value="0.001624896390787" calcext:value-type="float">
            <text:p>1.6248963908E-03</text:p>
          </table:table-cell>
          <table:table-cell table:formula="of:=[.I18]-[.I17]" office:value-type="float" office:value="-4.54672109608146" calcext:value-type="float">
            <text:p>-4.5467210961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79" calcext:value-type="float">
            <text:p>7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751750209691" calcext:value-type="float">
            <text:p>1.3875175021E-02</text:p>
          </table:table-cell>
          <table:table-cell office:value-type="float" office:value="0.279621154531375" calcext:value-type="float">
            <text:p>2.7962115453E-01</text:p>
          </table:table-cell>
          <table:table-cell office:value-type="float" office:value="-0.279800864336477" calcext:value-type="float">
            <text:p>-2.7980086434E-01</text:p>
          </table:table-cell>
          <table:table-cell office:value-type="float" office:value="-31393.1645640155" calcext:value-type="float">
            <text:p>-3.1393164564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23.909" calcext:value-type="float">
            <text:p>2.3909000000E+01</text:p>
          </table:table-cell>
          <table:table-cell table:formula="of:=[.F19]-[.F18]" office:value-type="float" office:value="-0.00000444959882812956" calcext:value-type="float">
            <text:p>-4.4495988281E-06</text:p>
          </table:table-cell>
          <table:table-cell table:formula="of:=[.G19]-[.G18]" office:value-type="float" office:value="-0.00251251723201901" calcext:value-type="float">
            <text:p>-2.5125172320E-03</text:p>
          </table:table-cell>
          <table:table-cell table:formula="of:=[.H19]-[.H18]" office:value-type="float" office:value="0.0025112138182502" calcext:value-type="float">
            <text:p>2.5112138183E-03</text:p>
          </table:table-cell>
          <table:table-cell table:formula="of:=[.I19]-[.I18]" office:value-type="float" office:value="7.60208888853958" calcext:value-type="float">
            <text:p>7.6020888885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83" calcext:value-type="float">
            <text:p>8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70725422141" calcext:value-type="float">
            <text:p>1.3870725422E-02</text:p>
          </table:table-cell>
          <table:table-cell office:value-type="float" office:value="0.277108637299356" calcext:value-type="float">
            <text:p>2.7710863730E-01</text:p>
          </table:table-cell>
          <table:table-cell office:value-type="float" office:value="-0.277289650518227" calcext:value-type="float">
            <text:p>-2.7728965052E-01</text:p>
          </table:table-cell>
          <table:table-cell office:value-type="float" office:value="-31385.562475127" calcext:value-type="float">
            <text:p>-3.1385562475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27.4517" calcext:value-type="float">
            <text:p>2.7451700000E+01</text:p>
          </table:table-cell>
          <table:table-cell table:formula="of:=[.F20]-[.F19]" office:value-type="float" office:value="-0.0000143612451227789" calcext:value-type="float">
            <text:p>-1.4361245123E-05</text:p>
          </table:table-cell>
          <table:table-cell table:formula="of:=[.G20]-[.G19]" office:value-type="float" office:value="-0.00218744561099371" calcext:value-type="float">
            <text:p>-2.1874456110E-03</text:p>
          </table:table-cell>
          <table:table-cell table:formula="of:=[.H20]-[.H19]" office:value-type="float" office:value="0.0022013749587228" calcext:value-type="float">
            <text:p>2.2013749587E-03</text:p>
          </table:table-cell>
          <table:table-cell table:formula="of:=[.I20]-[.I19]" office:value-type="float" office:value="12.0336932900318" calcext:value-type="float">
            <text:p>1.2033693290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87" calcext:value-type="float">
            <text:p>8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563641770182" calcext:value-type="float">
            <text:p>1.3856364177E-02</text:p>
          </table:table-cell>
          <table:table-cell office:value-type="float" office:value="0.274921191688362" calcext:value-type="float">
            <text:p>2.7492119169E-01</text:p>
          </table:table-cell>
          <table:table-cell office:value-type="float" office:value="-0.275088275559504" calcext:value-type="float">
            <text:p>-2.7508827556E-01</text:p>
          </table:table-cell>
          <table:table-cell office:value-type="float" office:value="-31373.5287818369" calcext:value-type="float">
            <text:p>-3.1373528782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31.1333" calcext:value-type="float">
            <text:p>3.1133300000E+01</text:p>
          </table:table-cell>
          <table:table-cell table:formula="of:=[.F21]-[.F20]" office:value-type="float" office:value="-0.0000181826000695915" calcext:value-type="float">
            <text:p>-1.8182600070E-05</text:p>
          </table:table-cell>
          <table:table-cell table:formula="of:=[.G21]-[.G20]" office:value-type="float" office:value="-0.00152852064684522" calcext:value-type="float">
            <text:p>-1.5285206468E-03</text:p>
          </table:table-cell>
          <table:table-cell table:formula="of:=[.H21]-[.H20]" office:value-type="float" office:value="0.0015390049892442" calcext:value-type="float">
            <text:p>1.5390049892E-03</text:p>
          </table:table-cell>
          <table:table-cell table:formula="of:=[.I21]-[.I20]" office:value-type="float" office:value="7.98529133635748" calcext:value-type="float">
            <text:p>7.9852913364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91" calcext:value-type="float">
            <text:p>9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381815769486" calcext:value-type="float">
            <text:p>1.3838181577E-02</text:p>
          </table:table-cell>
          <table:table-cell office:value-type="float" office:value="0.273392671041517" calcext:value-type="float">
            <text:p>2.7339267104E-01</text:p>
          </table:table-cell>
          <table:table-cell office:value-type="float" office:value="-0.27354927057026" calcext:value-type="float">
            <text:p>-2.7354927057E-01</text:p>
          </table:table-cell>
          <table:table-cell office:value-type="float" office:value="-31365.5434905006" calcext:value-type="float">
            <text:p>-3.1365543491E+04</text:p>
          </table:table-cell>
          <table:table-cell office:value-type="float" office:value="-65481.5377287144" calcext:value-type="float">
            <text:p>-6.5481537729E+04</text:p>
          </table:table-cell>
          <table:table-cell office:value-type="float" office:value="36.0482" calcext:value-type="float">
            <text:p>3.6048200000E+01</text:p>
          </table:table-cell>
          <table:table-cell table:formula="of:=[.F22]-[.F21]" office:value-type="float" office:value="0.0000011605711065215" calcext:value-type="float">
            <text:p>1.1605711065E-06</text:p>
          </table:table-cell>
          <table:table-cell table:formula="of:=[.G22]-[.G21]" office:value-type="float" office:value="0.000301558934777846" calcext:value-type="float">
            <text:p>3.0155893478E-04</text:p>
          </table:table-cell>
          <table:table-cell table:formula="of:=[.H22]-[.H21]" office:value-type="float" office:value="-0.000307831812777215" calcext:value-type="float">
            <text:p>-3.0783181278E-04</text:p>
          </table:table-cell>
          <table:table-cell table:formula="of:=[.I22]-[.I21]" office:value-type="float" office:value="1.67822034733035" calcext:value-type="float">
            <text:p>1.6782203473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95" calcext:value-type="float">
            <text:p>9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393421480552" calcext:value-type="float">
            <text:p>1.3839342148E-02</text:p>
          </table:table-cell>
          <table:table-cell office:value-type="float" office:value="0.273694229976295" calcext:value-type="float">
            <text:p>2.7369422998E-01</text:p>
          </table:table-cell>
          <table:table-cell office:value-type="float" office:value="-0.273857102383037" calcext:value-type="float">
            <text:p>-2.7385710238E-01</text:p>
          </table:table-cell>
          <table:table-cell office:value-type="float" office:value="-31363.8652701532" calcext:value-type="float">
            <text:p>-3.1363865270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40.258" calcext:value-type="float">
            <text:p>4.0258000000E+01</text:p>
          </table:table-cell>
          <table:table-cell table:formula="of:=[.F23]-[.F22]" office:value-type="float" office:value="0.0000100407375732085" calcext:value-type="float">
            <text:p>1.0040737573E-05</text:p>
          </table:table-cell>
          <table:table-cell table:formula="of:=[.G23]-[.G22]" office:value-type="float" office:value="0.0010213181878197" calcext:value-type="float">
            <text:p>1.0213181878E-03</text:p>
          </table:table-cell>
          <table:table-cell table:formula="of:=[.H23]-[.H22]" office:value-type="float" office:value="-0.00102815284549318" calcext:value-type="float">
            <text:p>-1.0281528455E-03</text:p>
          </table:table-cell>
          <table:table-cell table:formula="of:=[.I23]-[.I22]" office:value-type="float" office:value="-0.944860354778939" calcext:value-type="float">
            <text:p>-9.4486035478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99" calcext:value-type="float">
            <text:p>9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493828856284" calcext:value-type="float">
            <text:p>1.3849382886E-02</text:p>
          </table:table-cell>
          <table:table-cell office:value-type="float" office:value="0.274715548164114" calcext:value-type="float">
            <text:p>2.7471554816E-01</text:p>
          </table:table-cell>
          <table:table-cell office:value-type="float" office:value="-0.274885255228531" calcext:value-type="float">
            <text:p>-2.7488525523E-01</text:p>
          </table:table-cell>
          <table:table-cell office:value-type="float" office:value="-31364.810130508" calcext:value-type="float">
            <text:p>-3.1364810131E+04</text:p>
          </table:table-cell>
          <table:table-cell office:value-type="float" office:value="-65481.5377287147" calcext:value-type="float">
            <text:p>-6.5481537729E+04</text:p>
          </table:table-cell>
          <table:table-cell office:value-type="float" office:value="45.9688" calcext:value-type="float">
            <text:p>4.5968800000E+01</text:p>
          </table:table-cell>
          <table:table-cell table:formula="of:=[.F24]-[.F23]" office:value-type="float" office:value="0.00000947650105944005" calcext:value-type="float">
            <text:p>9.4765010594E-06</text:p>
          </table:table-cell>
          <table:table-cell table:formula="of:=[.G24]-[.G23]" office:value-type="float" office:value="0.000139152371656681" calcext:value-type="float">
            <text:p>1.3915237166E-04</text:p>
          </table:table-cell>
          <table:table-cell table:formula="of:=[.H24]-[.H23]" office:value-type="float" office:value="-0.000137165193324185" calcext:value-type="float">
            <text:p>-1.3716519332E-04</text:p>
          </table:table-cell>
          <table:table-cell table:formula="of:=[.I24]-[.I23]" office:value-type="float" office:value="-0.30557506841069" calcext:value-type="float">
            <text:p>-3.0557506841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03" calcext:value-type="float">
            <text:p>1.0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588593866878" calcext:value-type="float">
            <text:p>1.3858859387E-02</text:p>
          </table:table-cell>
          <table:table-cell office:value-type="float" office:value="0.274854700535771" calcext:value-type="float">
            <text:p>2.7485470054E-01</text:p>
          </table:table-cell>
          <table:table-cell office:value-type="float" office:value="-0.275022420421855" calcext:value-type="float">
            <text:p>-2.7502242042E-01</text:p>
          </table:table-cell>
          <table:table-cell office:value-type="float" office:value="-31365.1157055764" calcext:value-type="float">
            <text:p>-3.1365115706E+04</text:p>
          </table:table-cell>
          <table:table-cell office:value-type="float" office:value="-65481.5377287144" calcext:value-type="float">
            <text:p>-6.5481537729E+04</text:p>
          </table:table-cell>
          <table:table-cell office:value-type="float" office:value="50.8897" calcext:value-type="float">
            <text:p>5.0889700000E+01</text:p>
          </table:table-cell>
          <table:table-cell table:formula="of:=[.F25]-[.F24]" office:value-type="float" office:value="-0.00000011397559245008" calcext:value-type="float">
            <text:p>-1.1397559245E-07</text:p>
          </table:table-cell>
          <table:table-cell table:formula="of:=[.G25]-[.G24]" office:value-type="float" office:value="-0.000404687321255925" calcext:value-type="float">
            <text:p>-4.0468732126E-04</text:p>
          </table:table-cell>
          <table:table-cell table:formula="of:=[.H25]-[.H24]" office:value-type="float" office:value="0.000411973739713967" calcext:value-type="float">
            <text:p>4.1197373971E-04</text:p>
          </table:table-cell>
          <table:table-cell table:formula="of:=[.I25]-[.I24]" office:value-type="float" office:value="0.410118266539939" calcext:value-type="float">
            <text:p>4.1011826654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07" calcext:value-type="float">
            <text:p>1.0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587454110953" calcext:value-type="float">
            <text:p>1.3858745411E-02</text:p>
          </table:table-cell>
          <table:table-cell office:value-type="float" office:value="0.274450013214515" calcext:value-type="float">
            <text:p>2.7445001321E-01</text:p>
          </table:table-cell>
          <table:table-cell office:value-type="float" office:value="-0.274610446682141" calcext:value-type="float">
            <text:p>-2.7461044668E-01</text:p>
          </table:table-cell>
          <table:table-cell office:value-type="float" office:value="-31364.7055873099" calcext:value-type="float">
            <text:p>-3.1364705587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56.8751" calcext:value-type="float">
            <text:p>5.6875100000E+01</text:p>
          </table:table-cell>
          <table:table-cell table:formula="of:=[.F26]-[.F25]" office:value-type="float" office:value="-0.0000029396684618696" calcext:value-type="float">
            <text:p>-2.9396684619E-06</text:p>
          </table:table-cell>
          <table:table-cell table:formula="of:=[.G26]-[.G25]" office:value-type="float" office:value="-0.000302510342313489" calcext:value-type="float">
            <text:p>-3.0251034231E-04</text:p>
          </table:table-cell>
          <table:table-cell table:formula="of:=[.H26]-[.H25]" office:value-type="float" office:value="0.000305175531934321" calcext:value-type="float">
            <text:p>3.0517553193E-04</text:p>
          </table:table-cell>
          <table:table-cell table:formula="of:=[.I26]-[.I25]" office:value-type="float" office:value="0.339831699220667" calcext:value-type="float">
            <text:p>3.3983169922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11" calcext:value-type="float">
            <text:p>1.1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558057426335" calcext:value-type="float">
            <text:p>1.3855805743E-02</text:p>
          </table:table-cell>
          <table:table-cell office:value-type="float" office:value="0.274147502872202" calcext:value-type="float">
            <text:p>2.7414750287E-01</text:p>
          </table:table-cell>
          <table:table-cell office:value-type="float" office:value="-0.274305271150207" calcext:value-type="float">
            <text:p>-2.7430527115E-01</text:p>
          </table:table-cell>
          <table:table-cell office:value-type="float" office:value="-31364.3657556107" calcext:value-type="float">
            <text:p>-3.1364365756E+04</text:p>
          </table:table-cell>
          <table:table-cell office:value-type="float" office:value="-65481.5377287144" calcext:value-type="float">
            <text:p>-6.5481537729E+04</text:p>
          </table:table-cell>
          <table:table-cell office:value-type="float" office:value="63.1471" calcext:value-type="float">
            <text:p>6.3147100000E+01</text:p>
          </table:table-cell>
          <table:table-cell table:formula="of:=[.F27]-[.F26]" office:value-type="float" office:value="-0.00000007612991521043" calcext:value-type="float">
            <text:p>-7.6129915210E-08</text:p>
          </table:table-cell>
          <table:table-cell table:formula="of:=[.G27]-[.G26]" office:value-type="float" office:value="0.0000208802929745344" calcext:value-type="float">
            <text:p>2.0880292975E-05</text:p>
          </table:table-cell>
          <table:table-cell table:formula="of:=[.H27]-[.H26]" office:value-type="float" office:value="-0.0000220956635217373" calcext:value-type="float">
            <text:p>-2.2095663522E-05</text:p>
          </table:table-cell>
          <table:table-cell table:formula="of:=[.I27]-[.I26]" office:value-type="float" office:value="0.0860474366418202" calcext:value-type="float">
            <text:p>8.6047436642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15" calcext:value-type="float">
            <text:p>1.1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557296127183" calcext:value-type="float">
            <text:p>1.3855729613E-02</text:p>
          </table:table-cell>
          <table:table-cell office:value-type="float" office:value="0.274168383165176" calcext:value-type="float">
            <text:p>2.7416838317E-01</text:p>
          </table:table-cell>
          <table:table-cell office:value-type="float" office:value="-0.274327366813728" calcext:value-type="float">
            <text:p>-2.7432736681E-01</text:p>
          </table:table-cell>
          <table:table-cell office:value-type="float" office:value="-31364.279708174" calcext:value-type="float">
            <text:p>-3.1364279708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70.2923" calcext:value-type="float">
            <text:p>7.0292300000E+01</text:p>
          </table:table-cell>
          <table:table-cell table:formula="of:=[.F28]-[.F27]" office:value-type="float" office:value="0.00000150593488774074" calcext:value-type="float">
            <text:p>1.5059348877E-06</text:p>
          </table:table-cell>
          <table:table-cell table:formula="of:=[.G28]-[.G27]" office:value-type="float" office:value="0.000123410693357362" calcext:value-type="float">
            <text:p>1.2341069336E-04</text:p>
          </table:table-cell>
          <table:table-cell table:formula="of:=[.H28]-[.H27]" office:value-type="float" office:value="-0.000124124674249493" calcext:value-type="float">
            <text:p>-1.2412467425E-04</text:p>
          </table:table-cell>
          <table:table-cell table:formula="of:=[.I28]-[.I27]" office:value-type="float" office:value="0.00536687211933895" calcext:value-type="float">
            <text:p>5.3668721193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19" calcext:value-type="float">
            <text:p>1.1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57235547606" calcext:value-type="float">
            <text:p>1.3857235548E-02</text:p>
          </table:table-cell>
          <table:table-cell office:value-type="float" office:value="0.274291793858534" calcext:value-type="float">
            <text:p>2.7429179386E-01</text:p>
          </table:table-cell>
          <table:table-cell office:value-type="float" office:value="-0.274451491487978" calcext:value-type="float">
            <text:p>-2.7445149149E-01</text:p>
          </table:table-cell>
          <table:table-cell office:value-type="float" office:value="-31364.2743413019" calcext:value-type="float">
            <text:p>-3.1364274341E+04</text:p>
          </table:table-cell>
          <table:table-cell office:value-type="float" office:value="-65481.5377287147" calcext:value-type="float">
            <text:p>-6.5481537729E+04</text:p>
          </table:table-cell>
          <table:table-cell office:value-type="float" office:value="78.0652" calcext:value-type="float">
            <text:p>7.8065200000E+01</text:p>
          </table:table-cell>
          <table:table-cell table:formula="of:=[.F29]-[.F28]" office:value-type="float" office:value="0.00000204107336779051" calcext:value-type="float">
            <text:p>2.0410733678E-06</text:p>
          </table:table-cell>
          <table:table-cell table:formula="of:=[.G29]-[.G28]" office:value-type="float" office:value="0.0000286986221877949" calcext:value-type="float">
            <text:p>2.8698622188E-05</text:p>
          </table:table-cell>
          <table:table-cell table:formula="of:=[.H29]-[.H28]" office:value-type="float" office:value="-0.0000282400754886836" calcext:value-type="float">
            <text:p>-2.8240075489E-05</text:p>
          </table:table-cell>
          <table:table-cell table:formula="of:=[.I29]-[.I28]" office:value-type="float" office:value="0.0147830705100205" calcext:value-type="float">
            <text:p>1.4783070510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23" calcext:value-type="float">
            <text:p>1.2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592766209738" calcext:value-type="float">
            <text:p>1.3859276621E-02</text:p>
          </table:table-cell>
          <table:table-cell office:value-type="float" office:value="0.274320492480721" calcext:value-type="float">
            <text:p>2.7432049248E-01</text:p>
          </table:table-cell>
          <table:table-cell office:value-type="float" office:value="-0.274479731563466" calcext:value-type="float">
            <text:p>-2.7447973156E-01</text:p>
          </table:table-cell>
          <table:table-cell office:value-type="float" office:value="-31364.2595582314" calcext:value-type="float">
            <text:p>-3.1364259558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85.1596" calcext:value-type="float">
            <text:p>8.5159600000E+01</text:p>
          </table:table-cell>
          <table:table-cell table:formula="of:=[.F30]-[.F29]" office:value-type="float" office:value="0.00000098536425790011" calcext:value-type="float">
            <text:p>9.8536425790E-07</text:p>
          </table:table-cell>
          <table:table-cell table:formula="of:=[.G30]-[.G29]" office:value-type="float" office:value="-0.0000332647504300842" calcext:value-type="float">
            <text:p>-3.3264750430E-05</text:p>
          </table:table-cell>
          <table:table-cell table:formula="of:=[.H30]-[.H29]" office:value-type="float" office:value="0.0000330449990588177" calcext:value-type="float">
            <text:p>3.3044999059E-05</text:p>
          </table:table-cell>
          <table:table-cell table:formula="of:=[.I30]-[.I29]" office:value-type="float" office:value="0.0216080153404619" calcext:value-type="float">
            <text:p>2.1608015340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27" calcext:value-type="float">
            <text:p>1.2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02619852317" calcext:value-type="float">
            <text:p>1.3860261985E-02</text:p>
          </table:table-cell>
          <table:table-cell office:value-type="float" office:value="0.274287227730291" calcext:value-type="float">
            <text:p>2.7428722773E-01</text:p>
          </table:table-cell>
          <table:table-cell office:value-type="float" office:value="-0.274446686564408" calcext:value-type="float">
            <text:p>-2.7444668656E-01</text:p>
          </table:table-cell>
          <table:table-cell office:value-type="float" office:value="-31364.2379502161" calcext:value-type="float">
            <text:p>-3.1364237950E+04</text:p>
          </table:table-cell>
          <table:table-cell office:value-type="float" office:value="-65481.5377287146" calcext:value-type="float">
            <text:p>-6.5481537729E+04</text:p>
          </table:table-cell>
          <table:table-cell office:value-type="float" office:value="93.7697" calcext:value-type="float">
            <text:p>9.3769700000E+01</text:p>
          </table:table-cell>
          <table:table-cell table:formula="of:=[.F31]-[.F30]" office:value-type="float" office:value="0.0000001617875777498" calcext:value-type="float">
            <text:p>1.6178757775E-07</text:p>
          </table:table-cell>
          <table:table-cell table:formula="of:=[.G31]-[.G30]" office:value-type="float" office:value="-0.0000208108121024786" calcext:value-type="float">
            <text:p>-2.0810812102E-05</text:p>
          </table:table-cell>
          <table:table-cell table:formula="of:=[.H31]-[.H30]" office:value-type="float" office:value="0.0000204152141758951" calcext:value-type="float">
            <text:p>2.0415214176E-05</text:p>
          </table:table-cell>
          <table:table-cell table:formula="of:=[.I31]-[.I30]" office:value-type="float" office:value="0.0167749777683639" calcext:value-type="float">
            <text:p>1.6774977768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31" calcext:value-type="float">
            <text:p>1.3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04237728095" calcext:value-type="float">
            <text:p>1.3860423773E-02</text:p>
          </table:table-cell>
          <table:table-cell office:value-type="float" office:value="0.274266416918189" calcext:value-type="float">
            <text:p>2.7426641692E-01</text:p>
          </table:table-cell>
          <table:table-cell office:value-type="float" office:value="-0.274426271350232" calcext:value-type="float">
            <text:p>-2.7442627135E-01</text:p>
          </table:table-cell>
          <table:table-cell office:value-type="float" office:value="-31364.2211752383" calcext:value-type="float">
            <text:p>-3.1364221175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105.0644" calcext:value-type="float">
            <text:p>1.0506440000E+02</text:p>
          </table:table-cell>
          <table:table-cell table:formula="of:=[.F32]-[.F31]" office:value-type="float" office:value="0.00000003007369260045" calcext:value-type="float">
            <text:p>3.0073692600E-08</text:p>
          </table:table-cell>
          <table:table-cell table:formula="of:=[.G32]-[.G31]" office:value-type="float" office:value="0.00000149584037417716" calcext:value-type="float">
            <text:p>1.4958403742E-06</text:p>
          </table:table-cell>
          <table:table-cell table:formula="of:=[.H32]-[.H31]" office:value-type="float" office:value="-0.00000129819530569897" calcext:value-type="float">
            <text:p>-1.2981953057E-06</text:p>
          </table:table-cell>
          <table:table-cell table:formula="of:=[.I32]-[.I31]" office:value-type="float" office:value="0.0116039681706752" calcext:value-type="float">
            <text:p>1.1603968171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35" calcext:value-type="float">
            <text:p>1.3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04538465021" calcext:value-type="float">
            <text:p>1.3860453847E-02</text:p>
          </table:table-cell>
          <table:table-cell office:value-type="float" office:value="0.274267912758563" calcext:value-type="float">
            <text:p>2.7426791276E-01</text:p>
          </table:table-cell>
          <table:table-cell office:value-type="float" office:value="-0.274427569545537" calcext:value-type="float">
            <text:p>-2.7442756955E-01</text:p>
          </table:table-cell>
          <table:table-cell office:value-type="float" office:value="-31364.2095712701" calcext:value-type="float">
            <text:p>-3.1364209571E+04</text:p>
          </table:table-cell>
          <table:table-cell office:value-type="float" office:value="-65481.5377287147" calcext:value-type="float">
            <text:p>-6.5481537729E+04</text:p>
          </table:table-cell>
          <table:table-cell office:value-type="float" office:value="110.6384" calcext:value-type="float">
            <text:p>1.1063840000E+02</text:p>
          </table:table-cell>
          <table:table-cell table:formula="of:=[.F33]-[.F32]" office:value-type="float" office:value="0.00000016081555186988" calcext:value-type="float">
            <text:p>1.6081555187E-07</text:p>
          </table:table-cell>
          <table:table-cell table:formula="of:=[.G33]-[.G32]" office:value-type="float" office:value="0.00000522960059728961" calcext:value-type="float">
            <text:p>5.2296005973E-06</text:p>
          </table:table-cell>
          <table:table-cell table:formula="of:=[.H33]-[.H32]" office:value-type="float" office:value="-0.00000495601604633134" calcext:value-type="float">
            <text:p>-4.9560160463E-06</text:p>
          </table:table-cell>
          <table:table-cell table:formula="of:=[.I33]-[.I32]" office:value-type="float" office:value="0.00816142674011644" calcext:value-type="float">
            <text:p>8.1614267401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39" calcext:value-type="float">
            <text:p>1.3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06146620539" calcext:value-type="float">
            <text:p>1.3860614662E-02</text:p>
          </table:table-cell>
          <table:table-cell office:value-type="float" office:value="0.27427314235916" calcext:value-type="float">
            <text:p>2.7427314236E-01</text:p>
          </table:table-cell>
          <table:table-cell office:value-type="float" office:value="-0.274432525561584" calcext:value-type="float">
            <text:p>-2.7443252556E-01</text:p>
          </table:table-cell>
          <table:table-cell office:value-type="float" office:value="-31364.2014098434" calcext:value-type="float">
            <text:p>-3.1364201410E+04</text:p>
          </table:table-cell>
          <table:table-cell office:value-type="float" office:value="-65481.5377287146" calcext:value-type="float">
            <text:p>-6.5481537729E+04</text:p>
          </table:table-cell>
          <table:table-cell office:value-type="float" office:value="118.9059" calcext:value-type="float">
            <text:p>1.1890590000E+02</text:p>
          </table:table-cell>
          <table:table-cell table:formula="of:=[.F34]-[.F33]" office:value-type="float" office:value="0.00000019960683447957" calcext:value-type="float">
            <text:p>1.9960683448E-07</text:p>
          </table:table-cell>
          <table:table-cell table:formula="of:=[.G34]-[.G33]" office:value-type="float" office:value="0.00000109769846423635" calcext:value-type="float">
            <text:p>1.0976984642E-06</text:p>
          </table:table-cell>
          <table:table-cell table:formula="of:=[.H34]-[.H33]" office:value-type="float" office:value="-0.00000120924258195654" calcext:value-type="float">
            <text:p>-1.2092425820E-06</text:p>
          </table:table-cell>
          <table:table-cell table:formula="of:=[.I34]-[.I33]" office:value-type="float" office:value="0.00540058967817458" calcext:value-type="float">
            <text:p>5.4005896782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43" calcext:value-type="float">
            <text:p>1.4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08142688884" calcext:value-type="float">
            <text:p>1.3860814269E-02</text:p>
          </table:table-cell>
          <table:table-cell office:value-type="float" office:value="0.274274240057624" calcext:value-type="float">
            <text:p>2.7427424006E-01</text:p>
          </table:table-cell>
          <table:table-cell office:value-type="float" office:value="-0.274433734804166" calcext:value-type="float">
            <text:p>-2.7443373480E-01</text:p>
          </table:table-cell>
          <table:table-cell office:value-type="float" office:value="-31364.1960092537" calcext:value-type="float">
            <text:p>-3.1364196009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128.7818" calcext:value-type="float">
            <text:p>1.2878180000E+02</text:p>
          </table:table-cell>
          <table:table-cell table:formula="of:=[.F35]-[.F34]" office:value-type="float" office:value="0.00000011047201966055" calcext:value-type="float">
            <text:p>1.1047201966E-07</text:p>
          </table:table-cell>
          <table:table-cell table:formula="of:=[.G35]-[.G34]" office:value-type="float" office:value="-0.00000175285210674003" calcext:value-type="float">
            <text:p>-1.7528521067E-06</text:p>
          </table:table-cell>
          <table:table-cell table:formula="of:=[.H35]-[.H34]" office:value-type="float" office:value="0.00000159282323819454" calcext:value-type="float">
            <text:p>1.5928232382E-06</text:p>
          </table:table-cell>
          <table:table-cell table:formula="of:=[.I35]-[.I34]" office:value-type="float" office:value="0.00345962521168985" calcext:value-type="float">
            <text:p>3.4596252117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47" calcext:value-type="float">
            <text:p>1.4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09247409081" calcext:value-type="float">
            <text:p>1.3860924741E-02</text:p>
          </table:table-cell>
          <table:table-cell office:value-type="float" office:value="0.274272487205518" calcext:value-type="float">
            <text:p>2.7427248721E-01</text:p>
          </table:table-cell>
          <table:table-cell office:value-type="float" office:value="-0.274432141980928" calcext:value-type="float">
            <text:p>-2.7443214198E-01</text:p>
          </table:table-cell>
          <table:table-cell office:value-type="float" office:value="-31364.1925496285" calcext:value-type="float">
            <text:p>-3.1364192550E+04</text:p>
          </table:table-cell>
          <table:table-cell office:value-type="float" office:value="-65481.5377287146" calcext:value-type="float">
            <text:p>-6.5481537729E+04</text:p>
          </table:table-cell>
          <table:table-cell office:value-type="float" office:value="139.7535" calcext:value-type="float">
            <text:p>1.3975350000E+02</text:p>
          </table:table-cell>
          <table:table-cell table:formula="of:=[.F36]-[.F35]" office:value-type="float" office:value="0.00000004307497714941" calcext:value-type="float">
            <text:p>4.3074977149E-08</text:p>
          </table:table-cell>
          <table:table-cell table:formula="of:=[.G36]-[.G35]" office:value-type="float" office:value="-0.00000165198150425816" calcext:value-type="float">
            <text:p>-1.6519815043E-06</text:p>
          </table:table-cell>
          <table:table-cell table:formula="of:=[.H36]-[.H35]" office:value-type="float" office:value="0.00000168318127119482" calcext:value-type="float">
            <text:p>1.6831812712E-06</text:p>
          </table:table-cell>
          <table:table-cell table:formula="of:=[.I36]-[.I35]" office:value-type="float" office:value="0.00236349666010938" calcext:value-type="float">
            <text:p>2.3634966601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51" calcext:value-type="float">
            <text:p>1.5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09678158852" calcext:value-type="float">
            <text:p>1.3860967816E-02</text:p>
          </table:table-cell>
          <table:table-cell office:value-type="float" office:value="0.274270835224014" calcext:value-type="float">
            <text:p>2.7427083522E-01</text:p>
          </table:table-cell>
          <table:table-cell office:value-type="float" office:value="-0.274430458799656" calcext:value-type="float">
            <text:p>-2.7443045880E-01</text:p>
          </table:table-cell>
          <table:table-cell office:value-type="float" office:value="-31364.1901861318" calcext:value-type="float">
            <text:p>-3.1364190186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150.7638" calcext:value-type="float">
            <text:p>1.5076380000E+02</text:p>
          </table:table-cell>
          <table:table-cell table:formula="of:=[.F37]-[.F36]" office:value-type="float" office:value="0.00000001555769335061" calcext:value-type="float">
            <text:p>1.5557693351E-08</text:p>
          </table:table-cell>
          <table:table-cell table:formula="of:=[.G37]-[.G36]" office:value-type="float" office:value="-0.00000043015599759944" calcext:value-type="float">
            <text:p>-4.3015599760E-07</text:p>
          </table:table-cell>
          <table:table-cell table:formula="of:=[.H37]-[.H36]" office:value-type="float" office:value="0.00000050734133105745" calcext:value-type="float">
            <text:p>5.0734133106E-07</text:p>
          </table:table-cell>
          <table:table-cell table:formula="of:=[.I37]-[.I36]" office:value-type="float" office:value="0.00158627278869972" calcext:value-type="float">
            <text:p>1.5862727887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55" calcext:value-type="float">
            <text:p>1.5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09833735786" calcext:value-type="float">
            <text:p>1.3860983374E-02</text:p>
          </table:table-cell>
          <table:table-cell office:value-type="float" office:value="0.274270405068016" calcext:value-type="float">
            <text:p>2.7427040507E-01</text:p>
          </table:table-cell>
          <table:table-cell office:value-type="float" office:value="-0.274429951458325" calcext:value-type="float">
            <text:p>-2.7442995146E-01</text:p>
          </table:table-cell>
          <table:table-cell office:value-type="float" office:value="-31364.188599859" calcext:value-type="float">
            <text:p>-3.1364188600E+04</text:p>
          </table:table-cell>
          <table:table-cell office:value-type="float" office:value="-65481.5377287146" calcext:value-type="float">
            <text:p>-6.5481537729E+04</text:p>
          </table:table-cell>
          <table:table-cell office:value-type="float" office:value="167.2115" calcext:value-type="float">
            <text:p>1.6721150000E+02</text:p>
          </table:table-cell>
          <table:table-cell table:formula="of:=[.F38]-[.F37]" office:value-type="float" office:value="0.00000001226343946878" calcext:value-type="float">
            <text:p>1.2263439469E-08</text:p>
          </table:table-cell>
          <table:table-cell table:formula="of:=[.G38]-[.G37]" office:value-type="float" office:value="0.00000020394823885273" calcext:value-type="float">
            <text:p>2.0394823885E-07</text:p>
          </table:table-cell>
          <table:table-cell table:formula="of:=[.H38]-[.H37]" office:value-type="float" office:value="-0.00000020010856538466" calcext:value-type="float">
            <text:p>-2.0010856538E-07</text:p>
          </table:table-cell>
          <table:table-cell table:formula="of:=[.I38]-[.I37]" office:value-type="float" office:value="0.00100020558966207" calcext:value-type="float">
            <text:p>1.0002055897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59" calcext:value-type="float">
            <text:p>1.5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0995637018" calcext:value-type="float">
            <text:p>1.3860995637E-02</text:p>
          </table:table-cell>
          <table:table-cell office:value-type="float" office:value="0.274270609016255" calcext:value-type="float">
            <text:p>2.7427060902E-01</text:p>
          </table:table-cell>
          <table:table-cell office:value-type="float" office:value="-0.274430151566891" calcext:value-type="float">
            <text:p>-2.7443015157E-01</text:p>
          </table:table-cell>
          <table:table-cell office:value-type="float" office:value="-31364.1875996535" calcext:value-type="float">
            <text:p>-3.1364187600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179.0887" calcext:value-type="float">
            <text:p>1.7908870000E+02</text:p>
          </table:table-cell>
          <table:table-cell table:formula="of:=[.F39]-[.F38]" office:value-type="float" office:value="0.00000000795942725965" calcext:value-type="float">
            <text:p>7.9594272596E-09</text:p>
          </table:table-cell>
          <table:table-cell table:formula="of:=[.G39]-[.G38]" office:value-type="float" office:value="0.00000009448192550554" calcext:value-type="float">
            <text:p>9.4481925506E-08</text:p>
          </table:table-cell>
          <table:table-cell table:formula="of:=[.H39]-[.H38]" office:value-type="float" office:value="-0.00000012212103078779" calcext:value-type="float">
            <text:p>-1.2212103079E-07</text:p>
          </table:table-cell>
          <table:table-cell table:formula="of:=[.I39]-[.I38]" office:value-type="float" office:value="0.000578555249376223" calcext:value-type="float">
            <text:p>5.7855524938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63" calcext:value-type="float">
            <text:p>1.6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10035964453" calcext:value-type="float">
            <text:p>1.3861003596E-02</text:p>
          </table:table-cell>
          <table:table-cell office:value-type="float" office:value="0.27427070349818" calcext:value-type="float">
            <text:p>2.7427070350E-01</text:p>
          </table:table-cell>
          <table:table-cell office:value-type="float" office:value="-0.274430273687921" calcext:value-type="float">
            <text:p>-2.7443027369E-01</text:p>
          </table:table-cell>
          <table:table-cell office:value-type="float" office:value="-31364.1870210982" calcext:value-type="float">
            <text:p>-3.1364187021E+04</text:p>
          </table:table-cell>
          <table:table-cell office:value-type="float" office:value="-65481.5377287147" calcext:value-type="float">
            <text:p>-6.5481537729E+04</text:p>
          </table:table-cell>
          <table:table-cell office:value-type="float" office:value="189.2968" calcext:value-type="float">
            <text:p>1.8929680000E+02</text:p>
          </table:table-cell>
          <table:table-cell table:formula="of:=[.F40]-[.F39]" office:value-type="float" office:value="0.00000000437822937106" calcext:value-type="float">
            <text:p>4.3782293711E-09</text:p>
          </table:table-cell>
          <table:table-cell table:formula="of:=[.G40]-[.G39]" office:value-type="float" office:value="-0.0000001406973022533" calcext:value-type="float">
            <text:p>-1.4069730225E-07</text:p>
          </table:table-cell>
          <table:table-cell table:formula="of:=[.H40]-[.H39]" office:value-type="float" office:value="0.00000013568582629686" calcext:value-type="float">
            <text:p>1.3568582630E-07</text:p>
          </table:table-cell>
          <table:table-cell table:formula="of:=[.I40]-[.I39]" office:value-type="float" office:value="0.000324760410876479" calcext:value-type="float">
            <text:p>3.2476041088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67" calcext:value-type="float">
            <text:p>1.6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10079746747" calcext:value-type="float">
            <text:p>1.3861007975E-02</text:p>
          </table:table-cell>
          <table:table-cell office:value-type="float" office:value="0.274270562800878" calcext:value-type="float">
            <text:p>2.7427056280E-01</text:p>
          </table:table-cell>
          <table:table-cell office:value-type="float" office:value="-0.274430138002095" calcext:value-type="float">
            <text:p>-2.7443013800E-01</text:p>
          </table:table-cell>
          <table:table-cell office:value-type="float" office:value="-31364.1866963378" calcext:value-type="float">
            <text:p>-3.1364186696E+04</text:p>
          </table:table-cell>
          <table:table-cell office:value-type="float" office:value="-65481.5377287144" calcext:value-type="float">
            <text:p>-6.5481537729E+04</text:p>
          </table:table-cell>
          <table:table-cell office:value-type="float" office:value="201.7292" calcext:value-type="float">
            <text:p>2.0172920000E+02</text:p>
          </table:table-cell>
          <table:table-cell table:formula="of:=[.F41]-[.F40]" office:value-type="float" office:value="0.00000000220936225911" calcext:value-type="float">
            <text:p>2.2093622591E-09</text:p>
          </table:table-cell>
          <table:table-cell table:formula="of:=[.G41]-[.G40]" office:value-type="float" office:value="-0.00000011555753831605" calcext:value-type="float">
            <text:p>-1.1555753832E-07</text:p>
          </table:table-cell>
          <table:table-cell table:formula="of:=[.H41]-[.H40]" office:value-type="float" office:value="0.00000012284001638108" calcext:value-type="float">
            <text:p>1.2284001638E-07</text:p>
          </table:table-cell>
          <table:table-cell table:formula="of:=[.I41]-[.I40]" office:value-type="float" office:value="0.000173160140548134" calcext:value-type="float">
            <text:p>1.7316014055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71" calcext:value-type="float">
            <text:p>1.7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610101840369" calcext:value-type="float">
            <text:p>1.3861010184E-02</text:p>
          </table:table-cell>
          <table:table-cell office:value-type="float" office:value="0.27427044724334" calcext:value-type="float">
            <text:p>2.7427044724E-01</text:p>
          </table:table-cell>
          <table:table-cell office:value-type="float" office:value="-0.274430015162079" calcext:value-type="float">
            <text:p>-2.7443001516E-01</text:p>
          </table:table-cell>
          <table:table-cell office:value-type="float" office:value="-31364.1865231776" calcext:value-type="float">
            <text:p>-3.1364186523E+04</text:p>
          </table:table-cell>
          <table:table-cell office:value-type="float" office:value="-65481.5377287145" calcext:value-type="float">
            <text:p>-6.5481537729E+04</text:p>
          </table:table-cell>
          <table:table-cell office:value-type="float" office:value="215.9174" calcext:value-type="float">
            <text:p>2.1591740000E+02</text:p>
          </table:table-cell>
          <table:table-cell office:value-type="float" office:value="0.00000000220936225911" calcext:value-type="float">
            <text:p>2.2093622591E-09</text:p>
          </table:table-cell>
          <table:table-cell office:value-type="float" office:value="-0.00000011555753831605" calcext:value-type="float">
            <text:p>-1.1555753832E-07</text:p>
          </table:table-cell>
          <table:table-cell office:value-type="float" office:value="0.00000012284001638108" calcext:value-type="float">
            <text:p>1.2284001638E-07</text:p>
          </table:table-cell>
          <table:table-cell office:value-type="float" office:value="0.000173160140548134" calcext:value-type="float">
            <text:p>1.7316014055E-04</text:p>
          </table:table-cell>
          <table:table-cell table:number-columns-repeated="2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71346431213237" calcext:value-type="float">
            <text:p>1.7134643121E-02</text:p>
          </table:table-cell>
          <table:table-cell office:value-type="float" office:value="0.525543852518083" calcext:value-type="float">
            <text:p>5.2554385252E-01</text:p>
          </table:table-cell>
          <table:table-cell office:value-type="float" office:value="-0.585542390525871" calcext:value-type="float">
            <text:p>-5.8554239053E-01</text:p>
          </table:table-cell>
          <table:table-cell office:value-type="float" office:value="-29637.6825512827" calcext:value-type="float">
            <text:p>-2.9637682551E+04</text:p>
          </table:table-cell>
          <table:table-cell office:value-type="float" office:value="-65483.6213761719" calcext:value-type="float">
            <text:p>-6.5483621376E+04</text:p>
          </table:table-cell>
          <table:table-cell office:value-type="float" office:value="0.579" calcext:value-type="float">
            <text:p>5.7900000000E-01</text:p>
          </table:table-cell>
          <table:table-cell table:formula="of:=[.F44]-[.F43]" office:value-type="float" office:value="-0.00318519356271327" calcext:value-type="float">
            <text:p>-3.1851935627E-03</text:p>
          </table:table-cell>
          <table:table-cell table:formula="of:=[.G44]-[.G43]" office:value-type="float" office:value="-0.255312182736061" calcext:value-type="float">
            <text:p>-2.5531218274E-01</text:p>
          </table:table-cell>
          <table:table-cell table:formula="of:=[.H44]-[.H43]" office:value-type="float" office:value="0.322534598591744" calcext:value-type="float">
            <text:p>3.2253459859E-01</text:p>
          </table:table-cell>
          <table:table-cell table:formula="of:=[.I44]-[.I43]" office:value-type="float" office:value="-534.062702064639" calcext:value-type="float">
            <text:p>-5.3406270206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table:number-columns-repeated="2" office:value-type="float" office:value="19" calcext:value-type="float">
            <text:p>1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494495586104" calcext:value-type="float">
            <text:p>1.3949449559E-02</text:p>
          </table:table-cell>
          <table:table-cell office:value-type="float" office:value="0.270231669782021" calcext:value-type="float">
            <text:p>2.7023166978E-01</text:p>
          </table:table-cell>
          <table:table-cell office:value-type="float" office:value="-0.263007791934127" calcext:value-type="float">
            <text:p>-2.6300779193E-01</text:p>
          </table:table-cell>
          <table:table-cell office:value-type="float" office:value="-30171.7452533474" calcext:value-type="float">
            <text:p>-3.0171745253E+04</text:p>
          </table:table-cell>
          <table:table-cell office:value-type="float" office:value="-65481.4579661789" calcext:value-type="float">
            <text:p>-6.5481457966E+04</text:p>
          </table:table-cell>
          <table:table-cell office:value-type="float" office:value="0.9575" calcext:value-type="float">
            <text:p>9.5750000000E-01</text:p>
          </table:table-cell>
          <table:table-cell table:formula="of:=[.F45]-[.F44]" office:value-type="float" office:value="0.0000265114042246502" calcext:value-type="float">
            <text:p>2.6511404225E-05</text:p>
          </table:table-cell>
          <table:table-cell table:formula="of:=[.G45]-[.G44]" office:value-type="float" office:value="-0.0988995132993575" calcext:value-type="float">
            <text:p>-9.8899513299E-02</text:p>
          </table:table-cell>
          <table:table-cell table:formula="of:=[.H45]-[.H44]" office:value-type="float" office:value="0.081395760556298" calcext:value-type="float">
            <text:p>8.1395760556E-02</text:p>
          </table:table-cell>
          <table:table-cell table:formula="of:=[.I45]-[.I44]" office:value-type="float" office:value="-420.189809235548" calcext:value-type="float">
            <text:p>-4.2018980924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75960962835" calcext:value-type="float">
            <text:p>1.3975960963E-02</text:p>
          </table:table-cell>
          <table:table-cell office:value-type="float" office:value="0.171332156482664" calcext:value-type="float">
            <text:p>1.7133215648E-01</text:p>
          </table:table-cell>
          <table:table-cell office:value-type="float" office:value="-0.181612031377829" calcext:value-type="float">
            <text:p>-1.8161203138E-01</text:p>
          </table:table-cell>
          <table:table-cell office:value-type="float" office:value="-30591.9350625829" calcext:value-type="float">
            <text:p>-3.0591935063E+04</text:p>
          </table:table-cell>
          <table:table-cell office:value-type="float" office:value="-65481.5538432335" calcext:value-type="float">
            <text:p>-6.5481553843E+04</text:p>
          </table:table-cell>
          <table:table-cell office:value-type="float" office:value="1.5441" calcext:value-type="float">
            <text:p>1.5441000000E+00</text:p>
          </table:table-cell>
          <table:table-cell table:formula="of:=[.F46]-[.F45]" office:value-type="float" office:value="0.000511296767252921" calcext:value-type="float">
            <text:p>5.1129676725E-04</text:p>
          </table:table-cell>
          <table:table-cell table:formula="of:=[.G46]-[.G45]" office:value-type="float" office:value="0.0698631675399211" calcext:value-type="float">
            <text:p>6.9863167540E-02</text:p>
          </table:table-cell>
          <table:table-cell table:formula="of:=[.H46]-[.H45]" office:value-type="float" office:value="-0.0521537208397887" calcext:value-type="float">
            <text:p>-5.2153720840E-02</text:p>
          </table:table-cell>
          <table:table-cell table:formula="of:=[.I46]-[.I45]" office:value-type="float" office:value="-234.273664232282" calcext:value-type="float">
            <text:p>-2.3427366423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487257730088" calcext:value-type="float">
            <text:p>1.4487257730E-02</text:p>
          </table:table-cell>
          <table:table-cell office:value-type="float" office:value="0.241195324022585" calcext:value-type="float">
            <text:p>2.4119532402E-01</text:p>
          </table:table-cell>
          <table:table-cell office:value-type="float" office:value="-0.233765752217618" calcext:value-type="float">
            <text:p>-2.3376575222E-01</text:p>
          </table:table-cell>
          <table:table-cell office:value-type="float" office:value="-30826.2087268152" calcext:value-type="float">
            <text:p>-3.0826208727E+04</text:p>
          </table:table-cell>
          <table:table-cell office:value-type="float" office:value="-65481.5382006974" calcext:value-type="float">
            <text:p>-6.5481538201E+04</text:p>
          </table:table-cell>
          <table:table-cell office:value-type="float" office:value="2.3559" calcext:value-type="float">
            <text:p>2.3559000000E+00</text:p>
          </table:table-cell>
          <table:table-cell table:formula="of:=[.F47]-[.F46]" office:value-type="float" office:value="-0.000251901076314511" calcext:value-type="float">
            <text:p>-2.5190107631E-04</text:p>
          </table:table-cell>
          <table:table-cell table:formula="of:=[.G47]-[.G46]" office:value-type="float" office:value="0.0314912116855073" calcext:value-type="float">
            <text:p>3.1491211686E-02</text:p>
          </table:table-cell>
          <table:table-cell table:formula="of:=[.H47]-[.H46]" office:value-type="float" office:value="-0.0363572370792996" calcext:value-type="float">
            <text:p>-3.6357237079E-02</text:p>
          </table:table-cell>
          <table:table-cell table:formula="of:=[.I47]-[.I46]" office:value-type="float" office:value="-146.672303982388" calcext:value-type="float">
            <text:p>-1.4667230398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2353566537735" calcext:value-type="float">
            <text:p>1.4235356654E-02</text:p>
          </table:table-cell>
          <table:table-cell office:value-type="float" office:value="0.272686535708092" calcext:value-type="float">
            <text:p>2.7268653571E-01</text:p>
          </table:table-cell>
          <table:table-cell office:value-type="float" office:value="-0.270122989296918" calcext:value-type="float">
            <text:p>-2.7012298930E-01</text:p>
          </table:table-cell>
          <table:table-cell office:value-type="float" office:value="-30972.8810307976" calcext:value-type="float">
            <text:p>-3.0972881031E+04</text:p>
          </table:table-cell>
          <table:table-cell office:value-type="float" office:value="-65481.5377478674" calcext:value-type="float">
            <text:p>-6.5481537748E+04</text:p>
          </table:table-cell>
          <table:table-cell office:value-type="float" office:value="3.3595" calcext:value-type="float">
            <text:p>3.3595000000E+00</text:p>
          </table:table-cell>
          <table:table-cell table:formula="of:=[.F48]-[.F47]" office:value-type="float" office:value="0.0000263337951417007" calcext:value-type="float">
            <text:p>2.6333795142E-05</text:p>
          </table:table-cell>
          <table:table-cell table:formula="of:=[.G48]-[.G47]" office:value-type="float" office:value="-0.00874029806785032" calcext:value-type="float">
            <text:p>-8.7402980679E-03</text:p>
          </table:table-cell>
          <table:table-cell table:formula="of:=[.H48]-[.H47]" office:value-type="float" office:value="0.00804793250073221" calcext:value-type="float">
            <text:p>8.0479325007E-03</text:p>
          </table:table-cell>
          <table:table-cell table:formula="of:=[.I48]-[.I47]" office:value-type="float" office:value="-130.753231544273" calcext:value-type="float">
            <text:p>-1.3075323154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2616904489152" calcext:value-type="float">
            <text:p>1.4261690449E-02</text:p>
          </table:table-cell>
          <table:table-cell office:value-type="float" office:value="0.263946237640242" calcext:value-type="float">
            <text:p>2.6394623764E-01</text:p>
          </table:table-cell>
          <table:table-cell office:value-type="float" office:value="-0.262075056796185" calcext:value-type="float">
            <text:p>-2.6207505680E-01</text:p>
          </table:table-cell>
          <table:table-cell office:value-type="float" office:value="-31103.6342623419" calcext:value-type="float">
            <text:p>-3.1103634262E+04</text:p>
          </table:table-cell>
          <table:table-cell office:value-type="float" office:value="-65481.5377493499" calcext:value-type="float">
            <text:p>-6.5481537749E+04</text:p>
          </table:table-cell>
          <table:table-cell office:value-type="float" office:value="4.7246" calcext:value-type="float">
            <text:p>4.7246000000E+00</text:p>
          </table:table-cell>
          <table:table-cell table:formula="of:=[.F49]-[.F48]" office:value-type="float" office:value="-0.000243165365867961" calcext:value-type="float">
            <text:p>-2.4316536587E-04</text:p>
          </table:table-cell>
          <table:table-cell table:formula="of:=[.G49]-[.G48]" office:value-type="float" office:value="-0.0102255271688892" calcext:value-type="float">
            <text:p>-1.0225527169E-02</text:p>
          </table:table-cell>
          <table:table-cell table:formula="of:=[.H49]-[.H48]" office:value-type="float" office:value="0.0095376800586669" calcext:value-type="float">
            <text:p>9.5376800587E-03</text:p>
          </table:table-cell>
          <table:table-cell table:formula="of:=[.I49]-[.I48]" office:value-type="float" office:value="-100.80095000138" calcext:value-type="float">
            <text:p>-1.0080095000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39" calcext:value-type="float">
            <text:p>3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0185250830472" calcext:value-type="float">
            <text:p>1.4018525083E-02</text:p>
          </table:table-cell>
          <table:table-cell office:value-type="float" office:value="0.253720710471353" calcext:value-type="float">
            <text:p>2.5372071047E-01</text:p>
          </table:table-cell>
          <table:table-cell office:value-type="float" office:value="-0.252537376737518" calcext:value-type="float">
            <text:p>-2.5253737674E-01</text:p>
          </table:table-cell>
          <table:table-cell office:value-type="float" office:value="-31204.4352123432" calcext:value-type="float">
            <text:p>-3.1204435212E+04</text:p>
          </table:table-cell>
          <table:table-cell office:value-type="float" office:value="-65481.5377282286" calcext:value-type="float">
            <text:p>-6.5481537728E+04</text:p>
          </table:table-cell>
          <table:table-cell office:value-type="float" office:value="6.4084" calcext:value-type="float">
            <text:p>6.4084000000E+00</text:p>
          </table:table-cell>
          <table:table-cell table:formula="of:=[.F50]-[.F49]" office:value-type="float" office:value="-0.000314614120378649" calcext:value-type="float">
            <text:p>-3.1461412038E-04</text:p>
          </table:table-cell>
          <table:table-cell table:formula="of:=[.G50]-[.G49]" office:value-type="float" office:value="-0.0107427655511423" calcext:value-type="float">
            <text:p>-1.0742765551E-02</text:p>
          </table:table-cell>
          <table:table-cell table:formula="of:=[.H50]-[.H49]" office:value-type="float" office:value="0.0102230003378603" calcext:value-type="float">
            <text:p>1.0223000338E-02</text:p>
          </table:table-cell>
          <table:table-cell table:formula="of:=[.I50]-[.I49]" office:value-type="float" office:value="-75.1982920030278" calcext:value-type="float">
            <text:p>-7.5198292003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43" calcext:value-type="float">
            <text:p>4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39109626685" calcext:value-type="float">
            <text:p>1.3703910963E-02</text:p>
          </table:table-cell>
          <table:table-cell office:value-type="float" office:value="0.24297794492021" calcext:value-type="float">
            <text:p>2.4297794492E-01</text:p>
          </table:table-cell>
          <table:table-cell office:value-type="float" office:value="-0.242314376399658" calcext:value-type="float">
            <text:p>-2.4231437640E-01</text:p>
          </table:table-cell>
          <table:table-cell office:value-type="float" office:value="-31279.6335043463" calcext:value-type="float">
            <text:p>-3.1279633504E+04</text:p>
          </table:table-cell>
          <table:table-cell office:value-type="float" office:value="-65481.5377285292" calcext:value-type="float">
            <text:p>-6.5481537729E+04</text:p>
          </table:table-cell>
          <table:table-cell office:value-type="float" office:value="8.4371" calcext:value-type="float">
            <text:p>8.4371000000E+00</text:p>
          </table:table-cell>
          <table:table-cell table:formula="of:=[.F51]-[.F50]" office:value-type="float" office:value="-0.0000840502697571094" calcext:value-type="float">
            <text:p>-8.4050269757E-05</text:p>
          </table:table-cell>
          <table:table-cell table:formula="of:=[.G51]-[.G50]" office:value-type="float" office:value="-0.0047200726252265" calcext:value-type="float">
            <text:p>-4.7200726252E-03</text:p>
          </table:table-cell>
          <table:table-cell table:formula="of:=[.H51]-[.H50]" office:value-type="float" office:value="0.00468602949164521" calcext:value-type="float">
            <text:p>4.6860294916E-03</text:p>
          </table:table-cell>
          <table:table-cell table:formula="of:=[.I51]-[.I50]" office:value-type="float" office:value="-41.9814072414811" calcext:value-type="float">
            <text:p>-4.1981407241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198606929114" calcext:value-type="float">
            <text:p>1.3619860693E-02</text:p>
          </table:table-cell>
          <table:table-cell office:value-type="float" office:value="0.238257872294984" calcext:value-type="float">
            <text:p>2.3825787229E-01</text:p>
          </table:table-cell>
          <table:table-cell office:value-type="float" office:value="-0.237628346908013" calcext:value-type="float">
            <text:p>-2.3762834691E-01</text:p>
          </table:table-cell>
          <table:table-cell office:value-type="float" office:value="-31321.6149115878" calcext:value-type="float">
            <text:p>-3.1321614912E+04</text:p>
          </table:table-cell>
          <table:table-cell office:value-type="float" office:value="-65481.5377284941" calcext:value-type="float">
            <text:p>-6.5481537728E+04</text:p>
          </table:table-cell>
          <table:table-cell office:value-type="float" office:value="10.7398" calcext:value-type="float">
            <text:p>1.0739800000E+01</text:p>
          </table:table-cell>
          <table:table-cell table:formula="of:=[.F52]-[.F51]" office:value-type="float" office:value="0.00016324790760003" calcext:value-type="float">
            <text:p>1.6324790760E-04</text:p>
          </table:table-cell>
          <table:table-cell table:formula="of:=[.G52]-[.G51]" office:value-type="float" office:value="0.00967969369372571" calcext:value-type="float">
            <text:p>9.6796936937E-03</text:p>
          </table:table-cell>
          <table:table-cell table:formula="of:=[.H52]-[.H51]" office:value-type="float" office:value="-0.00974353573309109" calcext:value-type="float">
            <text:p>-9.7435357331E-03</text:p>
          </table:table-cell>
          <table:table-cell table:formula="of:=[.I52]-[.I51]" office:value-type="float" office:value="-22.5966683791812" calcext:value-type="float">
            <text:p>-2.2596668379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51" calcext:value-type="float">
            <text:p>5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831086005115" calcext:value-type="float">
            <text:p>1.3783108601E-02</text:p>
          </table:table-cell>
          <table:table-cell office:value-type="float" office:value="0.247937565988709" calcext:value-type="float">
            <text:p>2.4793756599E-01</text:p>
          </table:table-cell>
          <table:table-cell office:value-type="float" office:value="-0.247371882641104" calcext:value-type="float">
            <text:p>-2.4737188264E-01</text:p>
          </table:table-cell>
          <table:table-cell office:value-type="float" office:value="-31344.2115799669" calcext:value-type="float">
            <text:p>-3.1344211580E+04</text:p>
          </table:table-cell>
          <table:table-cell office:value-type="float" office:value="-65481.5377284923" calcext:value-type="float">
            <text:p>-6.5481537728E+04</text:p>
          </table:table-cell>
          <table:table-cell office:value-type="float" office:value="13.4838" calcext:value-type="float">
            <text:p>1.3483800000E+01</text:p>
          </table:table-cell>
          <table:table-cell table:formula="of:=[.F53]-[.F52]" office:value-type="float" office:value="0.0000474111092353489" calcext:value-type="float">
            <text:p>4.7411109235E-05</text:p>
          </table:table-cell>
          <table:table-cell table:formula="of:=[.G53]-[.G52]" office:value-type="float" office:value="0.00673197581514648" calcext:value-type="float">
            <text:p>6.7319758151E-03</text:p>
          </table:table-cell>
          <table:table-cell table:formula="of:=[.H53]-[.H52]" office:value-type="float" office:value="-0.00693550608069099" calcext:value-type="float">
            <text:p>-6.9355060807E-03</text:p>
          </table:table-cell>
          <table:table-cell table:formula="of:=[.I53]-[.I52]" office:value-type="float" office:value="20.6364530117316" calcext:value-type="float">
            <text:p>2.0636453012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55" calcext:value-type="float">
            <text:p>5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305197097468" calcext:value-type="float">
            <text:p>1.3830519710E-02</text:p>
          </table:table-cell>
          <table:table-cell office:value-type="float" office:value="0.254669541803856" calcext:value-type="float">
            <text:p>2.5466954180E-01</text:p>
          </table:table-cell>
          <table:table-cell office:value-type="float" office:value="-0.254307388721795" calcext:value-type="float">
            <text:p>-2.5430738872E-01</text:p>
          </table:table-cell>
          <table:table-cell office:value-type="float" office:value="-31323.5751269552" calcext:value-type="float">
            <text:p>-3.1323575127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16.7504" calcext:value-type="float">
            <text:p>1.6750400000E+01</text:p>
          </table:table-cell>
          <table:table-cell table:formula="of:=[.F54]-[.F53]" office:value-type="float" office:value="-0.00000407052663869978" calcext:value-type="float">
            <text:p>-4.0705266387E-06</text:p>
          </table:table-cell>
          <table:table-cell table:formula="of:=[.G54]-[.G53]" office:value-type="float" office:value="-0.000383721731700259" calcext:value-type="float">
            <text:p>-3.8372173170E-04</text:p>
          </table:table-cell>
          <table:table-cell table:formula="of:=[.H54]-[.H53]" office:value-type="float" office:value="0.000367524918917672" calcext:value-type="float">
            <text:p>3.6752491892E-04</text:p>
          </table:table-cell>
          <table:table-cell table:formula="of:=[.I54]-[.I53]" office:value-type="float" office:value="14.6988422487702" calcext:value-type="float">
            <text:p>1.4698842249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59" calcext:value-type="float">
            <text:p>5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264491831081" calcext:value-type="float">
            <text:p>1.3826449183E-02</text:p>
          </table:table-cell>
          <table:table-cell office:value-type="float" office:value="0.254285820072156" calcext:value-type="float">
            <text:p>2.5428582007E-01</text:p>
          </table:table-cell>
          <table:table-cell office:value-type="float" office:value="-0.253939863802877" calcext:value-type="float">
            <text:p>-2.5393986380E-01</text:p>
          </table:table-cell>
          <table:table-cell office:value-type="float" office:value="-31308.8762847064" calcext:value-type="float">
            <text:p>-3.1308876285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20.4692" calcext:value-type="float">
            <text:p>2.0469200000E+01</text:p>
          </table:table-cell>
          <table:table-cell table:formula="of:=[.F55]-[.F54]" office:value-type="float" office:value="-0.0000455871797770402" calcext:value-type="float">
            <text:p>-4.5587179777E-05</text:p>
          </table:table-cell>
          <table:table-cell table:formula="of:=[.G55]-[.G54]" office:value-type="float" office:value="-0.00191548786872103" calcext:value-type="float">
            <text:p>-1.9154878687E-03</text:p>
          </table:table-cell>
          <table:table-cell table:formula="of:=[.H55]-[.H54]" office:value-type="float" office:value="0.00193647779644923" calcext:value-type="float">
            <text:p>1.9364777964E-03</text:p>
          </table:table-cell>
          <table:table-cell table:formula="of:=[.I55]-[.I54]" office:value-type="float" office:value="-0.788468842190923" calcext:value-type="float">
            <text:p>-7.8846884219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63" calcext:value-type="float">
            <text:p>6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808620033311" calcext:value-type="float">
            <text:p>1.3780862003E-02</text:p>
          </table:table-cell>
          <table:table-cell office:value-type="float" office:value="0.252370332203435" calcext:value-type="float">
            <text:p>2.5237033220E-01</text:p>
          </table:table-cell>
          <table:table-cell office:value-type="float" office:value="-0.252003386006428" calcext:value-type="float">
            <text:p>-2.5200338601E-01</text:p>
          </table:table-cell>
          <table:table-cell office:value-type="float" office:value="-31309.6647535486" calcext:value-type="float">
            <text:p>-3.1309664754E+04</text:p>
          </table:table-cell>
          <table:table-cell office:value-type="float" office:value="-65481.5377284918" calcext:value-type="float">
            <text:p>-6.5481537728E+04</text:p>
          </table:table-cell>
          <table:table-cell office:value-type="float" office:value="24.8981" calcext:value-type="float">
            <text:p>2.4898100000E+01</text:p>
          </table:table-cell>
          <table:table-cell table:formula="of:=[.F56]-[.F55]" office:value-type="float" office:value="-0.0000636044193454196" calcext:value-type="float">
            <text:p>-6.3604419345E-05</text:p>
          </table:table-cell>
          <table:table-cell table:formula="of:=[.G56]-[.G55]" office:value-type="float" office:value="-0.00154220440075081" calcext:value-type="float">
            <text:p>-1.5422044008E-03</text:p>
          </table:table-cell>
          <table:table-cell table:formula="of:=[.H56]-[.H55]" office:value-type="float" office:value="0.00147848203537138" calcext:value-type="float">
            <text:p>1.4784820354E-03</text:p>
          </table:table-cell>
          <table:table-cell table:formula="of:=[.I56]-[.I55]" office:value-type="float" office:value="-10.803442664841" calcext:value-type="float">
            <text:p>-1.0803442665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67" calcext:value-type="float">
            <text:p>6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72575839857" calcext:value-type="float">
            <text:p>1.3717257584E-02</text:p>
          </table:table-cell>
          <table:table-cell office:value-type="float" office:value="0.250828127802684" calcext:value-type="float">
            <text:p>2.5082812780E-01</text:p>
          </table:table-cell>
          <table:table-cell office:value-type="float" office:value="-0.250524903971057" calcext:value-type="float">
            <text:p>-2.5052490397E-01</text:p>
          </table:table-cell>
          <table:table-cell office:value-type="float" office:value="-31320.4681962135" calcext:value-type="float">
            <text:p>-3.1320468196E+04</text:p>
          </table:table-cell>
          <table:table-cell office:value-type="float" office:value="-65481.537728492" calcext:value-type="float">
            <text:p>-6.5481537728E+04</text:p>
          </table:table-cell>
          <table:table-cell office:value-type="float" office:value="28.9515" calcext:value-type="float">
            <text:p>2.8951500000E+01</text:p>
          </table:table-cell>
          <table:table-cell table:formula="of:=[.F57]-[.F56]" office:value-type="float" office:value="-0.0000207433825746492" calcext:value-type="float">
            <text:p>-2.0743382575E-05</text:p>
          </table:table-cell>
          <table:table-cell table:formula="of:=[.G57]-[.G56]" office:value-type="float" office:value="-0.000107286437277587" calcext:value-type="float">
            <text:p>-1.0728643728E-04</text:p>
          </table:table-cell>
          <table:table-cell table:formula="of:=[.H57]-[.H56]" office:value-type="float" office:value="0.0000989930339049816" calcext:value-type="float">
            <text:p>9.8993033905E-05</text:p>
          </table:table-cell>
          <table:table-cell table:formula="of:=[.I57]-[.I56]" office:value-type="float" office:value="-9.49126506437824" calcext:value-type="float">
            <text:p>-9.4912650644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71" calcext:value-type="float">
            <text:p>7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96514201411" calcext:value-type="float">
            <text:p>1.3696514201E-02</text:p>
          </table:table-cell>
          <table:table-cell office:value-type="float" office:value="0.250720841365406" calcext:value-type="float">
            <text:p>2.5072084137E-01</text:p>
          </table:table-cell>
          <table:table-cell office:value-type="float" office:value="-0.250425910937152" calcext:value-type="float">
            <text:p>-2.5042591094E-01</text:p>
          </table:table-cell>
          <table:table-cell office:value-type="float" office:value="-31329.9594612778" calcext:value-type="float">
            <text:p>-3.1329959461E+04</text:p>
          </table:table-cell>
          <table:table-cell office:value-type="float" office:value="-65481.5377284918" calcext:value-type="float">
            <text:p>-6.5481537728E+04</text:p>
          </table:table-cell>
          <table:table-cell office:value-type="float" office:value="34.2361" calcext:value-type="float">
            <text:p>3.4236100000E+01</text:p>
          </table:table-cell>
          <table:table-cell table:formula="of:=[.F58]-[.F57]" office:value-type="float" office:value="0.0000401782971116999" calcext:value-type="float">
            <text:p>4.0178297112E-05</text:p>
          </table:table-cell>
          <table:table-cell table:formula="of:=[.G58]-[.G57]" office:value-type="float" office:value="0.00298743215877983" calcext:value-type="float">
            <text:p>2.9874321588E-03</text:p>
          </table:table-cell>
          <table:table-cell table:formula="of:=[.H58]-[.H57]" office:value-type="float" office:value="-0.00300717643148629" calcext:value-type="float">
            <text:p>-3.0071764315E-03</text:p>
          </table:table-cell>
          <table:table-cell table:formula="of:=[.I58]-[.I57]" office:value-type="float" office:value="-12.4828224389494" calcext:value-type="float">
            <text:p>-1.2482822439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75" calcext:value-type="float">
            <text:p>7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66924985227" calcext:value-type="float">
            <text:p>1.3736692499E-02</text:p>
          </table:table-cell>
          <table:table-cell office:value-type="float" office:value="0.253708273524186" calcext:value-type="float">
            <text:p>2.5370827352E-01</text:p>
          </table:table-cell>
          <table:table-cell office:value-type="float" office:value="-0.253433087368638" calcext:value-type="float">
            <text:p>-2.5343308737E-01</text:p>
          </table:table-cell>
          <table:table-cell office:value-type="float" office:value="-31342.4422837168" calcext:value-type="float">
            <text:p>-3.1342442284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40.5375" calcext:value-type="float">
            <text:p>4.0537500000E+01</text:p>
          </table:table-cell>
          <table:table-cell table:formula="of:=[.F59]-[.F58]" office:value-type="float" office:value="0.0000157911623923299" calcext:value-type="float">
            <text:p>1.5791162392E-05</text:p>
          </table:table-cell>
          <table:table-cell table:formula="of:=[.G59]-[.G58]" office:value-type="float" office:value="0.00243292731665157" calcext:value-type="float">
            <text:p>2.4329273167E-03</text:p>
          </table:table-cell>
          <table:table-cell table:formula="of:=[.H59]-[.H58]" office:value-type="float" office:value="-0.00243436788856599" calcext:value-type="float">
            <text:p>-2.4343678886E-03</text:p>
          </table:table-cell>
          <table:table-cell table:formula="of:=[.I59]-[.I58]" office:value-type="float" office:value="-13.4669452795424" calcext:value-type="float">
            <text:p>-1.3466945280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79" calcext:value-type="float">
            <text:p>7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52483660915" calcext:value-type="float">
            <text:p>1.3752483661E-02</text:p>
          </table:table-cell>
          <table:table-cell office:value-type="float" office:value="0.256141200840838" calcext:value-type="float">
            <text:p>2.5614120084E-01</text:p>
          </table:table-cell>
          <table:table-cell office:value-type="float" office:value="-0.255867455257204" calcext:value-type="float">
            <text:p>-2.5586745526E-01</text:p>
          </table:table-cell>
          <table:table-cell office:value-type="float" office:value="-31355.9092289963" calcext:value-type="float">
            <text:p>-3.1355909229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46.3496" calcext:value-type="float">
            <text:p>4.6349600000E+01</text:p>
          </table:table-cell>
          <table:table-cell table:formula="of:=[.F60]-[.F59]" office:value-type="float" office:value="0.00000335545191271908" calcext:value-type="float">
            <text:p>3.3554519127E-06</text:p>
          </table:table-cell>
          <table:table-cell table:formula="of:=[.G60]-[.G59]" office:value-type="float" office:value="0.00183040026727321" calcext:value-type="float">
            <text:p>1.8304002673E-03</text:p>
          </table:table-cell>
          <table:table-cell table:formula="of:=[.H60]-[.H59]" office:value-type="float" office:value="-0.00182305639601932" calcext:value-type="float">
            <text:p>-1.8230563960E-03</text:p>
          </table:table-cell>
          <table:table-cell table:formula="of:=[.I60]-[.I59]" office:value-type="float" office:value="-8.59018492532778" calcext:value-type="float">
            <text:p>-8.5901849253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83" calcext:value-type="float">
            <text:p>8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558391128278" calcext:value-type="float">
            <text:p>1.3755839113E-02</text:p>
          </table:table-cell>
          <table:table-cell office:value-type="float" office:value="0.257971601108111" calcext:value-type="float">
            <text:p>2.5797160111E-01</text:p>
          </table:table-cell>
          <table:table-cell office:value-type="float" office:value="-0.257690511653223" calcext:value-type="float">
            <text:p>-2.5769051165E-01</text:p>
          </table:table-cell>
          <table:table-cell office:value-type="float" office:value="-31364.4994139217" calcext:value-type="float">
            <text:p>-3.1364499414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54.5849" calcext:value-type="float">
            <text:p>5.4584900000E+01</text:p>
          </table:table-cell>
          <table:table-cell table:formula="of:=[.F61]-[.F60]" office:value-type="float" office:value="-0.0000173106362167993" calcext:value-type="float">
            <text:p>-1.7310636217E-05</text:p>
          </table:table-cell>
          <table:table-cell table:formula="of:=[.G61]-[.G60]" office:value-type="float" office:value="-0.00044876884836681" calcext:value-type="float">
            <text:p>-4.4876884837E-04</text:p>
          </table:table-cell>
          <table:table-cell table:formula="of:=[.H61]-[.H60]" office:value-type="float" office:value="0.000443998638004928" calcext:value-type="float">
            <text:p>4.4399863800E-04</text:p>
          </table:table-cell>
          <table:table-cell table:formula="of:=[.I61]-[.I60]" office:value-type="float" office:value="-2.03948984328235" calcext:value-type="float">
            <text:p>-2.0394898433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87" calcext:value-type="float">
            <text:p>8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8528476611" calcext:value-type="float">
            <text:p>1.3738528477E-02</text:p>
          </table:table-cell>
          <table:table-cell office:value-type="float" office:value="0.257522832259744" calcext:value-type="float">
            <text:p>2.5752283226E-01</text:p>
          </table:table-cell>
          <table:table-cell office:value-type="float" office:value="-0.257246513015218" calcext:value-type="float">
            <text:p>-2.5724651302E-01</text:p>
          </table:table-cell>
          <table:table-cell office:value-type="float" office:value="-31366.5389037649" calcext:value-type="float">
            <text:p>-3.1366538904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62.1911" calcext:value-type="float">
            <text:p>6.2191100000E+01</text:p>
          </table:table-cell>
          <table:table-cell table:formula="of:=[.F62]-[.F61]" office:value-type="float" office:value="-0.0000185729105922298" calcext:value-type="float">
            <text:p>-1.8572910592E-05</text:p>
          </table:table-cell>
          <table:table-cell table:formula="of:=[.G62]-[.G61]" office:value-type="float" office:value="-0.00153607061685607" calcext:value-type="float">
            <text:p>-1.5360706169E-03</text:p>
          </table:table-cell>
          <table:table-cell table:formula="of:=[.H62]-[.H61]" office:value-type="float" office:value="0.00152466295081838" calcext:value-type="float">
            <text:p>1.5246629508E-03</text:p>
          </table:table-cell>
          <table:table-cell table:formula="of:=[.I62]-[.I61]" office:value-type="float" office:value="2.95718061527077" calcext:value-type="float">
            <text:p>2.9571806153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91" calcext:value-type="float">
            <text:p>9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99555660187" calcext:value-type="float">
            <text:p>1.3719955566E-02</text:p>
          </table:table-cell>
          <table:table-cell office:value-type="float" office:value="0.255986761642888" calcext:value-type="float">
            <text:p>2.5598676164E-01</text:p>
          </table:table-cell>
          <table:table-cell office:value-type="float" office:value="-0.2557218500644" calcext:value-type="float">
            <text:p>-2.5572185006E-01</text:p>
          </table:table-cell>
          <table:table-cell office:value-type="float" office:value="-31363.5817231497" calcext:value-type="float">
            <text:p>-3.1363581723E+04</text:p>
          </table:table-cell>
          <table:table-cell office:value-type="float" office:value="-65481.5377284918" calcext:value-type="float">
            <text:p>-6.5481537728E+04</text:p>
          </table:table-cell>
          <table:table-cell office:value-type="float" office:value="70.457" calcext:value-type="float">
            <text:p>7.0457000000E+01</text:p>
          </table:table-cell>
          <table:table-cell table:formula="of:=[.F63]-[.F62]" office:value-type="float" office:value="0.00000010947037876012" calcext:value-type="float">
            <text:p>1.0947037876E-07</text:p>
          </table:table-cell>
          <table:table-cell table:formula="of:=[.G63]-[.G62]" office:value-type="float" office:value="-0.000780164258455118" calcext:value-type="float">
            <text:p>-7.8016425846E-04</text:p>
          </table:table-cell>
          <table:table-cell table:formula="of:=[.H63]-[.H62]" office:value-type="float" office:value="0.000775450179568205" calcext:value-type="float">
            <text:p>7.7545017957E-04</text:p>
          </table:table-cell>
          <table:table-cell table:formula="of:=[.I63]-[.I62]" office:value-type="float" office:value="3.53550786563937" calcext:value-type="float">
            <text:p>3.5355078656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95" calcext:value-type="float">
            <text:p>9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0650363975" calcext:value-type="float">
            <text:p>1.3720065036E-02</text:p>
          </table:table-cell>
          <table:table-cell office:value-type="float" office:value="0.255206597384433" calcext:value-type="float">
            <text:p>2.5520659738E-01</text:p>
          </table:table-cell>
          <table:table-cell office:value-type="float" office:value="-0.254946399884832" calcext:value-type="float">
            <text:p>-2.5494639988E-01</text:p>
          </table:table-cell>
          <table:table-cell office:value-type="float" office:value="-31360.046215284" calcext:value-type="float">
            <text:p>-3.1360046215E+04</text:p>
          </table:table-cell>
          <table:table-cell office:value-type="float" office:value="-65481.5377284918" calcext:value-type="float">
            <text:p>-6.5481537728E+04</text:p>
          </table:table-cell>
          <table:table-cell office:value-type="float" office:value="80.7775" calcext:value-type="float">
            <text:p>8.0777500000E+01</text:p>
          </table:table-cell>
          <table:table-cell table:formula="of:=[.F64]-[.F63]" office:value-type="float" office:value="0.00001219876930998" calcext:value-type="float">
            <text:p>1.2198769310E-05</text:p>
          </table:table-cell>
          <table:table-cell table:formula="of:=[.G64]-[.G63]" office:value-type="float" office:value="0.000274573912826703" calcext:value-type="float">
            <text:p>2.7457391283E-04</text:p>
          </table:table-cell>
          <table:table-cell table:formula="of:=[.H64]-[.H63]" office:value-type="float" office:value="-0.000281181680254983" calcext:value-type="float">
            <text:p>-2.8118168025E-04</text:p>
          </table:table-cell>
          <table:table-cell table:formula="of:=[.I64]-[.I63]" office:value-type="float" office:value="1.51044950053256" calcext:value-type="float">
            <text:p>1.5104495005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99" calcext:value-type="float">
            <text:p>9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22638057075" calcext:value-type="float">
            <text:p>1.3732263806E-02</text:p>
          </table:table-cell>
          <table:table-cell office:value-type="float" office:value="0.25548117129726" calcext:value-type="float">
            <text:p>2.5548117130E-01</text:p>
          </table:table-cell>
          <table:table-cell office:value-type="float" office:value="-0.255227581565087" calcext:value-type="float">
            <text:p>-2.5522758157E-01</text:p>
          </table:table-cell>
          <table:table-cell office:value-type="float" office:value="-31358.5357657835" calcext:value-type="float">
            <text:p>-3.1358535766E+04</text:p>
          </table:table-cell>
          <table:table-cell office:value-type="float" office:value="-65481.537728492" calcext:value-type="float">
            <text:p>-6.5481537728E+04</text:p>
          </table:table-cell>
          <table:table-cell office:value-type="float" office:value="89.5116" calcext:value-type="float">
            <text:p>8.9511600000E+01</text:p>
          </table:table-cell>
          <table:table-cell table:formula="of:=[.F65]-[.F64]" office:value-type="float" office:value="0.00000662528835107014" calcext:value-type="float">
            <text:p>6.6252883511E-06</text:p>
          </table:table-cell>
          <table:table-cell table:formula="of:=[.G65]-[.G64]" office:value-type="float" office:value="0.000435353724114962" calcext:value-type="float">
            <text:p>4.3535372411E-04</text:p>
          </table:table-cell>
          <table:table-cell table:formula="of:=[.H65]-[.H64]" office:value-type="float" office:value="-0.000438731115694813" calcext:value-type="float">
            <text:p>-4.3873111569E-04</text:p>
          </table:table-cell>
          <table:table-cell table:formula="of:=[.I65]-[.I64]" office:value-type="float" office:value="-0.243409962182341" calcext:value-type="float">
            <text:p>-2.4340996218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03" calcext:value-type="float">
            <text:p>1.0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88890940585" calcext:value-type="float">
            <text:p>1.3738889094E-02</text:p>
          </table:table-cell>
          <table:table-cell office:value-type="float" office:value="0.255916525021375" calcext:value-type="float">
            <text:p>2.5591652502E-01</text:p>
          </table:table-cell>
          <table:table-cell office:value-type="float" office:value="-0.255666312680782" calcext:value-type="float">
            <text:p>-2.5566631268E-01</text:p>
          </table:table-cell>
          <table:table-cell office:value-type="float" office:value="-31358.7791757457" calcext:value-type="float">
            <text:p>-3.1358779176E+04</text:p>
          </table:table-cell>
          <table:table-cell office:value-type="float" office:value="-65481.5377284918" calcext:value-type="float">
            <text:p>-6.5481537728E+04</text:p>
          </table:table-cell>
          <table:table-cell office:value-type="float" office:value="103.9604" calcext:value-type="float">
            <text:p>1.0396040000E+02</text:p>
          </table:table-cell>
          <table:table-cell table:formula="of:=[.F66]-[.F65]" office:value-type="float" office:value="0.00000004972054166996" calcext:value-type="float">
            <text:p>4.9720541670E-08</text:p>
          </table:table-cell>
          <table:table-cell table:formula="of:=[.G66]-[.G65]" office:value-type="float" office:value="0.0000929280592129045" calcext:value-type="float">
            <text:p>9.2928059213E-05</text:p>
          </table:table-cell>
          <table:table-cell table:formula="of:=[.H66]-[.H65]" office:value-type="float" office:value="-0.0000918695320601959" calcext:value-type="float">
            <text:p>-9.1869532060E-05</text:p>
          </table:table-cell>
          <table:table-cell table:formula="of:=[.I66]-[.I65]" office:value-type="float" office:value="-0.459886035871023" calcext:value-type="float">
            <text:p>-4.5988603587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07" calcext:value-type="float">
            <text:p>1.0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89388146002" calcext:value-type="float">
            <text:p>1.3738938815E-02</text:p>
          </table:table-cell>
          <table:table-cell office:value-type="float" office:value="0.256009453080587" calcext:value-type="float">
            <text:p>2.5600945308E-01</text:p>
          </table:table-cell>
          <table:table-cell office:value-type="float" office:value="-0.255758182212842" calcext:value-type="float">
            <text:p>-2.5575818221E-01</text:p>
          </table:table-cell>
          <table:table-cell office:value-type="float" office:value="-31359.2390617816" calcext:value-type="float">
            <text:p>-3.1359239062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110.7344" calcext:value-type="float">
            <text:p>1.1073440000E+02</text:p>
          </table:table-cell>
          <table:table-cell table:formula="of:=[.F67]-[.F66]" office:value-type="float" office:value="-0.00000262831882251111" calcext:value-type="float">
            <text:p>-2.6283188225E-06</text:p>
          </table:table-cell>
          <table:table-cell table:formula="of:=[.G67]-[.G66]" office:value-type="float" office:value="-0.000106121687989069" calcext:value-type="float">
            <text:p>-1.0612168799E-04</text:p>
          </table:table-cell>
          <table:table-cell table:formula="of:=[.H67]-[.H66]" office:value-type="float" office:value="0.000104827034703991" calcext:value-type="float">
            <text:p>1.0482703470E-04</text:p>
          </table:table-cell>
          <table:table-cell table:formula="of:=[.I67]-[.I66]" office:value-type="float" office:value="-0.0638037673597864" calcext:value-type="float">
            <text:p>-6.3803767360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11" calcext:value-type="float">
            <text:p>1.1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63104957777" calcext:value-type="float">
            <text:p>1.3736310496E-02</text:p>
          </table:table-cell>
          <table:table-cell office:value-type="float" office:value="0.255903331392598" calcext:value-type="float">
            <text:p>2.5590333139E-01</text:p>
          </table:table-cell>
          <table:table-cell office:value-type="float" office:value="-0.255653355178138" calcext:value-type="float">
            <text:p>-2.5565335518E-01</text:p>
          </table:table-cell>
          <table:table-cell office:value-type="float" office:value="-31359.3028655489" calcext:value-type="float">
            <text:p>-3.1359302866E+04</text:p>
          </table:table-cell>
          <table:table-cell office:value-type="float" office:value="-65481.5377284918" calcext:value-type="float">
            <text:p>-6.5481537728E+04</text:p>
          </table:table-cell>
          <table:table-cell office:value-type="float" office:value="122.7548" calcext:value-type="float">
            <text:p>1.2275480000E+02</text:p>
          </table:table-cell>
          <table:table-cell table:formula="of:=[.F68]-[.F67]" office:value-type="float" office:value="-0.0000004954075052601" calcext:value-type="float">
            <text:p>-4.9540750526E-07</text:p>
          </table:table-cell>
          <table:table-cell table:formula="of:=[.G68]-[.G67]" office:value-type="float" office:value="-0.0000330164381167064" calcext:value-type="float">
            <text:p>-3.3016438117E-05</text:p>
          </table:table-cell>
          <table:table-cell table:formula="of:=[.H68]-[.H67]" office:value-type="float" office:value="0.0000309459257504252" calcext:value-type="float">
            <text:p>3.0945925750E-05</text:p>
          </table:table-cell>
          <table:table-cell table:formula="of:=[.I68]-[.I67]" office:value-type="float" office:value="0.113585804261675" calcext:value-type="float">
            <text:p>1.1358580426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15" calcext:value-type="float">
            <text:p>1.1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58150882724" calcext:value-type="float">
            <text:p>1.3735815088E-02</text:p>
          </table:table-cell>
          <table:table-cell office:value-type="float" office:value="0.255870314954482" calcext:value-type="float">
            <text:p>2.5587031495E-01</text:p>
          </table:table-cell>
          <table:table-cell office:value-type="float" office:value="-0.255622409252387" calcext:value-type="float">
            <text:p>-2.5562240925E-01</text:p>
          </table:table-cell>
          <table:table-cell office:value-type="float" office:value="-31359.1892797447" calcext:value-type="float">
            <text:p>-3.1359189280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138.3119" calcext:value-type="float">
            <text:p>1.3831190000E+02</text:p>
          </table:table-cell>
          <table:table-cell table:formula="of:=[.F69]-[.F68]" office:value-type="float" office:value="0.00000192301016868103" calcext:value-type="float">
            <text:p>1.9230101687E-06</text:p>
          </table:table-cell>
          <table:table-cell table:formula="of:=[.G69]-[.G68]" office:value-type="float" office:value="0.0000418685069594194" calcext:value-type="float">
            <text:p>4.1868506959E-05</text:p>
          </table:table-cell>
          <table:table-cell table:formula="of:=[.H69]-[.H68]" office:value-type="float" office:value="-0.0000417712300624928" calcext:value-type="float">
            <text:p>-4.1771230062E-05</text:p>
          </table:table-cell>
          <table:table-cell table:formula="of:=[.I69]-[.I68]" office:value-type="float" office:value="0.0756389793787093" calcext:value-type="float">
            <text:p>7.5638979379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19" calcext:value-type="float">
            <text:p>1.1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77380984411" calcext:value-type="float">
            <text:p>1.3737738098E-02</text:p>
          </table:table-cell>
          <table:table-cell office:value-type="float" office:value="0.255912183461441" calcext:value-type="float">
            <text:p>2.5591218346E-01</text:p>
          </table:table-cell>
          <table:table-cell office:value-type="float" office:value="-0.25566418048245" calcext:value-type="float">
            <text:p>-2.5566418048E-01</text:p>
          </table:table-cell>
          <table:table-cell office:value-type="float" office:value="-31359.1136407653" calcext:value-type="float">
            <text:p>-3.1359113641E+04</text:p>
          </table:table-cell>
          <table:table-cell office:value-type="float" office:value="-65481.537728492" calcext:value-type="float">
            <text:p>-6.5481537728E+04</text:p>
          </table:table-cell>
          <table:table-cell office:value-type="float" office:value="149.49" calcext:value-type="float">
            <text:p>1.4949000000E+02</text:p>
          </table:table-cell>
          <table:table-cell table:formula="of:=[.F70]-[.F69]" office:value-type="float" office:value="0.00000164027484208899" calcext:value-type="float">
            <text:p>1.6402748421E-06</text:p>
          </table:table-cell>
          <table:table-cell table:formula="of:=[.G70]-[.G69]" office:value-type="float" office:value="0.0000200477448429881" calcext:value-type="float">
            <text:p>2.0047744843E-05</text:p>
          </table:table-cell>
          <table:table-cell table:formula="of:=[.H70]-[.H69]" office:value-type="float" office:value="-0.000018808123172509" calcext:value-type="float">
            <text:p>-1.8808123173E-05</text:p>
          </table:table-cell>
          <table:table-cell table:formula="of:=[.I70]-[.I69]" office:value-type="float" office:value="0.0196129929827293" calcext:value-type="float">
            <text:p>1.9612992983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23" calcext:value-type="float">
            <text:p>1.2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93783732832" calcext:value-type="float">
            <text:p>1.3739378373E-02</text:p>
          </table:table-cell>
          <table:table-cell office:value-type="float" office:value="0.255932231206284" calcext:value-type="float">
            <text:p>2.5593223121E-01</text:p>
          </table:table-cell>
          <table:table-cell office:value-type="float" office:value="-0.255682988605622" calcext:value-type="float">
            <text:p>-2.5568298861E-01</text:p>
          </table:table-cell>
          <table:table-cell office:value-type="float" office:value="-31359.0940277723" calcext:value-type="float">
            <text:p>-3.1359094028E+04</text:p>
          </table:table-cell>
          <table:table-cell office:value-type="float" office:value="-65481.5377284918" calcext:value-type="float">
            <text:p>-6.5481537728E+04</text:p>
          </table:table-cell>
          <table:table-cell office:value-type="float" office:value="167.542" calcext:value-type="float">
            <text:p>1.6754200000E+02</text:p>
          </table:table-cell>
          <table:table-cell table:formula="of:=[.F71]-[.F70]" office:value-type="float" office:value="0.00000057724718868085" calcext:value-type="float">
            <text:p>5.7724718868E-07</text:p>
          </table:table-cell>
          <table:table-cell table:formula="of:=[.G71]-[.G70]" office:value-type="float" office:value="-0.00000987143845360139" calcext:value-type="float">
            <text:p>-9.8714384536E-06</text:p>
          </table:table-cell>
          <table:table-cell table:formula="of:=[.H71]-[.H70]" office:value-type="float" office:value="0.0000102369713905759" calcext:value-type="float">
            <text:p>1.0236971391E-05</text:p>
          </table:table-cell>
          <table:table-cell table:formula="of:=[.I71]-[.I70]" office:value-type="float" office:value="0.00236029773805058" calcext:value-type="float">
            <text:p>2.3602977381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27" calcext:value-type="float">
            <text:p>1.2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99556204719" calcext:value-type="float">
            <text:p>1.3739955620E-02</text:p>
          </table:table-cell>
          <table:table-cell office:value-type="float" office:value="0.25592235976783" calcext:value-type="float">
            <text:p>2.5592235977E-01</text:p>
          </table:table-cell>
          <table:table-cell office:value-type="float" office:value="-0.255672751634232" calcext:value-type="float">
            <text:p>-2.5567275163E-01</text:p>
          </table:table-cell>
          <table:table-cell office:value-type="float" office:value="-31359.0916674746" calcext:value-type="float">
            <text:p>-3.1359091667E+04</text:p>
          </table:table-cell>
          <table:table-cell office:value-type="float" office:value="-65481.537728492" calcext:value-type="float">
            <text:p>-6.5481537728E+04</text:p>
          </table:table-cell>
          <table:table-cell office:value-type="float" office:value="182.7335" calcext:value-type="float">
            <text:p>1.8273350000E+02</text:p>
          </table:table-cell>
          <table:table-cell table:formula="of:=[.F72]-[.F71]" office:value-type="float" office:value="0.00000027268248256954" calcext:value-type="float">
            <text:p>2.7268248257E-07</text:p>
          </table:table-cell>
          <table:table-cell table:formula="of:=[.G72]-[.G71]" office:value-type="float" office:value="-0.00000532360368982188" calcext:value-type="float">
            <text:p>-5.3236036898E-06</text:p>
          </table:table-cell>
          <table:table-cell table:formula="of:=[.H72]-[.H71]" office:value-type="float" office:value="0.00000462543133300519" calcext:value-type="float">
            <text:p>4.6254313330E-06</text:p>
          </table:table-cell>
          <table:table-cell table:formula="of:=[.I72]-[.I71]" office:value-type="float" office:value="0.00282211399098742" calcext:value-type="float">
            <text:p>2.8221139910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31" calcext:value-type="float">
            <text:p>1.3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2283029545" calcext:value-type="float">
            <text:p>1.3740228303E-02</text:p>
          </table:table-cell>
          <table:table-cell office:value-type="float" office:value="0.255917036164141" calcext:value-type="float">
            <text:p>2.5591703616E-01</text:p>
          </table:table-cell>
          <table:table-cell office:value-type="float" office:value="-0.255668126202899" calcext:value-type="float">
            <text:p>-2.5566812620E-01</text:p>
          </table:table-cell>
          <table:table-cell office:value-type="float" office:value="-31359.0888453606" calcext:value-type="float">
            <text:p>-3.1359088845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198.0937" calcext:value-type="float">
            <text:p>1.9809370000E+02</text:p>
          </table:table-cell>
          <table:table-cell table:formula="of:=[.F73]-[.F72]" office:value-type="float" office:value="0.00000017136839663978" calcext:value-type="float">
            <text:p>1.7136839664E-07</text:p>
          </table:table-cell>
          <table:table-cell table:formula="of:=[.G73]-[.G72]" office:value-type="float" office:value="0.00000302479827468671" calcext:value-type="float">
            <text:p>3.0247982747E-06</text:p>
          </table:table-cell>
          <table:table-cell table:formula="of:=[.H73]-[.H72]" office:value-type="float" office:value="-0.00000344930682810718" calcext:value-type="float">
            <text:p>-3.4493068281E-06</text:p>
          </table:table-cell>
          <table:table-cell table:formula="of:=[.I73]-[.I72]" office:value-type="float" office:value="0.00391554391899263" calcext:value-type="float">
            <text:p>3.9155439190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35" calcext:value-type="float">
            <text:p>1.3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3996713511" calcext:value-type="float">
            <text:p>1.3740399671E-02</text:p>
          </table:table-cell>
          <table:table-cell office:value-type="float" office:value="0.255920060962415" calcext:value-type="float">
            <text:p>2.5592006096E-01</text:p>
          </table:table-cell>
          <table:table-cell office:value-type="float" office:value="-0.255671575509727" calcext:value-type="float">
            <text:p>-2.5567157551E-01</text:p>
          </table:table-cell>
          <table:table-cell office:value-type="float" office:value="-31359.0849298166" calcext:value-type="float">
            <text:p>-3.1359084930E+04</text:p>
          </table:table-cell>
          <table:table-cell office:value-type="float" office:value="-65481.537728492" calcext:value-type="float">
            <text:p>-6.5481537728E+04</text:p>
          </table:table-cell>
          <table:table-cell office:value-type="float" office:value="215.3484" calcext:value-type="float">
            <text:p>2.1534840000E+02</text:p>
          </table:table-cell>
          <table:table-cell table:formula="of:=[.F74]-[.F73]" office:value-type="float" office:value="0.00000018100888378968" calcext:value-type="float">
            <text:p>1.8100888379E-07</text:p>
          </table:table-cell>
          <table:table-cell table:formula="of:=[.G74]-[.G73]" office:value-type="float" office:value="0.00000154263748514127" calcext:value-type="float">
            <text:p>1.5426374851E-06</text:p>
          </table:table-cell>
          <table:table-cell table:formula="of:=[.H74]-[.H73]" office:value-type="float" office:value="-0.00000135725749150772" calcext:value-type="float">
            <text:p>-1.3572574915E-06</text:p>
          </table:table-cell>
          <table:table-cell table:formula="of:=[.I74]-[.I73]" office:value-type="float" office:value="0.00338578217997565" calcext:value-type="float">
            <text:p>3.3857821800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39" calcext:value-type="float">
            <text:p>1.3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5806802349" calcext:value-type="float">
            <text:p>1.3740580680E-02</text:p>
          </table:table-cell>
          <table:table-cell office:value-type="float" office:value="0.2559216035999" calcext:value-type="float">
            <text:p>2.5592160360E-01</text:p>
          </table:table-cell>
          <table:table-cell office:value-type="float" office:value="-0.255672932767218" calcext:value-type="float">
            <text:p>-2.5567293277E-01</text:p>
          </table:table-cell>
          <table:table-cell office:value-type="float" office:value="-31359.0815440345" calcext:value-type="float">
            <text:p>-3.1359081544E+04</text:p>
          </table:table-cell>
          <table:table-cell office:value-type="float" office:value="-65481.537728492" calcext:value-type="float">
            <text:p>-6.5481537728E+04</text:p>
          </table:table-cell>
          <table:table-cell office:value-type="float" office:value="233.4508" calcext:value-type="float">
            <text:p>2.3345080000E+02</text:p>
          </table:table-cell>
          <table:table-cell table:formula="of:=[.F75]-[.F74]" office:value-type="float" office:value="0.00000011776905377986" calcext:value-type="float">
            <text:p>1.1776905378E-07</text:p>
          </table:table-cell>
          <table:table-cell table:formula="of:=[.G75]-[.G74]" office:value-type="float" office:value="-0.00000077833039752173" calcext:value-type="float">
            <text:p>-7.7833039752E-07</text:p>
          </table:table-cell>
          <table:table-cell table:formula="of:=[.H75]-[.H74]" office:value-type="float" office:value="0.00000096552889139456" calcext:value-type="float">
            <text:p>9.6552889139E-07</text:p>
          </table:table-cell>
          <table:table-cell table:formula="of:=[.I75]-[.I74]" office:value-type="float" office:value="0.00235172105021775" calcext:value-type="float">
            <text:p>2.3517210502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43" calcext:value-type="float">
            <text:p>1.4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6984492887" calcext:value-type="float">
            <text:p>1.3740698449E-02</text:p>
          </table:table-cell>
          <table:table-cell office:value-type="float" office:value="0.255920825269503" calcext:value-type="float">
            <text:p>2.5592082527E-01</text:p>
          </table:table-cell>
          <table:table-cell office:value-type="float" office:value="-0.255671967238327" calcext:value-type="float">
            <text:p>-2.5567196724E-01</text:p>
          </table:table-cell>
          <table:table-cell office:value-type="float" office:value="-31359.0791923134" calcext:value-type="float">
            <text:p>-3.1359079192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258.4293" calcext:value-type="float">
            <text:p>2.5842930000E+02</text:p>
          </table:table-cell>
          <table:table-cell table:formula="of:=[.F76]-[.F75]" office:value-type="float" office:value="0.00000007339134613059" calcext:value-type="float">
            <text:p>7.3391346131E-08</text:p>
          </table:table-cell>
          <table:table-cell table:formula="of:=[.G76]-[.G75]" office:value-type="float" office:value="-0.00000009838755898883" calcext:value-type="float">
            <text:p>-9.8387558989E-08</text:p>
          </table:table-cell>
          <table:table-cell table:formula="of:=[.H76]-[.H75]" office:value-type="float" office:value="0.0000000631550616248" calcext:value-type="float">
            <text:p>6.3155061625E-08</text:p>
          </table:table-cell>
          <table:table-cell table:formula="of:=[.I76]-[.I75]" office:value-type="float" office:value="0.00154569277947303" calcext:value-type="float">
            <text:p>1.5456927795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47" calcext:value-type="float">
            <text:p>1.4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7718406348" calcext:value-type="float">
            <text:p>1.3740771841E-02</text:p>
          </table:table-cell>
          <table:table-cell office:value-type="float" office:value="0.255920726881944" calcext:value-type="float">
            <text:p>2.5592072688E-01</text:p>
          </table:table-cell>
          <table:table-cell office:value-type="float" office:value="-0.255671904083265" calcext:value-type="float">
            <text:p>-2.5567190408E-01</text:p>
          </table:table-cell>
          <table:table-cell office:value-type="float" office:value="-31359.0776466206" calcext:value-type="float">
            <text:p>-3.1359077647E+04</text:p>
          </table:table-cell>
          <table:table-cell office:value-type="float" office:value="-65481.537728492" calcext:value-type="float">
            <text:p>-6.5481537728E+04</text:p>
          </table:table-cell>
          <table:table-cell office:value-type="float" office:value="282.5986" calcext:value-type="float">
            <text:p>2.8259860000E+02</text:p>
          </table:table-cell>
          <table:table-cell table:formula="of:=[.F77]-[.F76]" office:value-type="float" office:value="0.00000006159166917978" calcext:value-type="float">
            <text:p>6.1591669180E-08</text:p>
          </table:table-cell>
          <table:table-cell table:formula="of:=[.G77]-[.G76]" office:value-type="float" office:value="0.00000044337266869032" calcext:value-type="float">
            <text:p>4.4337266869E-07</text:p>
          </table:table-cell>
          <table:table-cell table:formula="of:=[.H77]-[.H76]" office:value-type="float" office:value="-0.00000051888550178791" calcext:value-type="float">
            <text:p>-5.1888550179E-07</text:p>
          </table:table-cell>
          <table:table-cell table:formula="of:=[.I77]-[.I76]" office:value-type="float" office:value="0.00103497460077051" calcext:value-type="float">
            <text:p>1.0349746008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51" calcext:value-type="float">
            <text:p>1.5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833432304" calcext:value-type="float">
            <text:p>1.3740833432E-02</text:p>
          </table:table-cell>
          <table:table-cell office:value-type="float" office:value="0.255921170254613" calcext:value-type="float">
            <text:p>2.5592117025E-01</text:p>
          </table:table-cell>
          <table:table-cell office:value-type="float" office:value="-0.255672422968767" calcext:value-type="float">
            <text:p>-2.5567242297E-01</text:p>
          </table:table-cell>
          <table:table-cell office:value-type="float" office:value="-31359.076611646" calcext:value-type="float">
            <text:p>-3.1359076612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298.209" calcext:value-type="float">
            <text:p>2.9820900000E+02</text:p>
          </table:table-cell>
          <table:table-cell table:formula="of:=[.F78]-[.F77]" office:value-type="float" office:value="0.00000003154647732102" calcext:value-type="float">
            <text:p>3.1546477321E-08</text:p>
          </table:table-cell>
          <table:table-cell table:formula="of:=[.G78]-[.G77]" office:value-type="float" office:value="0.00000014536779419094" calcext:value-type="float">
            <text:p>1.4536779419E-07</text:p>
          </table:table-cell>
          <table:table-cell table:formula="of:=[.H78]-[.H77]" office:value-type="float" office:value="-0.00000015880047010697" calcext:value-type="float">
            <text:p>-1.5880047011E-07</text:p>
          </table:table-cell>
          <table:table-cell table:formula="of:=[.I78]-[.I77]" office:value-type="float" office:value="0.000678573618642986" calcext:value-type="float">
            <text:p>6.7857361864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55" calcext:value-type="float">
            <text:p>1.5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8649787813" calcext:value-type="float">
            <text:p>1.3740864979E-02</text:p>
          </table:table-cell>
          <table:table-cell office:value-type="float" office:value="0.255921315622407" calcext:value-type="float">
            <text:p>2.5592131562E-01</text:p>
          </table:table-cell>
          <table:table-cell office:value-type="float" office:value="-0.255672581769237" calcext:value-type="float">
            <text:p>-2.5567258177E-01</text:p>
          </table:table-cell>
          <table:table-cell office:value-type="float" office:value="-31359.0759330724" calcext:value-type="float">
            <text:p>-3.1359075933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322.0572" calcext:value-type="float">
            <text:p>3.2205720000E+02</text:p>
          </table:table-cell>
          <table:table-cell table:formula="of:=[.F79]-[.F78]" office:value-type="float" office:value="0.00000001048461800886" calcext:value-type="float">
            <text:p>1.0484618009E-08</text:p>
          </table:table-cell>
          <table:table-cell table:formula="of:=[.G79]-[.G78]" office:value-type="float" office:value="-0.00000008291915926106" calcext:value-type="float">
            <text:p>-8.2919159261E-08</text:p>
          </table:table-cell>
          <table:table-cell table:formula="of:=[.H79]-[.H78]" office:value-type="float" office:value="0.00000009851617349677" calcext:value-type="float">
            <text:p>9.8516173497E-08</text:p>
          </table:table-cell>
          <table:table-cell table:formula="of:=[.I79]-[.I78]" office:value-type="float" office:value="0.000432582502980949" calcext:value-type="float">
            <text:p>4.3258250298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59" calcext:value-type="float">
            <text:p>1.5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8754633993" calcext:value-type="float">
            <text:p>1.3740875463E-02</text:p>
          </table:table-cell>
          <table:table-cell office:value-type="float" office:value="0.255921232703248" calcext:value-type="float">
            <text:p>2.5592123270E-01</text:p>
          </table:table-cell>
          <table:table-cell office:value-type="float" office:value="-0.255672483253064" calcext:value-type="float">
            <text:p>-2.5567248325E-01</text:p>
          </table:table-cell>
          <table:table-cell office:value-type="float" office:value="-31359.0755004899" calcext:value-type="float">
            <text:p>-3.1359075500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344.5231" calcext:value-type="float">
            <text:p>3.4452310000E+02</text:p>
          </table:table-cell>
          <table:table-cell table:formula="of:=[.F80]-[.F79]" office:value-type="float" office:value="0.0000000026054714497" calcext:value-type="float">
            <text:p>2.6054714497E-09</text:p>
          </table:table-cell>
          <table:table-cell table:formula="of:=[.G80]-[.G79]" office:value-type="float" office:value="-0.00000003666573894501" calcext:value-type="float">
            <text:p>-3.6665738945E-08</text:p>
          </table:table-cell>
          <table:table-cell table:formula="of:=[.H80]-[.H79]" office:value-type="float" office:value="0.00000004005138670715" calcext:value-type="float">
            <text:p>4.0051386707E-08</text:p>
          </table:table-cell>
          <table:table-cell table:formula="of:=[.I80]-[.I79]" office:value-type="float" office:value="0.000281460626865737" calcext:value-type="float">
            <text:p>2.8146062687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63" calcext:value-type="float">
            <text:p>1.6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8780688708" calcext:value-type="float">
            <text:p>1.3740878069E-02</text:p>
          </table:table-cell>
          <table:table-cell office:value-type="float" office:value="0.255921196037509" calcext:value-type="float">
            <text:p>2.5592119604E-01</text:p>
          </table:table-cell>
          <table:table-cell office:value-type="float" office:value="-0.255672443201677" calcext:value-type="float">
            <text:p>-2.5567244320E-01</text:p>
          </table:table-cell>
          <table:table-cell office:value-type="float" office:value="-31359.0752190293" calcext:value-type="float">
            <text:p>-3.1359075219E+04</text:p>
          </table:table-cell>
          <table:table-cell office:value-type="float" office:value="-65481.537728492" calcext:value-type="float">
            <text:p>-6.5481537728E+04</text:p>
          </table:table-cell>
          <table:table-cell office:value-type="float" office:value="378.4249" calcext:value-type="float">
            <text:p>3.7842490000E+02</text:p>
          </table:table-cell>
          <table:table-cell table:formula="of:=[.F81]-[.F80]" office:value-type="float" office:value="0.00000000345991041026" calcext:value-type="float">
            <text:p>3.4599104103E-09</text:p>
          </table:table-cell>
          <table:table-cell table:formula="of:=[.G81]-[.G80]" office:value-type="float" office:value="0.00000002850040820013" calcext:value-type="float">
            <text:p>2.8500408200E-08</text:p>
          </table:table-cell>
          <table:table-cell table:formula="of:=[.H81]-[.H80]" office:value-type="float" office:value="-0.00000003222935163194" calcext:value-type="float">
            <text:p>-3.2229351632E-08</text:p>
          </table:table-cell>
          <table:table-cell table:formula="of:=[.I81]-[.I80]" office:value-type="float" office:value="0.000160028812388191" calcext:value-type="float">
            <text:p>1.6002881239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67" calcext:value-type="float">
            <text:p>1.6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8815287812" calcext:value-type="float">
            <text:p>1.3740881529E-02</text:p>
          </table:table-cell>
          <table:table-cell office:value-type="float" office:value="0.255921224537917" calcext:value-type="float">
            <text:p>2.5592122454E-01</text:p>
          </table:table-cell>
          <table:table-cell office:value-type="float" office:value="-0.255672475431029" calcext:value-type="float">
            <text:p>-2.5567247543E-01</text:p>
          </table:table-cell>
          <table:table-cell office:value-type="float" office:value="-31359.0750590005" calcext:value-type="float">
            <text:p>-3.1359075059E+04</text:p>
          </table:table-cell>
          <table:table-cell office:value-type="float" office:value="-65481.5377284918" calcext:value-type="float">
            <text:p>-6.5481537728E+04</text:p>
          </table:table-cell>
          <table:table-cell office:value-type="float" office:value="404.9734" calcext:value-type="float">
            <text:p>4.0497340000E+02</text:p>
          </table:table-cell>
          <table:table-cell table:formula="of:=[.F82]-[.F81]" office:value-type="float" office:value="0.00000000335048028037" calcext:value-type="float">
            <text:p>3.3504802804E-09</text:p>
          </table:table-cell>
          <table:table-cell table:formula="of:=[.G82]-[.G81]" office:value-type="float" office:value="0.00000002468209581163" calcext:value-type="float">
            <text:p>2.4682095812E-08</text:p>
          </table:table-cell>
          <table:table-cell table:formula="of:=[.H82]-[.H81]" office:value-type="float" office:value="-0.00000002677512705995" calcext:value-type="float">
            <text:p>-2.6775127060E-08</text:p>
          </table:table-cell>
          <table:table-cell table:formula="of:=[.I82]-[.I81]" office:value-type="float" office:value="0.0000957428383117076" calcext:value-type="float">
            <text:p>9.5742838312E-05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71" calcext:value-type="float">
            <text:p>1.7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08848792614" calcext:value-type="float">
            <text:p>1.3740884879E-02</text:p>
          </table:table-cell>
          <table:table-cell office:value-type="float" office:value="0.255921249220013" calcext:value-type="float">
            <text:p>2.5592124922E-01</text:p>
          </table:table-cell>
          <table:table-cell office:value-type="float" office:value="-0.255672502206156" calcext:value-type="float">
            <text:p>-2.5567250221E-01</text:p>
          </table:table-cell>
          <table:table-cell office:value-type="float" office:value="-31359.0749632576" calcext:value-type="float">
            <text:p>-3.1359074963E+04</text:p>
          </table:table-cell>
          <table:table-cell office:value-type="float" office:value="-65481.5377284919" calcext:value-type="float">
            <text:p>-6.5481537728E+04</text:p>
          </table:table-cell>
          <table:table-cell office:value-type="float" office:value="428.3577" calcext:value-type="float">
            <text:p>4.2835770000E+02</text:p>
          </table:table-cell>
          <table:table-cell office:value-type="float" office:value="0.00000000335048028037" calcext:value-type="float">
            <text:p>3.3504802804E-09</text:p>
          </table:table-cell>
          <table:table-cell office:value-type="float" office:value="0.00000002468209581163" calcext:value-type="float">
            <text:p>2.4682095812E-08</text:p>
          </table:table-cell>
          <table:table-cell office:value-type="float" office:value="-0.00000002677512705995" calcext:value-type="float">
            <text:p>-2.6775127060E-08</text:p>
          </table:table-cell>
          <table:table-cell office:value-type="float" office:value="0.0000957428383117076" calcext:value-type="float">
            <text:p>9.5742838312E-05</text:p>
          </table:table-cell>
          <table:table-cell table:number-columns-repeated="2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68605407419286" calcext:value-type="float">
            <text:p>1.6860540742E-02</text:p>
          </table:table-cell>
          <table:table-cell office:value-type="float" office:value="0.490145274675833" calcext:value-type="float">
            <text:p>4.9014527468E-01</text:p>
          </table:table-cell>
          <table:table-cell office:value-type="float" office:value="-0.550264552228813" calcext:value-type="float">
            <text:p>-5.5026455223E-01</text:p>
          </table:table-cell>
          <table:table-cell office:value-type="float" office:value="-29644.8754927676" calcext:value-type="float">
            <text:p>-2.9644875493E+04</text:p>
          </table:table-cell>
          <table:table-cell office:value-type="float" office:value="-65483.6213761726" calcext:value-type="float">
            <text:p>-6.5483621376E+04</text:p>
          </table:table-cell>
          <table:table-cell office:value-type="float" office:value="0.8739" calcext:value-type="float">
            <text:p>8.7390000000E-01</text:p>
          </table:table-cell>
          <table:table-cell table:formula="of:=[.F85]-[.F84]" office:value-type="float" office:value="-0.00286961081718238" calcext:value-type="float">
            <text:p>-2.8696108172E-03</text:p>
          </table:table-cell>
          <table:table-cell table:formula="of:=[.G85]-[.G84]" office:value-type="float" office:value="-0.223536257780794" calcext:value-type="float">
            <text:p>-2.2353625778E-01</text:p>
          </table:table-cell>
          <table:table-cell table:formula="of:=[.H85]-[.H84]" office:value-type="float" office:value="0.291980826189938" calcext:value-type="float">
            <text:p>2.9198082619E-01</text:p>
          </table:table-cell>
          <table:table-cell table:formula="of:=[.I85]-[.I84]" office:value-type="float" office:value="-534.922169102862" calcext:value-type="float">
            <text:p>-5.3492216910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909299247462" calcext:value-type="float">
            <text:p>1.3990929925E-02</text:p>
          </table:table-cell>
          <table:table-cell office:value-type="float" office:value="0.266609016895038" calcext:value-type="float">
            <text:p>2.6660901690E-01</text:p>
          </table:table-cell>
          <table:table-cell office:value-type="float" office:value="-0.258283726038874" calcext:value-type="float">
            <text:p>-2.5828372604E-01</text:p>
          </table:table-cell>
          <table:table-cell office:value-type="float" office:value="-30179.7976618705" calcext:value-type="float">
            <text:p>-3.0179797662E+04</text:p>
          </table:table-cell>
          <table:table-cell office:value-type="float" office:value="-65481.4579661797" calcext:value-type="float">
            <text:p>-6.5481457966E+04</text:p>
          </table:table-cell>
          <table:table-cell office:value-type="float" office:value="1.5379" calcext:value-type="float">
            <text:p>1.5379000000E+00</text:p>
          </table:table-cell>
          <table:table-cell table:formula="of:=[.F86]-[.F85]" office:value-type="float" office:value="-0.0000132240802889101" calcext:value-type="float">
            <text:p>-1.3224080289E-05</text:p>
          </table:table-cell>
          <table:table-cell table:formula="of:=[.G86]-[.G85]" office:value-type="float" office:value="-0.0927160305314319" calcext:value-type="float">
            <text:p>-9.2716030531E-02</text:p>
          </table:table-cell>
          <table:table-cell table:formula="of:=[.H86]-[.H85]" office:value-type="float" office:value="0.074043265827313" calcext:value-type="float">
            <text:p>7.4043265827E-02</text:p>
          </table:table-cell>
          <table:table-cell table:formula="of:=[.I86]-[.I85]" office:value-type="float" office:value="-413.858256813219" calcext:value-type="float">
            <text:p>-4.1385825681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table:number-columns-repeated="2" office:value-type="float" office:value="23" calcext:value-type="float">
            <text:p>2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777058444573" calcext:value-type="float">
            <text:p>1.3977705844E-02</text:p>
          </table:table-cell>
          <table:table-cell office:value-type="float" office:value="0.173892986363606" calcext:value-type="float">
            <text:p>1.7389298636E-01</text:p>
          </table:table-cell>
          <table:table-cell office:value-type="float" office:value="-0.184240460211561" calcext:value-type="float">
            <text:p>-1.8424046021E-01</text:p>
          </table:table-cell>
          <table:table-cell office:value-type="float" office:value="-30593.6559186837" calcext:value-type="float">
            <text:p>-3.0593655919E+04</text:p>
          </table:table-cell>
          <table:table-cell office:value-type="float" office:value="-65481.5538432344" calcext:value-type="float">
            <text:p>-6.5481553843E+04</text:p>
          </table:table-cell>
          <table:table-cell office:value-type="float" office:value="2.4957" calcext:value-type="float">
            <text:p>2.4957000000E+00</text:p>
          </table:table-cell>
          <table:table-cell table:formula="of:=[.F87]-[.F86]" office:value-type="float" office:value="0.00051039501534691" calcext:value-type="float">
            <text:p>5.1039501535E-04</text:p>
          </table:table-cell>
          <table:table-cell table:formula="of:=[.G87]-[.G86]" office:value-type="float" office:value="0.0692930826822684" calcext:value-type="float">
            <text:p>6.9293082682E-02</text:p>
          </table:table-cell>
          <table:table-cell table:formula="of:=[.H87]-[.H86]" office:value-type="float" office:value="-0.05136917707593" calcext:value-type="float">
            <text:p>-5.1369177076E-02</text:p>
          </table:table-cell>
          <table:table-cell table:formula="of:=[.I87]-[.I86]" office:value-type="float" office:value="-239.50359842" calcext:value-type="float">
            <text:p>-2.3950359842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4881008598042" calcext:value-type="float">
            <text:p>1.4488100860E-02</text:p>
          </table:table-cell>
          <table:table-cell office:value-type="float" office:value="0.243186069045875" calcext:value-type="float">
            <text:p>2.4318606905E-01</text:p>
          </table:table-cell>
          <table:table-cell office:value-type="float" office:value="-0.235609637287491" calcext:value-type="float">
            <text:p>-2.3560963729E-01</text:p>
          </table:table-cell>
          <table:table-cell office:value-type="float" office:value="-30833.1595171037" calcext:value-type="float">
            <text:p>-3.0833159517E+04</text:p>
          </table:table-cell>
          <table:table-cell office:value-type="float" office:value="-65481.5382006983" calcext:value-type="float">
            <text:p>-6.5481538201E+04</text:p>
          </table:table-cell>
          <table:table-cell office:value-type="float" office:value="3.8765" calcext:value-type="float">
            <text:p>3.8765000000E+00</text:p>
          </table:table-cell>
          <table:table-cell table:formula="of:=[.F88]-[.F87]" office:value-type="float" office:value="-0.000262843600336521" calcext:value-type="float">
            <text:p>-2.6284360034E-04</text:p>
          </table:table-cell>
          <table:table-cell table:formula="of:=[.G88]-[.G87]" office:value-type="float" office:value="0.0241941886603811" calcext:value-type="float">
            <text:p>2.4194188660E-02</text:p>
          </table:table-cell>
          <table:table-cell table:formula="of:=[.H88]-[.H87]" office:value-type="float" office:value="-0.0289933442473595" calcext:value-type="float">
            <text:p>-2.8993344247E-02</text:p>
          </table:table-cell>
          <table:table-cell table:formula="of:=[.I88]-[.I87]" office:value-type="float" office:value="-177.612503031989" calcext:value-type="float">
            <text:p>-1.7761250303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2252572594677" calcext:value-type="float">
            <text:p>1.4225257259E-02</text:p>
          </table:table-cell>
          <table:table-cell office:value-type="float" office:value="0.267380257706256" calcext:value-type="float">
            <text:p>2.6738025771E-01</text:p>
          </table:table-cell>
          <table:table-cell office:value-type="float" office:value="-0.264602981534851" calcext:value-type="float">
            <text:p>-2.6460298153E-01</text:p>
          </table:table-cell>
          <table:table-cell office:value-type="float" office:value="-31010.7720201357" calcext:value-type="float">
            <text:p>-3.1010772020E+04</text:p>
          </table:table-cell>
          <table:table-cell office:value-type="float" office:value="-65481.5377478683" calcext:value-type="float">
            <text:p>-6.5481537748E+04</text:p>
          </table:table-cell>
          <table:table-cell office:value-type="float" office:value="5.7131" calcext:value-type="float">
            <text:p>5.7131000000E+00</text:p>
          </table:table-cell>
          <table:table-cell table:formula="of:=[.F89]-[.F88]" office:value-type="float" office:value="0.0000203230682094303" calcext:value-type="float">
            <text:p>2.0323068209E-05</text:p>
          </table:table-cell>
          <table:table-cell table:formula="of:=[.G89]-[.G88]" office:value-type="float" office:value="0.00872001422298874" calcext:value-type="float">
            <text:p>8.7200142230E-03</text:p>
          </table:table-cell>
          <table:table-cell table:formula="of:=[.H89]-[.H88]" office:value-type="float" office:value="-0.00996423913617645" calcext:value-type="float">
            <text:p>-9.9642391362E-03</text:p>
          </table:table-cell>
          <table:table-cell table:formula="of:=[.I89]-[.I88]" office:value-type="float" office:value="-119.708913623632" calcext:value-type="float">
            <text:p>-1.1970891362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2455803276771" calcext:value-type="float">
            <text:p>1.4245580328E-02</text:p>
          </table:table-cell>
          <table:table-cell office:value-type="float" office:value="0.276100271929244" calcext:value-type="float">
            <text:p>2.7610027193E-01</text:p>
          </table:table-cell>
          <table:table-cell office:value-type="float" office:value="-0.274567220671027" calcext:value-type="float">
            <text:p>-2.7456722067E-01</text:p>
          </table:table-cell>
          <table:table-cell office:value-type="float" office:value="-31130.4809337593" calcext:value-type="float">
            <text:p>-3.1130480934E+04</text:p>
          </table:table-cell>
          <table:table-cell office:value-type="float" office:value="-65481.5377493508" calcext:value-type="float">
            <text:p>-6.5481537749E+04</text:p>
          </table:table-cell>
          <table:table-cell office:value-type="float" office:value="8.202" calcext:value-type="float">
            <text:p>8.2020000000E+00</text:p>
          </table:table-cell>
          <table:table-cell table:formula="of:=[.F90]-[.F89]" office:value-type="float" office:value="-0.00026775201051365" calcext:value-type="float">
            <text:p>-2.6775201051E-04</text:p>
          </table:table-cell>
          <table:table-cell table:formula="of:=[.G90]-[.G89]" office:value-type="float" office:value="-0.0170883359208019" calcext:value-type="float">
            <text:p>-1.7088335921E-02</text:p>
          </table:table-cell>
          <table:table-cell table:formula="of:=[.H90]-[.H89]" office:value-type="float" office:value="0.0164636241237945" calcext:value-type="float">
            <text:p>1.6463624124E-02</text:p>
          </table:table-cell>
          <table:table-cell table:formula="of:=[.I90]-[.I89]" office:value-type="float" office:value="-94.4401548647984" calcext:value-type="float">
            <text:p>-9.4440154865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39" calcext:value-type="float">
            <text:p>3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778283171635" calcext:value-type="float">
            <text:p>1.3977828317E-02</text:p>
          </table:table-cell>
          <table:table-cell office:value-type="float" office:value="0.259011936008442" calcext:value-type="float">
            <text:p>2.5901193601E-01</text:p>
          </table:table-cell>
          <table:table-cell office:value-type="float" office:value="-0.258103596547233" calcext:value-type="float">
            <text:p>-2.5810359655E-01</text:p>
          </table:table-cell>
          <table:table-cell office:value-type="float" office:value="-31224.9210886241" calcext:value-type="float">
            <text:p>-3.1224921089E+04</text:p>
          </table:table-cell>
          <table:table-cell office:value-type="float" office:value="-65481.5377282295" calcext:value-type="float">
            <text:p>-6.5481537728E+04</text:p>
          </table:table-cell>
          <table:table-cell office:value-type="float" office:value="10.8349" calcext:value-type="float">
            <text:p>1.0834900000E+01</text:p>
          </table:table-cell>
          <table:table-cell table:formula="of:=[.F91]-[.F90]" office:value-type="float" office:value="-0.000324963034996651" calcext:value-type="float">
            <text:p>-3.2496303500E-04</text:p>
          </table:table-cell>
          <table:table-cell table:formula="of:=[.G91]-[.G90]" office:value-type="float" office:value="-0.0143347782057508" calcext:value-type="float">
            <text:p>-1.4334778206E-02</text:p>
          </table:table-cell>
          <table:table-cell table:formula="of:=[.H91]-[.H90]" office:value-type="float" office:value="0.0139713335784464" calcext:value-type="float">
            <text:p>1.3971333578E-02</text:p>
          </table:table-cell>
          <table:table-cell table:formula="of:=[.I91]-[.I90]" office:value-type="float" office:value="-70.1652099902603" calcext:value-type="float">
            <text:p>-7.0165209990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43" calcext:value-type="float">
            <text:p>4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528652821668" calcext:value-type="float">
            <text:p>1.3652865282E-02</text:p>
          </table:table-cell>
          <table:table-cell office:value-type="float" office:value="0.244677157802692" calcext:value-type="float">
            <text:p>2.4467715780E-01</text:p>
          </table:table-cell>
          <table:table-cell office:value-type="float" office:value="-0.244132262968786" calcext:value-type="float">
            <text:p>-2.4413226297E-01</text:p>
          </table:table-cell>
          <table:table-cell office:value-type="float" office:value="-31295.0862986144" calcext:value-type="float">
            <text:p>-3.1295086299E+04</text:p>
          </table:table-cell>
          <table:table-cell office:value-type="float" office:value="-65481.5377285301" calcext:value-type="float">
            <text:p>-6.5481537729E+04</text:p>
          </table:table-cell>
          <table:table-cell office:value-type="float" office:value="14.3651" calcext:value-type="float">
            <text:p>1.4365100000E+01</text:p>
          </table:table-cell>
          <table:table-cell table:formula="of:=[.F92]-[.F91]" office:value-type="float" office:value="-0.0000846476808680496" calcext:value-type="float">
            <text:p>-8.4647680868E-05</text:p>
          </table:table-cell>
          <table:table-cell table:formula="of:=[.G92]-[.G91]" office:value-type="float" office:value="-0.0043565237399783" calcext:value-type="float">
            <text:p>-4.3565237400E-03</text:p>
          </table:table-cell>
          <table:table-cell table:formula="of:=[.H92]-[.H91]" office:value-type="float" office:value="0.004228086628351" calcext:value-type="float">
            <text:p>4.2280866284E-03</text:p>
          </table:table-cell>
          <table:table-cell table:formula="of:=[.I92]-[.I91]" office:value-type="float" office:value="-49.1714127859887" calcext:value-type="float">
            <text:p>-4.9171412786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5682176012988" calcext:value-type="float">
            <text:p>1.3568217601E-02</text:p>
          </table:table-cell>
          <table:table-cell office:value-type="float" office:value="0.240320634062713" calcext:value-type="float">
            <text:p>2.4032063406E-01</text:p>
          </table:table-cell>
          <table:table-cell office:value-type="float" office:value="-0.239904176340435" calcext:value-type="float">
            <text:p>-2.3990417634E-01</text:p>
          </table:table-cell>
          <table:table-cell office:value-type="float" office:value="-31344.2577114004" calcext:value-type="float">
            <text:p>-3.1344257711E+04</text:p>
          </table:table-cell>
          <table:table-cell office:value-type="float" office:value="-65481.537728495" calcext:value-type="float">
            <text:p>-6.5481537728E+04</text:p>
          </table:table-cell>
          <table:table-cell office:value-type="float" office:value="18.3143" calcext:value-type="float">
            <text:p>1.8314300000E+01</text:p>
          </table:table-cell>
          <table:table-cell table:formula="of:=[.F93]-[.F92]" office:value-type="float" office:value="0.00018380280063561" calcext:value-type="float">
            <text:p>1.8380280064E-04</text:p>
          </table:table-cell>
          <table:table-cell table:formula="of:=[.G93]-[.G92]" office:value-type="float" office:value="0.00922605661377471" calcext:value-type="float">
            <text:p>9.2260566138E-03</text:p>
          </table:table-cell>
          <table:table-cell table:formula="of:=[.H93]-[.H92]" office:value-type="float" office:value="-0.00933799327535029" calcext:value-type="float">
            <text:p>-9.3379932754E-03</text:p>
          </table:table-cell>
          <table:table-cell table:formula="of:=[.I93]-[.I92]" office:value-type="float" office:value="-25.485137277632" calcext:value-type="float">
            <text:p>-2.5485137278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51" calcext:value-type="float">
            <text:p>5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520204019344" calcext:value-type="float">
            <text:p>1.3752020402E-02</text:p>
          </table:table-cell>
          <table:table-cell office:value-type="float" office:value="0.249546690676488" calcext:value-type="float">
            <text:p>2.4954669068E-01</text:p>
          </table:table-cell>
          <table:table-cell office:value-type="float" office:value="-0.249242169615785" calcext:value-type="float">
            <text:p>-2.4924216962E-01</text:p>
          </table:table-cell>
          <table:table-cell office:value-type="float" office:value="-31369.742848678" calcext:value-type="float">
            <text:p>-3.1369742849E+04</text:p>
          </table:table-cell>
          <table:table-cell office:value-type="float" office:value="-65481.5377284932" calcext:value-type="float">
            <text:p>-6.5481537728E+04</text:p>
          </table:table-cell>
          <table:table-cell office:value-type="float" office:value="23.4945" calcext:value-type="float">
            <text:p>2.3494500000E+01</text:p>
          </table:table-cell>
          <table:table-cell table:formula="of:=[.F94]-[.F93]" office:value-type="float" office:value="0.0000508537131355107" calcext:value-type="float">
            <text:p>5.0853713136E-05</text:p>
          </table:table-cell>
          <table:table-cell table:formula="of:=[.G94]-[.G93]" office:value-type="float" office:value="0.00595202986804561" calcext:value-type="float">
            <text:p>5.9520298680E-03</text:p>
          </table:table-cell>
          <table:table-cell table:formula="of:=[.H94]-[.H93]" office:value-type="float" office:value="-0.00600293743672103" calcext:value-type="float">
            <text:p>-6.0029374367E-03</text:p>
          </table:table-cell>
          <table:table-cell table:formula="of:=[.I94]-[.I93]" office:value-type="float" office:value="17.6242590278598" calcext:value-type="float">
            <text:p>1.7624259028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55" calcext:value-type="float">
            <text:p>5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028741150699" calcext:value-type="float">
            <text:p>1.3802874115E-02</text:p>
          </table:table-cell>
          <table:table-cell office:value-type="float" office:value="0.255498720544534" calcext:value-type="float">
            <text:p>2.5549872054E-01</text:p>
          </table:table-cell>
          <table:table-cell office:value-type="float" office:value="-0.255245107052506" calcext:value-type="float">
            <text:p>-2.5524510705E-01</text:p>
          </table:table-cell>
          <table:table-cell office:value-type="float" office:value="-31352.1185896501" calcext:value-type="float">
            <text:p>-3.135211859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28.6318" calcext:value-type="float">
            <text:p>2.8631800000E+01</text:p>
          </table:table-cell>
          <table:table-cell table:formula="of:=[.F95]-[.F94]" office:value-type="float" office:value="-0.00000479941122616054" calcext:value-type="float">
            <text:p>-4.7994112262E-06</text:p>
          </table:table-cell>
          <table:table-cell table:formula="of:=[.G95]-[.G94]" office:value-type="float" office:value="0.00279991889850911" calcext:value-type="float">
            <text:p>2.7999188985E-03</text:p>
          </table:table-cell>
          <table:table-cell table:formula="of:=[.H95]-[.H94]" office:value-type="float" office:value="-0.003001471589548" calcext:value-type="float">
            <text:p>-3.0014715895E-03</text:p>
          </table:table-cell>
          <table:table-cell table:formula="of:=[.I95]-[.I94]" office:value-type="float" office:value="5.74864957336104" calcext:value-type="float">
            <text:p>5.7486495734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59" calcext:value-type="float">
            <text:p>5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980747038437" calcext:value-type="float">
            <text:p>1.3798074704E-02</text:p>
          </table:table-cell>
          <table:table-cell office:value-type="float" office:value="0.258298639443043" calcext:value-type="float">
            <text:p>2.5829863944E-01</text:p>
          </table:table-cell>
          <table:table-cell office:value-type="float" office:value="-0.258246578642055" calcext:value-type="float">
            <text:p>-2.5824657864E-01</text:p>
          </table:table-cell>
          <table:table-cell office:value-type="float" office:value="-31346.3699400768" calcext:value-type="float">
            <text:p>-3.1346369940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34.9302" calcext:value-type="float">
            <text:p>3.4930200000E+01</text:p>
          </table:table-cell>
          <table:table-cell table:formula="of:=[.F96]-[.F95]" office:value-type="float" office:value="-0.0000559074231092794" calcext:value-type="float">
            <text:p>-5.5907423109E-05</text:p>
          </table:table-cell>
          <table:table-cell table:formula="of:=[.G96]-[.G95]" office:value-type="float" office:value="0.000275731028050785" calcext:value-type="float">
            <text:p>2.7573102805E-04</text:p>
          </table:table-cell>
          <table:table-cell table:formula="of:=[.H96]-[.H95]" office:value-type="float" office:value="-0.000227474550629547" calcext:value-type="float">
            <text:p>-2.2747455063E-04</text:p>
          </table:table-cell>
          <table:table-cell table:formula="of:=[.I96]-[.I95]" office:value-type="float" office:value="-1.81848659492971" calcext:value-type="float">
            <text:p>-1.8184865949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63" calcext:value-type="float">
            <text:p>6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421672807344" calcext:value-type="float">
            <text:p>1.3742167281E-02</text:p>
          </table:table-cell>
          <table:table-cell office:value-type="float" office:value="0.258574370471094" calcext:value-type="float">
            <text:p>2.5857437047E-01</text:p>
          </table:table-cell>
          <table:table-cell office:value-type="float" office:value="-0.258474053192684" calcext:value-type="float">
            <text:p>-2.5847405319E-01</text:p>
          </table:table-cell>
          <table:table-cell office:value-type="float" office:value="-31348.1884266717" calcext:value-type="float">
            <text:p>-3.1348188427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41.5471" calcext:value-type="float">
            <text:p>4.1547100000E+01</text:p>
          </table:table-cell>
          <table:table-cell table:formula="of:=[.F97]-[.F96]" office:value-type="float" office:value="-0.0000658057943315211" calcext:value-type="float">
            <text:p>-6.5805794332E-05</text:p>
          </table:table-cell>
          <table:table-cell table:formula="of:=[.G97]-[.G96]" office:value-type="float" office:value="-0.00164531370754989" calcext:value-type="float">
            <text:p>-1.6453137075E-03</text:p>
          </table:table-cell>
          <table:table-cell table:formula="of:=[.H97]-[.H96]" office:value-type="float" office:value="0.00159998108272086" calcext:value-type="float">
            <text:p>1.5999810827E-03</text:p>
          </table:table-cell>
          <table:table-cell table:formula="of:=[.I97]-[.I96]" office:value-type="float" office:value="-5.3648830748607" calcext:value-type="float">
            <text:p>-5.3648830749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67" calcext:value-type="float">
            <text:p>6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763614864029" calcext:value-type="float">
            <text:p>1.3676361486E-02</text:p>
          </table:table-cell>
          <table:table-cell office:value-type="float" office:value="0.256929056763544" calcext:value-type="float">
            <text:p>2.5692905676E-01</text:p>
          </table:table-cell>
          <table:table-cell office:value-type="float" office:value="-0.256874072109963" calcext:value-type="float">
            <text:p>-2.5687407211E-01</text:p>
          </table:table-cell>
          <table:table-cell office:value-type="float" office:value="-31353.5533097466" calcext:value-type="float">
            <text:p>-3.135355331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50.9756" calcext:value-type="float">
            <text:p>5.0975600000E+01</text:p>
          </table:table-cell>
          <table:table-cell table:formula="of:=[.F98]-[.F97]" office:value-type="float" office:value="-0.0000198193573857901" calcext:value-type="float">
            <text:p>-1.9819357386E-05</text:p>
          </table:table-cell>
          <table:table-cell table:formula="of:=[.G98]-[.G97]" office:value-type="float" office:value="-0.00161726719772071" calcext:value-type="float">
            <text:p>-1.6172671977E-03</text:p>
          </table:table-cell>
          <table:table-cell table:formula="of:=[.H98]-[.H97]" office:value-type="float" office:value="0.00160153223664089" calcext:value-type="float">
            <text:p>1.6015322366E-03</text:p>
          </table:table-cell>
          <table:table-cell table:formula="of:=[.I98]-[.I97]" office:value-type="float" office:value="2.56327260802936" calcext:value-type="float">
            <text:p>2.5632726080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71" calcext:value-type="float">
            <text:p>7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565421290171" calcext:value-type="float">
            <text:p>1.3656542129E-02</text:p>
          </table:table-cell>
          <table:table-cell office:value-type="float" office:value="0.255311789565823" calcext:value-type="float">
            <text:p>2.5531178957E-01</text:p>
          </table:table-cell>
          <table:table-cell office:value-type="float" office:value="-0.255272539873322" calcext:value-type="float">
            <text:p>-2.5527253987E-01</text:p>
          </table:table-cell>
          <table:table-cell office:value-type="float" office:value="-31350.9900371385" calcext:value-type="float">
            <text:p>-3.1350990037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59.3106" calcext:value-type="float">
            <text:p>5.9310600000E+01</text:p>
          </table:table-cell>
          <table:table-cell table:formula="of:=[.F99]-[.F98]" office:value-type="float" office:value="0.0000418715286901912" calcext:value-type="float">
            <text:p>4.1871528690E-05</text:p>
          </table:table-cell>
          <table:table-cell table:formula="of:=[.G99]-[.G98]" office:value-type="float" office:value="-0.000308904529433718" calcext:value-type="float">
            <text:p>-3.0890452943E-04</text:p>
          </table:table-cell>
          <table:table-cell table:formula="of:=[.H99]-[.H98]" office:value-type="float" office:value="0.000285833829765547" calcext:value-type="float">
            <text:p>2.8583382977E-04</text:p>
          </table:table-cell>
          <table:table-cell table:formula="of:=[.I99]-[.I98]" office:value-type="float" office:value="1.84504231512983" calcext:value-type="float">
            <text:p>1.8450423151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75" calcext:value-type="float">
            <text:p>7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984136577073" calcext:value-type="float">
            <text:p>1.3698413658E-02</text:p>
          </table:table-cell>
          <table:table-cell office:value-type="float" office:value="0.255002885036389" calcext:value-type="float">
            <text:p>2.5500288504E-01</text:p>
          </table:table-cell>
          <table:table-cell office:value-type="float" office:value="-0.254986706043557" calcext:value-type="float">
            <text:p>-2.5498670604E-01</text:p>
          </table:table-cell>
          <table:table-cell office:value-type="float" office:value="-31349.1449948234" calcext:value-type="float">
            <text:p>-3.1349144995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70.1831" calcext:value-type="float">
            <text:p>7.0183100000E+01</text:p>
          </table:table-cell>
          <table:table-cell table:formula="of:=[.F100]-[.F99]" office:value-type="float" office:value="0.0000204046859404294" calcext:value-type="float">
            <text:p>2.0404685940E-05</text:p>
          </table:table-cell>
          <table:table-cell table:formula="of:=[.G100]-[.G99]" office:value-type="float" office:value="0.00172577825378001" calcext:value-type="float">
            <text:p>1.7257782538E-03</text:p>
          </table:table-cell>
          <table:table-cell table:formula="of:=[.H100]-[.H99]" office:value-type="float" office:value="-0.00174371499315651" calcext:value-type="float">
            <text:p>-1.7437149932E-03</text:p>
          </table:table-cell>
          <table:table-cell table:formula="of:=[.I100]-[.I99]" office:value-type="float" office:value="0.394132084380544" calcext:value-type="float">
            <text:p>3.9413208438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79" calcext:value-type="float">
            <text:p>7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88183436478" calcext:value-type="float">
            <text:p>1.3718818344E-02</text:p>
          </table:table-cell>
          <table:table-cell office:value-type="float" office:value="0.256728663290169" calcext:value-type="float">
            <text:p>2.5672866329E-01</text:p>
          </table:table-cell>
          <table:table-cell office:value-type="float" office:value="-0.256730421036713" calcext:value-type="float">
            <text:p>-2.5673042104E-01</text:p>
          </table:table-cell>
          <table:table-cell office:value-type="float" office:value="-31348.750862739" calcext:value-type="float">
            <text:p>-3.1348750863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80.6867" calcext:value-type="float">
            <text:p>8.0686700000E+01</text:p>
          </table:table-cell>
          <table:table-cell table:formula="of:=[.F101]-[.F100]" office:value-type="float" office:value="0.00000045656067122063" calcext:value-type="float">
            <text:p>4.5656067122E-07</text:p>
          </table:table-cell>
          <table:table-cell table:formula="of:=[.G101]-[.G100]" office:value-type="float" office:value="0.00105927706605907" calcext:value-type="float">
            <text:p>1.0592770661E-03</text:p>
          </table:table-cell>
          <table:table-cell table:formula="of:=[.H101]-[.H100]" office:value-type="float" office:value="-0.00104181520846619" calcext:value-type="float">
            <text:p>-1.0418152085E-03</text:p>
          </table:table-cell>
          <table:table-cell table:formula="of:=[.I101]-[.I100]" office:value-type="float" office:value="-3.45193926581851" calcext:value-type="float">
            <text:p>-3.4519392658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83" calcext:value-type="float">
            <text:p>8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9274904319" calcext:value-type="float">
            <text:p>1.3719274904E-02</text:p>
          </table:table-cell>
          <table:table-cell office:value-type="float" office:value="0.257787940356228" calcext:value-type="float">
            <text:p>2.5778794036E-01</text:p>
          </table:table-cell>
          <table:table-cell office:value-type="float" office:value="-0.257772236245179" calcext:value-type="float">
            <text:p>-2.5777223625E-01</text:p>
          </table:table-cell>
          <table:table-cell office:value-type="float" office:value="-31352.2028020048" calcext:value-type="float">
            <text:p>-3.1352202802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94.1517" calcext:value-type="float">
            <text:p>9.4151700000E+01</text:p>
          </table:table-cell>
          <table:table-cell table:formula="of:=[.F102]-[.F101]" office:value-type="float" office:value="-0.0000163276577501408" calcext:value-type="float">
            <text:p>-1.6327657750E-05</text:p>
          </table:table-cell>
          <table:table-cell table:formula="of:=[.G102]-[.G101]" office:value-type="float" office:value="0.000136448753610907" calcext:value-type="float">
            <text:p>1.3644875361E-04</text:p>
          </table:table-cell>
          <table:table-cell table:formula="of:=[.H102]-[.H101]" office:value-type="float" office:value="-0.000122373796825614" calcext:value-type="float">
            <text:p>-1.2237379683E-04</text:p>
          </table:table-cell>
          <table:table-cell table:formula="of:=[.I102]-[.I101]" office:value-type="float" office:value="-5.46951314729085" calcext:value-type="float">
            <text:p>-5.4695131473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87" calcext:value-type="float">
            <text:p>8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29472465688" calcext:value-type="float">
            <text:p>1.3702947247E-02</text:p>
          </table:table-cell>
          <table:table-cell office:value-type="float" office:value="0.257924389109839" calcext:value-type="float">
            <text:p>2.5792438911E-01</text:p>
          </table:table-cell>
          <table:table-cell office:value-type="float" office:value="-0.257894610042005" calcext:value-type="float">
            <text:p>-2.5789461004E-01</text:p>
          </table:table-cell>
          <table:table-cell office:value-type="float" office:value="-31357.6723151521" calcext:value-type="float">
            <text:p>-3.1357672315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05.7124" calcext:value-type="float">
            <text:p>1.0571240000E+02</text:p>
          </table:table-cell>
          <table:table-cell table:formula="of:=[.F103]-[.F102]" office:value-type="float" office:value="-0.0000203189357247599" calcext:value-type="float">
            <text:p>-2.0318935725E-05</text:p>
          </table:table-cell>
          <table:table-cell table:formula="of:=[.G103]-[.G102]" office:value-type="float" office:value="-0.000365344531938705" calcext:value-type="float">
            <text:p>-3.6534453194E-04</text:p>
          </table:table-cell>
          <table:table-cell table:formula="of:=[.H103]-[.H102]" office:value-type="float" office:value="0.000366809677703084" calcext:value-type="float">
            <text:p>3.6680967770E-04</text:p>
          </table:table-cell>
          <table:table-cell table:formula="of:=[.I103]-[.I102]" office:value-type="float" office:value="-4.1007590301997" calcext:value-type="float">
            <text:p>-4.1007590302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91" calcext:value-type="float">
            <text:p>9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826283108441" calcext:value-type="float">
            <text:p>1.3682628311E-02</text:p>
          </table:table-cell>
          <table:table-cell office:value-type="float" office:value="0.257559044577901" calcext:value-type="float">
            <text:p>2.5755904458E-01</text:p>
          </table:table-cell>
          <table:table-cell office:value-type="float" office:value="-0.257527800364302" calcext:value-type="float">
            <text:p>-2.5752780036E-01</text:p>
          </table:table-cell>
          <table:table-cell office:value-type="float" office:value="-31361.7730741823" calcext:value-type="float">
            <text:p>-3.1361773074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119.7877" calcext:value-type="float">
            <text:p>1.1978770000E+02</text:p>
          </table:table-cell>
          <table:table-cell table:formula="of:=[.F104]-[.F103]" office:value-type="float" office:value="0.00000085486409658053" calcext:value-type="float">
            <text:p>8.5486409658E-07</text:p>
          </table:table-cell>
          <table:table-cell table:formula="of:=[.G104]-[.G103]" office:value-type="float" office:value="-0.0000263034495759928" calcext:value-type="float">
            <text:p>-2.6303449576E-05</text:p>
          </table:table-cell>
          <table:table-cell table:formula="of:=[.H104]-[.H103]" office:value-type="float" office:value="0.0000197580735504244" calcext:value-type="float">
            <text:p>1.9758073550E-05</text:p>
          </table:table-cell>
          <table:table-cell table:formula="of:=[.I104]-[.I103]" office:value-type="float" office:value="-0.848866176849697" calcext:value-type="float">
            <text:p>-8.4886617685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95" calcext:value-type="float">
            <text:p>9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834831749407" calcext:value-type="float">
            <text:p>1.3683483175E-02</text:p>
          </table:table-cell>
          <table:table-cell office:value-type="float" office:value="0.257532741128325" calcext:value-type="float">
            <text:p>2.5753274113E-01</text:p>
          </table:table-cell>
          <table:table-cell office:value-type="float" office:value="-0.257508042290752" calcext:value-type="float">
            <text:p>-2.5750804229E-01</text:p>
          </table:table-cell>
          <table:table-cell office:value-type="float" office:value="-31362.6219403592" calcext:value-type="float">
            <text:p>-3.1362621940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137.9082" calcext:value-type="float">
            <text:p>1.3790820000E+02</text:p>
          </table:table-cell>
          <table:table-cell table:formula="of:=[.F105]-[.F104]" office:value-type="float" office:value="0.0000124868034366704" calcext:value-type="float">
            <text:p>1.2486803437E-05</text:p>
          </table:table-cell>
          <table:table-cell table:formula="of:=[.G105]-[.G104]" office:value-type="float" office:value="0.000243685300788943" calcext:value-type="float">
            <text:p>2.4368530079E-04</text:p>
          </table:table-cell>
          <table:table-cell table:formula="of:=[.H105]-[.H104]" office:value-type="float" office:value="-0.000248002283735893" calcext:value-type="float">
            <text:p>-2.4800228374E-04</text:p>
          </table:table-cell>
          <table:table-cell table:formula="of:=[.I105]-[.I104]" office:value-type="float" office:value="1.324643770291" calcext:value-type="float">
            <text:p>1.3246437703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99" calcext:value-type="float">
            <text:p>9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959699783773" calcext:value-type="float">
            <text:p>1.3695969978E-02</text:p>
          </table:table-cell>
          <table:table-cell office:value-type="float" office:value="0.257776426429113" calcext:value-type="float">
            <text:p>2.5777642643E-01</text:p>
          </table:table-cell>
          <table:table-cell office:value-type="float" office:value="-0.257756044574487" calcext:value-type="float">
            <text:p>-2.5775604457E-01</text:p>
          </table:table-cell>
          <table:table-cell office:value-type="float" office:value="-31361.2972965889" calcext:value-type="float">
            <text:p>-3.136129729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53.7905" calcext:value-type="float">
            <text:p>1.5379050000E+02</text:p>
          </table:table-cell>
          <table:table-cell table:formula="of:=[.F106]-[.F105]" office:value-type="float" office:value="0.00000750425971783944" calcext:value-type="float">
            <text:p>7.5042597178E-06</text:p>
          </table:table-cell>
          <table:table-cell table:formula="of:=[.G106]-[.G105]" office:value-type="float" office:value="0.000208620910313095" calcext:value-type="float">
            <text:p>2.0862091031E-04</text:p>
          </table:table-cell>
          <table:table-cell table:formula="of:=[.H106]-[.H105]" office:value-type="float" office:value="-0.000212556535052533" calcext:value-type="float">
            <text:p>-2.1255653505E-04</text:p>
          </table:table-cell>
          <table:table-cell table:formula="of:=[.I106]-[.I105]" office:value-type="float" office:value="1.27837534389982" calcext:value-type="float">
            <text:p>1.2783753439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03" calcext:value-type="float">
            <text:p>1.0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34742380952" calcext:value-type="float">
            <text:p>1.3703474238E-02</text:p>
          </table:table-cell>
          <table:table-cell office:value-type="float" office:value="0.257985047339427" calcext:value-type="float">
            <text:p>2.5798504734E-01</text:p>
          </table:table-cell>
          <table:table-cell office:value-type="float" office:value="-0.25796860110954" calcext:value-type="float">
            <text:p>-2.5796860111E-01</text:p>
          </table:table-cell>
          <table:table-cell office:value-type="float" office:value="-31360.018921245" calcext:value-type="float">
            <text:p>-3.1360018921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174.7411" calcext:value-type="float">
            <text:p>1.7474110000E+02</text:p>
          </table:table-cell>
          <table:table-cell table:formula="of:=[.F107]-[.F106]" office:value-type="float" office:value="-0.00000086963713493045" calcext:value-type="float">
            <text:p>-8.6963713493E-07</text:p>
          </table:table-cell>
          <table:table-cell table:formula="of:=[.G107]-[.G106]" office:value-type="float" office:value="-0.0000328382913195035" calcext:value-type="float">
            <text:p>-3.2838291320E-05</text:p>
          </table:table-cell>
          <table:table-cell table:formula="of:=[.H107]-[.H106]" office:value-type="float" office:value="0.0000320578353951162" calcext:value-type="float">
            <text:p>3.2057835395E-05</text:p>
          </table:table-cell>
          <table:table-cell table:formula="of:=[.I107]-[.I106]" office:value-type="float" office:value="0.397284082650003" calcext:value-type="float">
            <text:p>3.9728408265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07" calcext:value-type="float">
            <text:p>1.0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26046009602" calcext:value-type="float">
            <text:p>1.3702604601E-02</text:p>
          </table:table-cell>
          <table:table-cell office:value-type="float" office:value="0.257952209048107" calcext:value-type="float">
            <text:p>2.5795220905E-01</text:p>
          </table:table-cell>
          <table:table-cell office:value-type="float" office:value="-0.257936543274145" calcext:value-type="float">
            <text:p>-2.5793654327E-01</text:p>
          </table:table-cell>
          <table:table-cell office:value-type="float" office:value="-31359.6216371623" calcext:value-type="float">
            <text:p>-3.1359621637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91.6597" calcext:value-type="float">
            <text:p>1.9165970000E+02</text:p>
          </table:table-cell>
          <table:table-cell table:formula="of:=[.F108]-[.F107]" office:value-type="float" office:value="-0.00000268829745136978" calcext:value-type="float">
            <text:p>-2.6882974514E-06</text:p>
          </table:table-cell>
          <table:table-cell table:formula="of:=[.G108]-[.G107]" office:value-type="float" office:value="-0.000137593225152333" calcext:value-type="float">
            <text:p>-1.3759322515E-04</text:p>
          </table:table-cell>
          <table:table-cell table:formula="of:=[.H108]-[.H107]" office:value-type="float" office:value="0.000138544509405703" calcext:value-type="float">
            <text:p>1.3854450941E-04</text:p>
          </table:table-cell>
          <table:table-cell table:formula="of:=[.I108]-[.I107]" office:value-type="float" office:value="-0.025627121940488" calcext:value-type="float">
            <text:p>-2.5627121940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11" calcext:value-type="float">
            <text:p>1.1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999163035089" calcext:value-type="float">
            <text:p>1.3699916304E-02</text:p>
          </table:table-cell>
          <table:table-cell office:value-type="float" office:value="0.257814615822955" calcext:value-type="float">
            <text:p>2.5781461582E-01</text:p>
          </table:table-cell>
          <table:table-cell office:value-type="float" office:value="-0.257797998764739" calcext:value-type="float">
            <text:p>-2.5779799876E-01</text:p>
          </table:table-cell>
          <table:table-cell office:value-type="float" office:value="-31359.6472642843" calcext:value-type="float">
            <text:p>-3.1359647264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213.4449" calcext:value-type="float">
            <text:p>2.1344490000E+02</text:p>
          </table:table-cell>
          <table:table-cell table:formula="of:=[.F109]-[.F108]" office:value-type="float" office:value="-0.00000016226592223015" calcext:value-type="float">
            <text:p>-1.6226592223E-07</text:p>
          </table:table-cell>
          <table:table-cell table:formula="of:=[.G109]-[.G108]" office:value-type="float" office:value="-0.00000921712386986462" calcext:value-type="float">
            <text:p>-9.2171238699E-06</text:p>
          </table:table-cell>
          <table:table-cell table:formula="of:=[.H109]-[.H108]" office:value-type="float" office:value="0.00000923946001990528" calcext:value-type="float">
            <text:p>9.2394600199E-06</text:p>
          </table:table-cell>
          <table:table-cell table:formula="of:=[.I109]-[.I108]" office:value-type="float" office:value="-0.039318409999396" calcext:value-type="float">
            <text:p>-3.9318409999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15" calcext:value-type="float">
            <text:p>1.1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997540375866" calcext:value-type="float">
            <text:p>1.3699754038E-02</text:p>
          </table:table-cell>
          <table:table-cell office:value-type="float" office:value="0.257805398699085" calcext:value-type="float">
            <text:p>2.5780539870E-01</text:p>
          </table:table-cell>
          <table:table-cell office:value-type="float" office:value="-0.257788759304719" calcext:value-type="float">
            <text:p>-2.5778875930E-01</text:p>
          </table:table-cell>
          <table:table-cell office:value-type="float" office:value="-31359.6865826943" calcext:value-type="float">
            <text:p>-3.1359686583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234.4153" calcext:value-type="float">
            <text:p>2.3441530000E+02</text:p>
          </table:table-cell>
          <table:table-cell table:formula="of:=[.F110]-[.F109]" office:value-type="float" office:value="0.00000204133634647968" calcext:value-type="float">
            <text:p>2.0413363465E-06</text:p>
          </table:table-cell>
          <table:table-cell table:formula="of:=[.G110]-[.G109]" office:value-type="float" office:value="0.0000569709124096929" calcext:value-type="float">
            <text:p>5.6970912410E-05</text:p>
          </table:table-cell>
          <table:table-cell table:formula="of:=[.H110]-[.H109]" office:value-type="float" office:value="-0.0000567486477741075" calcext:value-type="float">
            <text:p>-5.6748647774E-05</text:p>
          </table:table-cell>
          <table:table-cell table:formula="of:=[.I110]-[.I109]" office:value-type="float" office:value="0.0162977676372975" calcext:value-type="float">
            <text:p>1.6297767637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19" calcext:value-type="float">
            <text:p>1.1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17953739331" calcext:value-type="float">
            <text:p>1.3701795374E-02</text:p>
          </table:table-cell>
          <table:table-cell office:value-type="float" office:value="0.257862369611495" calcext:value-type="float">
            <text:p>2.5786236961E-01</text:p>
          </table:table-cell>
          <table:table-cell office:value-type="float" office:value="-0.257845507952493" calcext:value-type="float">
            <text:p>-2.5784550795E-01</text:p>
          </table:table-cell>
          <table:table-cell office:value-type="float" office:value="-31359.6702849266" calcext:value-type="float">
            <text:p>-3.135967028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266.247" calcext:value-type="float">
            <text:p>2.6624700000E+02</text:p>
          </table:table-cell>
          <table:table-cell table:formula="of:=[.F111]-[.F110]" office:value-type="float" office:value="0.00000167873814185121" calcext:value-type="float">
            <text:p>1.6787381419E-06</text:p>
          </table:table-cell>
          <table:table-cell table:formula="of:=[.G111]-[.G110]" office:value-type="float" office:value="0.0000305113342279895" calcext:value-type="float">
            <text:p>3.0511334228E-05</text:p>
          </table:table-cell>
          <table:table-cell table:formula="of:=[.H111]-[.H110]" office:value-type="float" office:value="-0.0000308628919341025" calcext:value-type="float">
            <text:p>-3.0862891934E-05</text:p>
          </table:table-cell>
          <table:table-cell table:formula="of:=[.I111]-[.I110]" office:value-type="float" office:value="0.0274206356116338" calcext:value-type="float">
            <text:p>2.7420635612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23" calcext:value-type="float">
            <text:p>1.2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3474112075" calcext:value-type="float">
            <text:p>1.3703474112E-02</text:p>
          </table:table-cell>
          <table:table-cell office:value-type="float" office:value="0.257892880945723" calcext:value-type="float">
            <text:p>2.5789288095E-01</text:p>
          </table:table-cell>
          <table:table-cell office:value-type="float" office:value="-0.257876370844427" calcext:value-type="float">
            <text:p>-2.5787637084E-01</text:p>
          </table:table-cell>
          <table:table-cell office:value-type="float" office:value="-31359.642864291" calcext:value-type="float">
            <text:p>-3.1359642864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287.0837" calcext:value-type="float">
            <text:p>2.8708370000E+02</text:p>
          </table:table-cell>
          <table:table-cell table:formula="of:=[.F112]-[.F111]" office:value-type="float" office:value="0.000000412679509329" calcext:value-type="float">
            <text:p>4.1267950933E-07</text:p>
          </table:table-cell>
          <table:table-cell table:formula="of:=[.G112]-[.G111]" office:value-type="float" office:value="-0.00000178053154431534" calcext:value-type="float">
            <text:p>-1.7805315443E-06</text:p>
          </table:table-cell>
          <table:table-cell table:formula="of:=[.H112]-[.H111]" office:value-type="float" office:value="0.00000115585108928506" calcext:value-type="float">
            <text:p>1.1558510893E-06</text:p>
          </table:table-cell>
          <table:table-cell table:formula="of:=[.I112]-[.I111]" office:value-type="float" office:value="0.0150809143087827" calcext:value-type="float">
            <text:p>1.5080914309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27" calcext:value-type="float">
            <text:p>1.2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38867915843" calcext:value-type="float">
            <text:p>1.3703886792E-02</text:p>
          </table:table-cell>
          <table:table-cell office:value-type="float" office:value="0.257891100414178" calcext:value-type="float">
            <text:p>2.5789110041E-01</text:p>
          </table:table-cell>
          <table:table-cell office:value-type="float" office:value="-0.257875214993338" calcext:value-type="float">
            <text:p>-2.5787521499E-01</text:p>
          </table:table-cell>
          <table:table-cell office:value-type="float" office:value="-31359.6277833767" calcext:value-type="float">
            <text:p>-3.1359627783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312.8904" calcext:value-type="float">
            <text:p>3.1289040000E+02</text:p>
          </table:table-cell>
          <table:table-cell table:formula="of:=[.F113]-[.F112]" office:value-type="float" office:value="0.00000018771224527016" calcext:value-type="float">
            <text:p>1.8771224527E-07</text:p>
          </table:table-cell>
          <table:table-cell table:formula="of:=[.G113]-[.G112]" office:value-type="float" office:value="-0.0000113652184420832" calcext:value-type="float">
            <text:p>-1.1365218442E-05</text:p>
          </table:table-cell>
          <table:table-cell table:formula="of:=[.H113]-[.H112]" office:value-type="float" office:value="0.0000113126828479859" calcext:value-type="float">
            <text:p>1.1312682848E-05</text:p>
          </table:table-cell>
          <table:table-cell table:formula="of:=[.I113]-[.I112]" office:value-type="float" office:value="0.0057968605615315" calcext:value-type="float">
            <text:p>5.7968605615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31" calcext:value-type="float">
            <text:p>1.3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0745038296" calcext:value-type="float">
            <text:p>1.3704074504E-02</text:p>
          </table:table-cell>
          <table:table-cell office:value-type="float" office:value="0.257879735195736" calcext:value-type="float">
            <text:p>2.5787973520E-01</text:p>
          </table:table-cell>
          <table:table-cell office:value-type="float" office:value="-0.25786390231049" calcext:value-type="float">
            <text:p>-2.5786390231E-01</text:p>
          </table:table-cell>
          <table:table-cell office:value-type="float" office:value="-31359.6219865162" calcext:value-type="float">
            <text:p>-3.1359621987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340.1604" calcext:value-type="float">
            <text:p>3.4016040000E+02</text:p>
          </table:table-cell>
          <table:table-cell table:formula="of:=[.F114]-[.F113]" office:value-type="float" office:value="0.00000024244380127971" calcext:value-type="float">
            <text:p>2.4244380128E-07</text:p>
          </table:table-cell>
          <table:table-cell table:formula="of:=[.G114]-[.G113]" office:value-type="float" office:value="-0.00000264857717807709" calcext:value-type="float">
            <text:p>-2.6485771781E-06</text:p>
          </table:table-cell>
          <table:table-cell table:formula="of:=[.H114]-[.H113]" office:value-type="float" office:value="0.00000289366236433386" calcext:value-type="float">
            <text:p>2.8936623643E-06</text:p>
          </table:table-cell>
          <table:table-cell table:formula="of:=[.I114]-[.I113]" office:value-type="float" office:value="0.00307932628857088" calcext:value-type="float">
            <text:p>3.0793262886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35" calcext:value-type="float">
            <text:p>1.3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3169476308" calcext:value-type="float">
            <text:p>1.3704316948E-02</text:p>
          </table:table-cell>
          <table:table-cell office:value-type="float" office:value="0.257877086618558" calcext:value-type="float">
            <text:p>2.5787708662E-01</text:p>
          </table:table-cell>
          <table:table-cell office:value-type="float" office:value="-0.257861008648126" calcext:value-type="float">
            <text:p>-2.5786100865E-01</text:p>
          </table:table-cell>
          <table:table-cell office:value-type="float" office:value="-31359.6189071899" calcext:value-type="float">
            <text:p>-3.135961890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379.0633" calcext:value-type="float">
            <text:p>3.7906330000E+02</text:p>
          </table:table-cell>
          <table:table-cell table:formula="of:=[.F115]-[.F114]" office:value-type="float" office:value="0.00000023198903517131" calcext:value-type="float">
            <text:p>2.3198903517E-07</text:p>
          </table:table-cell>
          <table:table-cell table:formula="of:=[.G115]-[.G114]" office:value-type="float" office:value="0.00000290810013364728" calcext:value-type="float">
            <text:p>2.9081001336E-06</text:p>
          </table:table-cell>
          <table:table-cell table:formula="of:=[.H115]-[.H114]" office:value-type="float" office:value="-0.00000279109100931318" calcext:value-type="float">
            <text:p>-2.7910910093E-06</text:p>
          </table:table-cell>
          <table:table-cell table:formula="of:=[.I115]-[.I114]" office:value-type="float" office:value="0.00258442658014246" calcext:value-type="float">
            <text:p>2.5844265801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39" calcext:value-type="float">
            <text:p>1.3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548936666" calcext:value-type="float">
            <text:p>1.3704548937E-02</text:p>
          </table:table-cell>
          <table:table-cell office:value-type="float" office:value="0.257879994718692" calcext:value-type="float">
            <text:p>2.5787999472E-01</text:p>
          </table:table-cell>
          <table:table-cell office:value-type="float" office:value="-0.257863799739135" calcext:value-type="float">
            <text:p>-2.5786379974E-01</text:p>
          </table:table-cell>
          <table:table-cell office:value-type="float" office:value="-31359.6163227633" calcext:value-type="float">
            <text:p>-3.1359616323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415.3867" calcext:value-type="float">
            <text:p>4.1538670000E+02</text:p>
          </table:table-cell>
          <table:table-cell table:formula="of:=[.F116]-[.F115]" office:value-type="float" office:value="0.00000011221131050905" calcext:value-type="float">
            <text:p>1.1221131051E-07</text:p>
          </table:table-cell>
          <table:table-cell table:formula="of:=[.G116]-[.G115]" office:value-type="float" office:value="0.00000121393103014178" calcext:value-type="float">
            <text:p>1.2139310301E-06</text:p>
          </table:table-cell>
          <table:table-cell table:formula="of:=[.H116]-[.H115]" office:value-type="float" office:value="-0.0000012891289403183" calcext:value-type="float">
            <text:p>-1.2891289403E-06</text:p>
          </table:table-cell>
          <table:table-cell table:formula="of:=[.I116]-[.I115]" office:value-type="float" office:value="0.00204821913939668" calcext:value-type="float">
            <text:p>2.0482191394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43" calcext:value-type="float">
            <text:p>1.4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6611479765" calcext:value-type="float">
            <text:p>1.3704661148E-02</text:p>
          </table:table-cell>
          <table:table-cell office:value-type="float" office:value="0.257881208649722" calcext:value-type="float">
            <text:p>2.5788120865E-01</text:p>
          </table:table-cell>
          <table:table-cell office:value-type="float" office:value="-0.257865088868075" calcext:value-type="float">
            <text:p>-2.5786508887E-01</text:p>
          </table:table-cell>
          <table:table-cell office:value-type="float" office:value="-31359.6142745442" calcext:value-type="float">
            <text:p>-3.1359614275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440.8301" calcext:value-type="float">
            <text:p>4.4083010000E+02</text:p>
          </table:table-cell>
          <table:table-cell table:formula="of:=[.F117]-[.F116]" office:value-type="float" office:value="0.00000005017313258089" calcext:value-type="float">
            <text:p>5.0173132581E-08</text:p>
          </table:table-cell>
          <table:table-cell table:formula="of:=[.G117]-[.G116]" office:value-type="float" office:value="-0.00000030875970979949" calcext:value-type="float">
            <text:p>-3.0875970980E-07</text:p>
          </table:table-cell>
          <table:table-cell table:formula="of:=[.H117]-[.H116]" office:value-type="float" office:value="0.00000023767692280963" calcext:value-type="float">
            <text:p>2.3767692281E-07</text:p>
          </table:table-cell>
          <table:table-cell table:formula="of:=[.I117]-[.I116]" office:value-type="float" office:value="0.00136076770286309" calcext:value-type="float">
            <text:p>1.3607677029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47" calcext:value-type="float">
            <text:p>1.4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7113211091" calcext:value-type="float">
            <text:p>1.3704711321E-02</text:p>
          </table:table-cell>
          <table:table-cell office:value-type="float" office:value="0.257880899890012" calcext:value-type="float">
            <text:p>2.5788089989E-01</text:p>
          </table:table-cell>
          <table:table-cell office:value-type="float" office:value="-0.257864851191153" calcext:value-type="float">
            <text:p>-2.5786485119E-01</text:p>
          </table:table-cell>
          <table:table-cell office:value-type="float" office:value="-31359.6129137765" calcext:value-type="float">
            <text:p>-3.1359612914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485.452" calcext:value-type="float">
            <text:p>4.8545200000E+02</text:p>
          </table:table-cell>
          <table:table-cell table:formula="of:=[.F118]-[.F117]" office:value-type="float" office:value="0.00000005855844786851" calcext:value-type="float">
            <text:p>5.8558447869E-08</text:p>
          </table:table-cell>
          <table:table-cell table:formula="of:=[.G118]-[.G117]" office:value-type="float" office:value="-0.00000069591275458914" calcext:value-type="float">
            <text:p>-6.9591275459E-07</text:p>
          </table:table-cell>
          <table:table-cell table:formula="of:=[.H118]-[.H117]" office:value-type="float" office:value="0.00000070830537318711" calcext:value-type="float">
            <text:p>7.0830537319E-07</text:p>
          </table:table-cell>
          <table:table-cell table:formula="of:=[.I118]-[.I117]" office:value-type="float" office:value="0.000867268507136032" calcext:value-type="float">
            <text:p>8.6726850714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51" calcext:value-type="float">
            <text:p>1.5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769879557" calcext:value-type="float">
            <text:p>1.3704769880E-02</text:p>
          </table:table-cell>
          <table:table-cell office:value-type="float" office:value="0.257880203977257" calcext:value-type="float">
            <text:p>2.5788020398E-01</text:p>
          </table:table-cell>
          <table:table-cell office:value-type="float" office:value="-0.25786414288578" calcext:value-type="float">
            <text:p>-2.5786414289E-01</text:p>
          </table:table-cell>
          <table:table-cell office:value-type="float" office:value="-31359.6120465079" calcext:value-type="float">
            <text:p>-3.1359612047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523.846" calcext:value-type="float">
            <text:p>5.2384600000E+02</text:p>
          </table:table-cell>
          <table:table-cell table:formula="of:=[.F119]-[.F118]" office:value-type="float" office:value="0.00000003942702502154" calcext:value-type="float">
            <text:p>3.9427025022E-08</text:p>
          </table:table-cell>
          <table:table-cell table:formula="of:=[.G119]-[.G118]" office:value-type="float" office:value="-0.0000004870979140037" calcext:value-type="float">
            <text:p>-4.8709791400E-07</text:p>
          </table:table-cell>
          <table:table-cell table:formula="of:=[.H119]-[.H118]" office:value-type="float" office:value="0.00000051821997970603" calcext:value-type="float">
            <text:p>5.1821997971E-07</text:p>
          </table:table-cell>
          <table:table-cell table:formula="of:=[.I119]-[.I118]" office:value-type="float" office:value="0.000542587949894369" calcext:value-type="float">
            <text:p>5.4258794989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55" calcext:value-type="float">
            <text:p>1.5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809306582" calcext:value-type="float">
            <text:p>1.3704809307E-02</text:p>
          </table:table-cell>
          <table:table-cell office:value-type="float" office:value="0.257879716879343" calcext:value-type="float">
            <text:p>2.5787971688E-01</text:p>
          </table:table-cell>
          <table:table-cell office:value-type="float" office:value="-0.2578636246658" calcext:value-type="float">
            <text:p>-2.5786362467E-01</text:p>
          </table:table-cell>
          <table:table-cell office:value-type="float" office:value="-31359.61150392" calcext:value-type="float">
            <text:p>-3.1359611504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564.8048" calcext:value-type="float">
            <text:p>5.6480480000E+02</text:p>
          </table:table-cell>
          <table:table-cell table:formula="of:=[.F120]-[.F119]" office:value-type="float" office:value="0.00000001389152529986" calcext:value-type="float">
            <text:p>1.3891525300E-08</text:p>
          </table:table-cell>
          <table:table-cell table:formula="of:=[.G120]-[.G119]" office:value-type="float" office:value="-0.00000000446273351606" calcext:value-type="float">
            <text:p>-4.4627335161E-09</text:p>
          </table:table-cell>
          <table:table-cell table:formula="of:=[.H120]-[.H119]" office:value-type="float" office:value="0.00000001015947143079" calcext:value-type="float">
            <text:p>1.0159471431E-08</text:p>
          </table:table-cell>
          <table:table-cell table:formula="of:=[.I120]-[.I119]" office:value-type="float" office:value="0.000349227491824422" calcext:value-type="float">
            <text:p>3.4922749182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59" calcext:value-type="float">
            <text:p>1.5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8231981073" calcext:value-type="float">
            <text:p>1.3704823198E-02</text:p>
          </table:table-cell>
          <table:table-cell office:value-type="float" office:value="0.25787971241661" calcext:value-type="float">
            <text:p>2.5787971242E-01</text:p>
          </table:table-cell>
          <table:table-cell office:value-type="float" office:value="-0.257863614506328" calcext:value-type="float">
            <text:p>-2.5786361451E-01</text:p>
          </table:table-cell>
          <table:table-cell office:value-type="float" office:value="-31359.6111546925" calcext:value-type="float">
            <text:p>-3.1359611155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596.0016" calcext:value-type="float">
            <text:p>5.9600160000E+02</text:p>
          </table:table-cell>
          <table:table-cell table:formula="of:=[.F121]-[.F120]" office:value-type="float" office:value="0.00000000131588510921" calcext:value-type="float">
            <text:p>1.3158851092E-09</text:p>
          </table:table-cell>
          <table:table-cell table:formula="of:=[.G121]-[.G120]" office:value-type="float" office:value="0.0000000267255316766" calcext:value-type="float">
            <text:p>2.6725531677E-08</text:p>
          </table:table-cell>
          <table:table-cell table:formula="of:=[.H121]-[.H120]" office:value-type="float" office:value="-0.00000003453930158548" calcext:value-type="float">
            <text:p>-3.4539301585E-08</text:p>
          </table:table-cell>
          <table:table-cell table:formula="of:=[.I121]-[.I120]" office:value-type="float" office:value="0.000219542260310845" calcext:value-type="float">
            <text:p>2.1954226031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63" calcext:value-type="float">
            <text:p>1.6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8245139924" calcext:value-type="float">
            <text:p>1.3704824514E-02</text:p>
          </table:table-cell>
          <table:table-cell office:value-type="float" office:value="0.257879739142142" calcext:value-type="float">
            <text:p>2.5787973914E-01</text:p>
          </table:table-cell>
          <table:table-cell office:value-type="float" office:value="-0.25786364904563" calcext:value-type="float">
            <text:p>-2.5786364905E-01</text:p>
          </table:table-cell>
          <table:table-cell office:value-type="float" office:value="-31359.6109351502" calcext:value-type="float">
            <text:p>-3.135961093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655.5868" calcext:value-type="float">
            <text:p>6.5558680000E+02</text:p>
          </table:table-cell>
          <table:table-cell table:formula="of:=[.F122]-[.F121]" office:value-type="float" office:value="0.00000000230290013968" calcext:value-type="float">
            <text:p>2.3029001397E-09</text:p>
          </table:table-cell>
          <table:table-cell table:formula="of:=[.G122]-[.G121]" office:value-type="float" office:value="-0.00000005940240360713" calcext:value-type="float">
            <text:p>-5.9402403607E-08</text:p>
          </table:table-cell>
          <table:table-cell table:formula="of:=[.H122]-[.H121]" office:value-type="float" office:value="0.00000005739344066669" calcext:value-type="float">
            <text:p>5.7393440667E-08</text:p>
          </table:table-cell>
          <table:table-cell table:formula="of:=[.I122]-[.I121]" office:value-type="float" office:value="0.000130095009808429" calcext:value-type="float">
            <text:p>1.3009500981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67" calcext:value-type="float">
            <text:p>1.6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8268168925" calcext:value-type="float">
            <text:p>1.3704826817E-02</text:p>
          </table:table-cell>
          <table:table-cell office:value-type="float" office:value="0.257879679739738" calcext:value-type="float">
            <text:p>2.5787967974E-01</text:p>
          </table:table-cell>
          <table:table-cell office:value-type="float" office:value="-0.257863591652189" calcext:value-type="float">
            <text:p>-2.5786359165E-01</text:p>
          </table:table-cell>
          <table:table-cell office:value-type="float" office:value="-31359.6108050552" calcext:value-type="float">
            <text:p>-3.1359610805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699.6172" calcext:value-type="float">
            <text:p>6.9961720000E+02</text:p>
          </table:table-cell>
          <table:table-cell table:formula="of:=[.F123]-[.F122]" office:value-type="float" office:value="0.00000000360761190019" calcext:value-type="float">
            <text:p>3.6076119002E-09</text:p>
          </table:table-cell>
          <table:table-cell table:formula="of:=[.G123]-[.G122]" office:value-type="float" office:value="-0.000000040380787103" calcext:value-type="float">
            <text:p>-4.0380787103E-08</text:p>
          </table:table-cell>
          <table:table-cell table:formula="of:=[.H123]-[.H122]" office:value-type="float" office:value="0.00000004133500619563" calcext:value-type="float">
            <text:p>4.1335006196E-08</text:p>
          </table:table-cell>
          <table:table-cell table:formula="of:=[.I123]-[.I122]" office:value-type="float" office:value="0.0000660520781821106" calcext:value-type="float">
            <text:p>6.6052078182E-05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71" calcext:value-type="float">
            <text:p>1.7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48304245044" calcext:value-type="float">
            <text:p>1.3704830425E-02</text:p>
          </table:table-cell>
          <table:table-cell office:value-type="float" office:value="0.257879639358951" calcext:value-type="float">
            <text:p>2.5787963936E-01</text:p>
          </table:table-cell>
          <table:table-cell office:value-type="float" office:value="-0.257863550317183" calcext:value-type="float">
            <text:p>-2.5786355032E-01</text:p>
          </table:table-cell>
          <table:table-cell office:value-type="float" office:value="-31359.6107390032" calcext:value-type="float">
            <text:p>-3.1359610739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755.7382" calcext:value-type="float">
            <text:p>7.5573820000E+02</text:p>
          </table:table-cell>
          <table:table-cell office:value-type="float" office:value="0.00000000360761190019" calcext:value-type="float">
            <text:p>3.6076119002E-09</text:p>
          </table:table-cell>
          <table:table-cell office:value-type="float" office:value="-0.000000040380787103" calcext:value-type="float">
            <text:p>-4.0380787103E-08</text:p>
          </table:table-cell>
          <table:table-cell office:value-type="float" office:value="0.00000004133500619563" calcext:value-type="float">
            <text:p>4.1335006196E-08</text:p>
          </table:table-cell>
          <table:table-cell office:value-type="float" office:value="0.0000660520781821106" calcext:value-type="float">
            <text:p>6.6052078182E-05</text:p>
          </table:table-cell>
          <table:table-cell table:number-columns-repeated="2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72959650802368" calcext:value-type="float">
            <text:p>1.7295965080E-02</text:p>
          </table:table-cell>
          <table:table-cell office:value-type="float" office:value="0.442680313318421" calcext:value-type="float">
            <text:p>4.4268031332E-01</text:p>
          </table:table-cell>
          <table:table-cell office:value-type="float" office:value="-0.498577151264898" calcext:value-type="float">
            <text:p>-4.9857715126E-01</text:p>
          </table:table-cell>
          <table:table-cell office:value-type="float" office:value="-29675.4745595613" calcext:value-type="float">
            <text:p>-2.9675474560E+04</text:p>
          </table:table-cell>
          <table:table-cell office:value-type="float" office:value="-65483.6213761726" calcext:value-type="float">
            <text:p>-6.5483621376E+04</text:p>
          </table:table-cell>
          <table:table-cell office:value-type="float" office:value="1.3019" calcext:value-type="float">
            <text:p>1.3019000000E+00</text:p>
          </table:table-cell>
          <table:table-cell table:formula="of:=[.F126]-[.F125]" office:value-type="float" office:value="-0.00332575192937462" calcext:value-type="float">
            <text:p>-3.3257519294E-03</text:p>
          </table:table-cell>
          <table:table-cell table:formula="of:=[.G126]-[.G125]" office:value-type="float" office:value="-0.172734694271887" calcext:value-type="float">
            <text:p>-1.7273469427E-01</text:p>
          </table:table-cell>
          <table:table-cell table:formula="of:=[.H126]-[.H125]" office:value-type="float" office:value="0.236581851468365" calcext:value-type="float">
            <text:p>2.3658185147E-01</text:p>
          </table:table-cell>
          <table:table-cell table:formula="of:=[.I126]-[.I125]" office:value-type="float" office:value="-513.105473331791" calcext:value-type="float">
            <text:p>-5.1310547333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702131508622" calcext:value-type="float">
            <text:p>1.3970213151E-02</text:p>
          </table:table-cell>
          <table:table-cell office:value-type="float" office:value="0.269945619046535" calcext:value-type="float">
            <text:p>2.6994561905E-01</text:p>
          </table:table-cell>
          <table:table-cell office:value-type="float" office:value="-0.261995299796533" calcext:value-type="float">
            <text:p>-2.6199529980E-01</text:p>
          </table:table-cell>
          <table:table-cell office:value-type="float" office:value="-30188.5800328931" calcext:value-type="float">
            <text:p>-3.0188580033E+04</text:p>
          </table:table-cell>
          <table:table-cell office:value-type="float" office:value="-65481.4579661797" calcext:value-type="float">
            <text:p>-6.5481457966E+04</text:p>
          </table:table-cell>
          <table:table-cell office:value-type="float" office:value="2.402" calcext:value-type="float">
            <text:p>2.4020000000E+00</text:p>
          </table:table-cell>
          <table:table-cell table:formula="of:=[.F127]-[.F126]" office:value-type="float" office:value="0.00000540735124953014" calcext:value-type="float">
            <text:p>5.4073512495E-06</text:p>
          </table:table-cell>
          <table:table-cell table:formula="of:=[.G127]-[.G126]" office:value-type="float" office:value="-0.0945303086361788" calcext:value-type="float">
            <text:p>-9.4530308636E-02</text:p>
          </table:table-cell>
          <table:table-cell table:formula="of:=[.H127]-[.H126]" office:value-type="float" office:value="0.076021242527993" calcext:value-type="float">
            <text:p>7.6021242528E-02</text:p>
          </table:table-cell>
          <table:table-cell table:formula="of:=[.I127]-[.I126]" office:value-type="float" office:value="-413.962932228929" calcext:value-type="float">
            <text:p>-4.1396293223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756205021118" calcext:value-type="float">
            <text:p>1.3975620502E-02</text:p>
          </table:table-cell>
          <table:table-cell office:value-type="float" office:value="0.175415310410356" calcext:value-type="float">
            <text:p>1.7541531041E-01</text:p>
          </table:table-cell>
          <table:table-cell office:value-type="float" office:value="-0.18597405726854" calcext:value-type="float">
            <text:p>-1.8597405727E-01</text:p>
          </table:table-cell>
          <table:table-cell office:value-type="float" office:value="-30602.542965122" calcext:value-type="float">
            <text:p>-3.0602542965E+04</text:p>
          </table:table-cell>
          <table:table-cell office:value-type="float" office:value="-65481.5538432344" calcext:value-type="float">
            <text:p>-6.5481553843E+04</text:p>
          </table:table-cell>
          <table:table-cell office:value-type="float" office:value="3.8699" calcext:value-type="float">
            <text:p>3.8699000000E+00</text:p>
          </table:table-cell>
          <table:table-cell table:formula="of:=[.F128]-[.F127]" office:value-type="float" office:value="0.00053512954661273" calcext:value-type="float">
            <text:p>5.3512954661E-04</text:p>
          </table:table-cell>
          <table:table-cell table:formula="of:=[.G128]-[.G127]" office:value-type="float" office:value="0.064878478308842" calcext:value-type="float">
            <text:p>6.4878478309E-02</text:p>
          </table:table-cell>
          <table:table-cell table:formula="of:=[.H128]-[.H127]" office:value-type="float" office:value="-0.0466281140485791" calcext:value-type="float">
            <text:p>-4.6628114049E-02</text:p>
          </table:table-cell>
          <table:table-cell table:formula="of:=[.I128]-[.I127]" office:value-type="float" office:value="-229.176428488921" calcext:value-type="float">
            <text:p>-2.2917642849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table:number-columns-repeated="2" office:value-type="float" office:value="27" calcext:value-type="float">
            <text:p>2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5107500487245" calcext:value-type="float">
            <text:p>1.4510750049E-02</text:p>
          </table:table-cell>
          <table:table-cell office:value-type="float" office:value="0.240293788719198" calcext:value-type="float">
            <text:p>2.4029378872E-01</text:p>
          </table:table-cell>
          <table:table-cell office:value-type="float" office:value="-0.232602171317119" calcext:value-type="float">
            <text:p>-2.3260217132E-01</text:p>
          </table:table-cell>
          <table:table-cell office:value-type="float" office:value="-30831.7193936109" calcext:value-type="float">
            <text:p>-3.0831719394E+04</text:p>
          </table:table-cell>
          <table:table-cell office:value-type="float" office:value="-65481.5382006982" calcext:value-type="float">
            <text:p>-6.5481538201E+04</text:p>
          </table:table-cell>
          <table:table-cell office:value-type="float" office:value="6.0964" calcext:value-type="float">
            <text:p>6.0964000000E+00</text:p>
          </table:table-cell>
          <table:table-cell table:formula="of:=[.F129]-[.F128]" office:value-type="float" office:value="-0.000257154703247451" calcext:value-type="float">
            <text:p>-2.5715470325E-04</text:p>
          </table:table-cell>
          <table:table-cell table:formula="of:=[.G129]-[.G128]" office:value-type="float" office:value="0.0276971727134879" calcext:value-type="float">
            <text:p>2.7697172713E-02</text:p>
          </table:table-cell>
          <table:table-cell table:formula="of:=[.H129]-[.H128]" office:value-type="float" office:value="-0.0326670672217545" calcext:value-type="float">
            <text:p>-3.2667067222E-02</text:p>
          </table:table-cell>
          <table:table-cell table:formula="of:=[.I129]-[.I128]" office:value-type="float" office:value="-172.544926221879" calcext:value-type="float">
            <text:p>-1.7254492622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253595345477" calcext:value-type="float">
            <text:p>1.4253595345E-02</text:p>
          </table:table-cell>
          <table:table-cell office:value-type="float" office:value="0.267990961432686" calcext:value-type="float">
            <text:p>2.6799096143E-01</text:p>
          </table:table-cell>
          <table:table-cell office:value-type="float" office:value="-0.265269238538874" calcext:value-type="float">
            <text:p>-2.6526923854E-01</text:p>
          </table:table-cell>
          <table:table-cell office:value-type="float" office:value="-31004.2643198328" calcext:value-type="float">
            <text:p>-3.1004264320E+04</text:p>
          </table:table-cell>
          <table:table-cell office:value-type="float" office:value="-65481.5377478683" calcext:value-type="float">
            <text:p>-6.5481537748E+04</text:p>
          </table:table-cell>
          <table:table-cell office:value-type="float" office:value="9.0499" calcext:value-type="float">
            <text:p>9.0499000000E+00</text:p>
          </table:table-cell>
          <table:table-cell table:formula="of:=[.F130]-[.F129]" office:value-type="float" office:value="0.0000252155815688906" calcext:value-type="float">
            <text:p>2.5215581569E-05</text:p>
          </table:table-cell>
          <table:table-cell table:formula="of:=[.G130]-[.G129]" office:value-type="float" office:value="0.00889302075931597" calcext:value-type="float">
            <text:p>8.8930207593E-03</text:p>
          </table:table-cell>
          <table:table-cell table:formula="of:=[.H130]-[.H129]" office:value-type="float" office:value="-0.00986862867017074" calcext:value-type="float">
            <text:p>-9.8686286702E-03</text:p>
          </table:table-cell>
          <table:table-cell table:formula="of:=[.I130]-[.I129]" office:value-type="float" office:value="-143.292247281861" calcext:value-type="float">
            <text:p>-1.4329224728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2788109270459" calcext:value-type="float">
            <text:p>1.4278810927E-02</text:p>
          </table:table-cell>
          <table:table-cell office:value-type="float" office:value="0.276883982192002" calcext:value-type="float">
            <text:p>2.7688398219E-01</text:p>
          </table:table-cell>
          <table:table-cell office:value-type="float" office:value="-0.275137867209044" calcext:value-type="float">
            <text:p>-2.7513786721E-01</text:p>
          </table:table-cell>
          <table:table-cell office:value-type="float" office:value="-31147.5565671147" calcext:value-type="float">
            <text:p>-3.1147556567E+04</text:p>
          </table:table-cell>
          <table:table-cell office:value-type="float" office:value="-65481.5377493508" calcext:value-type="float">
            <text:p>-6.5481537749E+04</text:p>
          </table:table-cell>
          <table:table-cell office:value-type="float" office:value="12.4842" calcext:value-type="float">
            <text:p>1.2484200000E+01</text:p>
          </table:table-cell>
          <table:table-cell table:formula="of:=[.F131]-[.F130]" office:value-type="float" office:value="-0.000276707852838041" calcext:value-type="float">
            <text:p>-2.7670785284E-04</text:p>
          </table:table-cell>
          <table:table-cell table:formula="of:=[.G131]-[.G130]" office:value-type="float" office:value="-0.0189723104189363" calcext:value-type="float">
            <text:p>-1.8972310419E-02</text:p>
          </table:table-cell>
          <table:table-cell table:formula="of:=[.H131]-[.H130]" office:value-type="float" office:value="0.0181712623337479" calcext:value-type="float">
            <text:p>1.8171262334E-02</text:p>
          </table:table-cell>
          <table:table-cell table:formula="of:=[.I131]-[.I130]" office:value-type="float" office:value="-94.344396817487" calcext:value-type="float">
            <text:p>-9.4344396817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39" calcext:value-type="float">
            <text:p>3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0021030742079" calcext:value-type="float">
            <text:p>1.4002103074E-02</text:p>
          </table:table-cell>
          <table:table-cell office:value-type="float" office:value="0.257911671773066" calcext:value-type="float">
            <text:p>2.5791167177E-01</text:p>
          </table:table-cell>
          <table:table-cell office:value-type="float" office:value="-0.256966604875296" calcext:value-type="float">
            <text:p>-2.5696660488E-01</text:p>
          </table:table-cell>
          <table:table-cell office:value-type="float" office:value="-31241.9009639321" calcext:value-type="float">
            <text:p>-3.1241900964E+04</text:p>
          </table:table-cell>
          <table:table-cell office:value-type="float" office:value="-65481.5377282295" calcext:value-type="float">
            <text:p>-6.5481537728E+04</text:p>
          </table:table-cell>
          <table:table-cell office:value-type="float" office:value="17.0444" calcext:value-type="float">
            <text:p>1.7044400000E+01</text:p>
          </table:table-cell>
          <table:table-cell table:formula="of:=[.F132]-[.F131]" office:value-type="float" office:value="-0.000326184299342079" calcext:value-type="float">
            <text:p>-3.2618429934E-04</text:p>
          </table:table-cell>
          <table:table-cell table:formula="of:=[.G132]-[.G131]" office:value-type="float" office:value="-0.00911172311292022" calcext:value-type="float">
            <text:p>-9.1117231129E-03</text:p>
          </table:table-cell>
          <table:table-cell table:formula="of:=[.H132]-[.H131]" office:value-type="float" office:value="0.00849375174310327" calcext:value-type="float">
            <text:p>8.4937517431E-03</text:p>
          </table:table-cell>
          <table:table-cell table:formula="of:=[.I132]-[.I131]" office:value-type="float" office:value="-60.9898692017232" calcext:value-type="float">
            <text:p>-6.0989869202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43" calcext:value-type="float">
            <text:p>4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759187748658" calcext:value-type="float">
            <text:p>1.3675918775E-02</text:p>
          </table:table-cell>
          <table:table-cell office:value-type="float" office:value="0.248799948660145" calcext:value-type="float">
            <text:p>2.4879994866E-01</text:p>
          </table:table-cell>
          <table:table-cell office:value-type="float" office:value="-0.248472853132193" calcext:value-type="float">
            <text:p>-2.4847285313E-01</text:p>
          </table:table-cell>
          <table:table-cell office:value-type="float" office:value="-31302.8908331339" calcext:value-type="float">
            <text:p>-3.1302890833E+04</text:p>
          </table:table-cell>
          <table:table-cell office:value-type="float" office:value="-65481.5377285301" calcext:value-type="float">
            <text:p>-6.5481537729E+04</text:p>
          </table:table-cell>
          <table:table-cell office:value-type="float" office:value="22.7196" calcext:value-type="float">
            <text:p>2.2719600000E+01</text:p>
          </table:table-cell>
          <table:table-cell table:formula="of:=[.F133]-[.F132]" office:value-type="float" office:value="-0.0000913412414664909" calcext:value-type="float">
            <text:p>-9.1341241466E-05</text:p>
          </table:table-cell>
          <table:table-cell table:formula="of:=[.G133]-[.G132]" office:value-type="float" office:value="-0.00439011151156091" calcext:value-type="float">
            <text:p>-4.3901115116E-03</text:p>
          </table:table-cell>
          <table:table-cell table:formula="of:=[.H133]-[.H132]" office:value-type="float" office:value="0.0043317794728549" calcext:value-type="float">
            <text:p>4.3317794729E-03</text:p>
          </table:table-cell>
          <table:table-cell table:formula="of:=[.I133]-[.I132]" office:value-type="float" office:value="-48.2745996742997" calcext:value-type="float">
            <text:p>-4.8274599674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5845775333993" calcext:value-type="float">
            <text:p>1.3584577533E-02</text:p>
          </table:table-cell>
          <table:table-cell office:value-type="float" office:value="0.244409837148584" calcext:value-type="float">
            <text:p>2.4440983715E-01</text:p>
          </table:table-cell>
          <table:table-cell office:value-type="float" office:value="-0.244141073659338" calcext:value-type="float">
            <text:p>-2.4414107366E-01</text:p>
          </table:table-cell>
          <table:table-cell office:value-type="float" office:value="-31351.1654328082" calcext:value-type="float">
            <text:p>-3.1351165433E+04</text:p>
          </table:table-cell>
          <table:table-cell office:value-type="float" office:value="-65481.5377284949" calcext:value-type="float">
            <text:p>-6.5481537728E+04</text:p>
          </table:table-cell>
          <table:table-cell office:value-type="float" office:value="28.9052" calcext:value-type="float">
            <text:p>2.8905200000E+01</text:p>
          </table:table-cell>
          <table:table-cell table:formula="of:=[.F134]-[.F133]" office:value-type="float" office:value="0.00018146512108101" calcext:value-type="float">
            <text:p>1.8146512108E-04</text:p>
          </table:table-cell>
          <table:table-cell table:formula="of:=[.G134]-[.G133]" office:value-type="float" office:value="0.00773000131217283" calcext:value-type="float">
            <text:p>7.7300013122E-03</text:p>
          </table:table-cell>
          <table:table-cell table:formula="of:=[.H134]-[.H133]" office:value-type="float" office:value="-0.00775275981914311" calcext:value-type="float">
            <text:p>-7.7527598191E-03</text:p>
          </table:table-cell>
          <table:table-cell table:formula="of:=[.I134]-[.I133]" office:value-type="float" office:value="-27.5626374618296" calcext:value-type="float">
            <text:p>-2.7562637462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51" calcext:value-type="float">
            <text:p>5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660426544803" calcext:value-type="float">
            <text:p>1.3766042654E-02</text:p>
          </table:table-cell>
          <table:table-cell office:value-type="float" office:value="0.252139838460757" calcext:value-type="float">
            <text:p>2.5213983846E-01</text:p>
          </table:table-cell>
          <table:table-cell office:value-type="float" office:value="-0.251893833478481" calcext:value-type="float">
            <text:p>-2.5189383348E-01</text:p>
          </table:table-cell>
          <table:table-cell office:value-type="float" office:value="-31378.72807027" calcext:value-type="float">
            <text:p>-3.1378728070E+04</text:p>
          </table:table-cell>
          <table:table-cell office:value-type="float" office:value="-65481.5377284932" calcext:value-type="float">
            <text:p>-6.5481537728E+04</text:p>
          </table:table-cell>
          <table:table-cell office:value-type="float" office:value="36.2089" calcext:value-type="float">
            <text:p>3.6208900000E+01</text:p>
          </table:table-cell>
          <table:table-cell table:formula="of:=[.F135]-[.F134]" office:value-type="float" office:value="0.0000562469640228696" calcext:value-type="float">
            <text:p>5.6246964023E-05</text:p>
          </table:table-cell>
          <table:table-cell table:formula="of:=[.G135]-[.G134]" office:value-type="float" office:value="0.00630470568692815" calcext:value-type="float">
            <text:p>6.3047056869E-03</text:p>
          </table:table-cell>
          <table:table-cell table:formula="of:=[.H135]-[.H134]" office:value-type="float" office:value="-0.00643813072331229" calcext:value-type="float">
            <text:p>-6.4381307233E-03</text:p>
          </table:table-cell>
          <table:table-cell table:formula="of:=[.I135]-[.I134]" office:value-type="float" office:value="13.3421690520408" calcext:value-type="float">
            <text:p>1.3342169052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55" calcext:value-type="float">
            <text:p>5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222896185032" calcext:value-type="float">
            <text:p>1.3822289619E-02</text:p>
          </table:table-cell>
          <table:table-cell office:value-type="float" office:value="0.258444544147685" calcext:value-type="float">
            <text:p>2.5844454415E-01</text:p>
          </table:table-cell>
          <table:table-cell office:value-type="float" office:value="-0.258331964201794" calcext:value-type="float">
            <text:p>-2.5833196420E-01</text:p>
          </table:table-cell>
          <table:table-cell office:value-type="float" office:value="-31365.385901218" calcext:value-type="float">
            <text:p>-3.1365385901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45.0786" calcext:value-type="float">
            <text:p>4.5078600000E+01</text:p>
          </table:table-cell>
          <table:table-cell table:formula="of:=[.F136]-[.F135]" office:value-type="float" office:value="-0.00000345119016839993" calcext:value-type="float">
            <text:p>-3.4511901684E-06</text:p>
          </table:table-cell>
          <table:table-cell table:formula="of:=[.G136]-[.G135]" office:value-type="float" office:value="0.00150811369788012" calcext:value-type="float">
            <text:p>1.5081136979E-03</text:p>
          </table:table-cell>
          <table:table-cell table:formula="of:=[.H136]-[.H135]" office:value-type="float" office:value="-0.00163012002321727" calcext:value-type="float">
            <text:p>-1.6301200232E-03</text:p>
          </table:table-cell>
          <table:table-cell table:formula="of:=[.I136]-[.I135]" office:value-type="float" office:value="8.55118187050175" calcext:value-type="float">
            <text:p>8.5511818705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59" calcext:value-type="float">
            <text:p>5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188384283348" calcext:value-type="float">
            <text:p>1.3818838428E-02</text:p>
          </table:table-cell>
          <table:table-cell office:value-type="float" office:value="0.259952657845566" calcext:value-type="float">
            <text:p>2.5995265785E-01</text:p>
          </table:table-cell>
          <table:table-cell office:value-type="float" office:value="-0.259962084225011" calcext:value-type="float">
            <text:p>-2.5996208423E-01</text:p>
          </table:table-cell>
          <table:table-cell office:value-type="float" office:value="-31356.8347193475" calcext:value-type="float">
            <text:p>-3.1356834719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56.3815" calcext:value-type="float">
            <text:p>5.6381500000E+01</text:p>
          </table:table-cell>
          <table:table-cell table:formula="of:=[.F137]-[.F136]" office:value-type="float" office:value="-0.0000603484252423188" calcext:value-type="float">
            <text:p>-6.0348425242E-05</text:p>
          </table:table-cell>
          <table:table-cell table:formula="of:=[.G137]-[.G136]" office:value-type="float" office:value="-0.000345741822070811" calcext:value-type="float">
            <text:p>-3.4574182207E-04</text:p>
          </table:table-cell>
          <table:table-cell table:formula="of:=[.H137]-[.H136]" office:value-type="float" office:value="0.000409540627346605" calcext:value-type="float">
            <text:p>4.0954062735E-04</text:p>
          </table:table-cell>
          <table:table-cell table:formula="of:=[.I137]-[.I136]" office:value-type="float" office:value="0.280358389267349" calcext:value-type="float">
            <text:p>2.8035838927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63" calcext:value-type="float">
            <text:p>6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584900030925" calcext:value-type="float">
            <text:p>1.3758490003E-02</text:p>
          </table:table-cell>
          <table:table-cell office:value-type="float" office:value="0.259606916023495" calcext:value-type="float">
            <text:p>2.5960691602E-01</text:p>
          </table:table-cell>
          <table:table-cell office:value-type="float" office:value="-0.259552543597664" calcext:value-type="float">
            <text:p>-2.5955254360E-01</text:p>
          </table:table-cell>
          <table:table-cell office:value-type="float" office:value="-31356.5543609582" calcext:value-type="float">
            <text:p>-3.1356554361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66.9759" calcext:value-type="float">
            <text:p>6.6975900000E+01</text:p>
          </table:table-cell>
          <table:table-cell table:formula="of:=[.F138]-[.F137]" office:value-type="float" office:value="-0.0000671156157048703" calcext:value-type="float">
            <text:p>-6.7115615705E-05</text:p>
          </table:table-cell>
          <table:table-cell table:formula="of:=[.G138]-[.G137]" office:value-type="float" office:value="-0.000930860850563597" calcext:value-type="float">
            <text:p>-9.3086085056E-04</text:p>
          </table:table-cell>
          <table:table-cell table:formula="of:=[.H138]-[.H137]" office:value-type="float" office:value="0.000919625831417858" calcext:value-type="float">
            <text:p>9.1962583142E-04</text:p>
          </table:table-cell>
          <table:table-cell table:formula="of:=[.I138]-[.I137]" office:value-type="float" office:value="-8.37071622424992" calcext:value-type="float">
            <text:p>-8.3707162242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67" calcext:value-type="float">
            <text:p>6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913743873876" calcext:value-type="float">
            <text:p>1.3691374387E-02</text:p>
          </table:table-cell>
          <table:table-cell office:value-type="float" office:value="0.258676055172931" calcext:value-type="float">
            <text:p>2.5867605517E-01</text:p>
          </table:table-cell>
          <table:table-cell office:value-type="float" office:value="-0.258632917766246" calcext:value-type="float">
            <text:p>-2.5863291777E-01</text:p>
          </table:table-cell>
          <table:table-cell office:value-type="float" office:value="-31364.9250771824" calcext:value-type="float">
            <text:p>-3.136492507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79.8874" calcext:value-type="float">
            <text:p>7.9887400000E+01</text:p>
          </table:table-cell>
          <table:table-cell table:formula="of:=[.F139]-[.F138]" office:value-type="float" office:value="-0.0000199934009290203" calcext:value-type="float">
            <text:p>-1.9993400929E-05</text:p>
          </table:table-cell>
          <table:table-cell table:formula="of:=[.G139]-[.G138]" office:value-type="float" office:value="-0.0010698296051424" calcext:value-type="float">
            <text:p>-1.0698296051E-03</text:p>
          </table:table-cell>
          <table:table-cell table:formula="of:=[.H139]-[.H138]" office:value-type="float" office:value="0.00104702742156571" calcext:value-type="float">
            <text:p>1.0470274216E-03</text:p>
          </table:table-cell>
          <table:table-cell table:formula="of:=[.I139]-[.I138]" office:value-type="float" office:value="-2.47948120679939" calcext:value-type="float">
            <text:p>-2.4794812068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71" calcext:value-type="float">
            <text:p>7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713809864586" calcext:value-type="float">
            <text:p>1.3671380986E-02</text:p>
          </table:table-cell>
          <table:table-cell office:value-type="float" office:value="0.257606225567789" calcext:value-type="float">
            <text:p>2.5760622557E-01</text:p>
          </table:table-cell>
          <table:table-cell office:value-type="float" office:value="-0.257585890344681" calcext:value-type="float">
            <text:p>-2.5758589034E-01</text:p>
          </table:table-cell>
          <table:table-cell office:value-type="float" office:value="-31367.4045583892" calcext:value-type="float">
            <text:p>-3.1367404558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94.7307" calcext:value-type="float">
            <text:p>9.4730700000E+01</text:p>
          </table:table-cell>
          <table:table-cell table:formula="of:=[.F140]-[.F139]" office:value-type="float" office:value="0.0000436341301399499" calcext:value-type="float">
            <text:p>4.3634130140E-05</text:p>
          </table:table-cell>
          <table:table-cell table:formula="of:=[.G140]-[.G139]" office:value-type="float" office:value="0.00105949172524183" calcext:value-type="float">
            <text:p>1.0594917252E-03</text:p>
          </table:table-cell>
          <table:table-cell table:formula="of:=[.H140]-[.H139]" office:value-type="float" office:value="-0.00109114561461238" calcext:value-type="float">
            <text:p>-1.0911456146E-03</text:p>
          </table:table-cell>
          <table:table-cell table:formula="of:=[.I140]-[.I139]" office:value-type="float" office:value="-0.522976544878475" calcext:value-type="float">
            <text:p>-5.2297654488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75" calcext:value-type="float">
            <text:p>7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50151165985" calcext:value-type="float">
            <text:p>1.3715015117E-02</text:p>
          </table:table-cell>
          <table:table-cell office:value-type="float" office:value="0.258665717293031" calcext:value-type="float">
            <text:p>2.5866571729E-01</text:p>
          </table:table-cell>
          <table:table-cell office:value-type="float" office:value="-0.258677035959293" calcext:value-type="float">
            <text:p>-2.5867703596E-01</text:p>
          </table:table-cell>
          <table:table-cell office:value-type="float" office:value="-31367.9275349341" calcext:value-type="float">
            <text:p>-3.1367927535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10.0371" calcext:value-type="float">
            <text:p>1.1003710000E+02</text:p>
          </table:table-cell>
          <table:table-cell table:formula="of:=[.F141]-[.F140]" office:value-type="float" office:value="0.0000201018534663703" calcext:value-type="float">
            <text:p>2.0101853466E-05</text:p>
          </table:table-cell>
          <table:table-cell table:formula="of:=[.G141]-[.G140]" office:value-type="float" office:value="0.000467193349100059" calcext:value-type="float">
            <text:p>4.6719334910E-04</text:p>
          </table:table-cell>
          <table:table-cell table:formula="of:=[.H141]-[.H140]" office:value-type="float" office:value="-0.000457852609403286" calcext:value-type="float">
            <text:p>-4.5785260940E-04</text:p>
          </table:table-cell>
          <table:table-cell table:formula="of:=[.I141]-[.I140]" office:value-type="float" office:value="2.39874717900966" calcext:value-type="float">
            <text:p>2.3987471790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79" calcext:value-type="float">
            <text:p>7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51169700649" calcext:value-type="float">
            <text:p>1.3735116970E-02</text:p>
          </table:table-cell>
          <table:table-cell office:value-type="float" office:value="0.259132910642131" calcext:value-type="float">
            <text:p>2.5913291064E-01</text:p>
          </table:table-cell>
          <table:table-cell office:value-type="float" office:value="-0.259134888568696" calcext:value-type="float">
            <text:p>-2.5913488857E-01</text:p>
          </table:table-cell>
          <table:table-cell office:value-type="float" office:value="-31365.5287877551" calcext:value-type="float">
            <text:p>-3.1365528788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25.9824" calcext:value-type="float">
            <text:p>1.2598240000E+02</text:p>
          </table:table-cell>
          <table:table-cell table:formula="of:=[.F142]-[.F141]" office:value-type="float" office:value="-0.00000013871947336999" calcext:value-type="float">
            <text:p>-1.3871947337E-07</text:p>
          </table:table-cell>
          <table:table-cell table:formula="of:=[.G142]-[.G141]" office:value-type="float" office:value="0.000128523791440849" calcext:value-type="float">
            <text:p>1.2852379144E-04</text:p>
          </table:table-cell>
          <table:table-cell table:formula="of:=[.H142]-[.H141]" office:value-type="float" office:value="-0.000122323209017339" calcext:value-type="float">
            <text:p>-1.2232320902E-04</text:p>
          </table:table-cell>
          <table:table-cell table:formula="of:=[.I142]-[.I141]" office:value-type="float" office:value="2.13240561823841" calcext:value-type="float">
            <text:p>2.1324056182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83" calcext:value-type="float">
            <text:p>8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49782505915" calcext:value-type="float">
            <text:p>1.3734978251E-02</text:p>
          </table:table-cell>
          <table:table-cell office:value-type="float" office:value="0.259261434433572" calcext:value-type="float">
            <text:p>2.5926143443E-01</text:p>
          </table:table-cell>
          <table:table-cell office:value-type="float" office:value="-0.259257211777714" calcext:value-type="float">
            <text:p>-2.5925721178E-01</text:p>
          </table:table-cell>
          <table:table-cell office:value-type="float" office:value="-31363.3963821369" calcext:value-type="float">
            <text:p>-3.1363396382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45.3653" calcext:value-type="float">
            <text:p>1.4536530000E+02</text:p>
          </table:table-cell>
          <table:table-cell table:formula="of:=[.F143]-[.F142]" office:value-type="float" office:value="-0.00001618160778156" calcext:value-type="float">
            <text:p>-1.6181607782E-05</text:p>
          </table:table-cell>
          <table:table-cell table:formula="of:=[.G143]-[.G142]" office:value-type="float" office:value="-0.0000161282616365499" calcext:value-type="float">
            <text:p>-1.6128261637E-05</text:p>
          </table:table-cell>
          <table:table-cell table:formula="of:=[.H143]-[.H142]" office:value-type="float" office:value="0.0000170062242885183" calcext:value-type="float">
            <text:p>1.7006224289E-05</text:p>
          </table:table-cell>
          <table:table-cell table:formula="of:=[.I143]-[.I142]" office:value-type="float" office:value="1.90020926751095" calcext:value-type="float">
            <text:p>1.9002092675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87" calcext:value-type="float">
            <text:p>8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879664281" calcext:value-type="float">
            <text:p>1.3718796643E-02</text:p>
          </table:table-cell>
          <table:table-cell office:value-type="float" office:value="0.259245306171935" calcext:value-type="float">
            <text:p>2.5924530617E-01</text:p>
          </table:table-cell>
          <table:table-cell office:value-type="float" office:value="-0.259240205553425" calcext:value-type="float">
            <text:p>-2.5924020555E-01</text:p>
          </table:table-cell>
          <table:table-cell office:value-type="float" office:value="-31361.4961728694" calcext:value-type="float">
            <text:p>-3.1361496173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69.7551" calcext:value-type="float">
            <text:p>1.6975510000E+02</text:p>
          </table:table-cell>
          <table:table-cell table:formula="of:=[.F144]-[.F143]" office:value-type="float" office:value="-0.0000206291212165397" calcext:value-type="float">
            <text:p>-2.0629121217E-05</text:p>
          </table:table-cell>
          <table:table-cell table:formula="of:=[.G144]-[.G143]" office:value-type="float" office:value="-0.000531763682325548" calcext:value-type="float">
            <text:p>-5.3176368233E-04</text:p>
          </table:table-cell>
          <table:table-cell table:formula="of:=[.H144]-[.H143]" office:value-type="float" office:value="0.00053059501205982" calcext:value-type="float">
            <text:p>5.3059501206E-04</text:p>
          </table:table-cell>
          <table:table-cell table:formula="of:=[.I144]-[.I143]" office:value-type="float" office:value="0.276738130109152" calcext:value-type="float">
            <text:p>2.7673813011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91" calcext:value-type="float">
            <text:p>9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981675215934" calcext:value-type="float">
            <text:p>1.3698167522E-02</text:p>
          </table:table-cell>
          <table:table-cell office:value-type="float" office:value="0.258713542489609" calcext:value-type="float">
            <text:p>2.5871354249E-01</text:p>
          </table:table-cell>
          <table:table-cell office:value-type="float" office:value="-0.258709610541365" calcext:value-type="float">
            <text:p>-2.5870961054E-01</text:p>
          </table:table-cell>
          <table:table-cell office:value-type="float" office:value="-31361.2194347392" calcext:value-type="float">
            <text:p>-3.1361219435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91.9912" calcext:value-type="float">
            <text:p>1.9199120000E+02</text:p>
          </table:table-cell>
          <table:table-cell table:formula="of:=[.F145]-[.F144]" office:value-type="float" office:value="0.00000055879545101875" calcext:value-type="float">
            <text:p>5.5879545102E-07</text:p>
          </table:table-cell>
          <table:table-cell table:formula="of:=[.G145]-[.G144]" office:value-type="float" office:value="-0.000200309358448503" calcext:value-type="float">
            <text:p>-2.0030935845E-04</text:p>
          </table:table-cell>
          <table:table-cell table:formula="of:=[.H145]-[.H144]" office:value-type="float" office:value="0.000201036439206381" calcext:value-type="float">
            <text:p>2.0103643921E-04</text:p>
          </table:table-cell>
          <table:table-cell table:formula="of:=[.I145]-[.I144]" office:value-type="float" office:value="-0.528391511379596" calcext:value-type="float">
            <text:p>-5.2839151138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95" calcext:value-type="float">
            <text:p>9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987263170445" calcext:value-type="float">
            <text:p>1.3698726317E-02</text:p>
          </table:table-cell>
          <table:table-cell office:value-type="float" office:value="0.258513233131161" calcext:value-type="float">
            <text:p>2.5851323313E-01</text:p>
          </table:table-cell>
          <table:table-cell office:value-type="float" office:value="-0.258508574102159" calcext:value-type="float">
            <text:p>-2.5850857410E-01</text:p>
          </table:table-cell>
          <table:table-cell office:value-type="float" office:value="-31361.7478262506" calcext:value-type="float">
            <text:p>-3.1361747826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214.5217" calcext:value-type="float">
            <text:p>2.1452170000E+02</text:p>
          </table:table-cell>
          <table:table-cell table:formula="of:=[.F146]-[.F145]" office:value-type="float" office:value="0.0000128963204957498" calcext:value-type="float">
            <text:p>1.2896320496E-05</text:p>
          </table:table-cell>
          <table:table-cell table:formula="of:=[.G146]-[.G145]" office:value-type="float" office:value="0.000306384496716494" calcext:value-type="float">
            <text:p>3.0638449672E-04</text:p>
          </table:table-cell>
          <table:table-cell table:formula="of:=[.H146]-[.H145]" office:value-type="float" office:value="-0.000305674042484383" calcext:value-type="float">
            <text:p>-3.0567404248E-04</text:p>
          </table:table-cell>
          <table:table-cell table:formula="of:=[.I146]-[.I145]" office:value-type="float" office:value="0.124026347799372" calcext:value-type="float">
            <text:p>1.2402634780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99" calcext:value-type="float">
            <text:p>9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16226375402" calcext:value-type="float">
            <text:p>1.3711622638E-02</text:p>
          </table:table-cell>
          <table:table-cell office:value-type="float" office:value="0.258819617627877" calcext:value-type="float">
            <text:p>2.5881961763E-01</text:p>
          </table:table-cell>
          <table:table-cell office:value-type="float" office:value="-0.258814248144643" calcext:value-type="float">
            <text:p>-2.5881424814E-01</text:p>
          </table:table-cell>
          <table:table-cell office:value-type="float" office:value="-31361.6237999028" calcext:value-type="float">
            <text:p>-3.136162380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240.7279" calcext:value-type="float">
            <text:p>2.4072790000E+02</text:p>
          </table:table-cell>
          <table:table-cell table:formula="of:=[.F147]-[.F146]" office:value-type="float" office:value="0.00000761361435749029" calcext:value-type="float">
            <text:p>7.6136143575E-06</text:p>
          </table:table-cell>
          <table:table-cell table:formula="of:=[.G147]-[.G146]" office:value-type="float" office:value="0.000217349338556494" calcext:value-type="float">
            <text:p>2.1734933856E-04</text:p>
          </table:table-cell>
          <table:table-cell table:formula="of:=[.H147]-[.H146]" office:value-type="float" office:value="-0.000217511407134996" calcext:value-type="float">
            <text:p>-2.1751140713E-04</text:p>
          </table:table-cell>
          <table:table-cell table:formula="of:=[.I147]-[.I146]" office:value-type="float" office:value="0.705491758599237" calcext:value-type="float">
            <text:p>7.0549175860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03" calcext:value-type="float">
            <text:p>1.0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92362518977" calcext:value-type="float">
            <text:p>1.3719236252E-02</text:p>
          </table:table-cell>
          <table:table-cell office:value-type="float" office:value="0.259036966966434" calcext:value-type="float">
            <text:p>2.5903696697E-01</text:p>
          </table:table-cell>
          <table:table-cell office:value-type="float" office:value="-0.259031759551778" calcext:value-type="float">
            <text:p>-2.5903175955E-01</text:p>
          </table:table-cell>
          <table:table-cell office:value-type="float" office:value="-31360.9183081442" calcext:value-type="float">
            <text:p>-3.1360918308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275.9613" calcext:value-type="float">
            <text:p>2.7596130000E+02</text:p>
          </table:table-cell>
          <table:table-cell table:formula="of:=[.F148]-[.F147]" office:value-type="float" office:value="-0.00000073172146980959" calcext:value-type="float">
            <text:p>-7.3172146981E-07</text:p>
          </table:table-cell>
          <table:table-cell table:formula="of:=[.G148]-[.G147]" office:value-type="float" office:value="-0.0000381514931528382" calcext:value-type="float">
            <text:p>-3.8151493153E-05</text:p>
          </table:table-cell>
          <table:table-cell table:formula="of:=[.H148]-[.H147]" office:value-type="float" office:value="0.0000375649914870491" calcext:value-type="float">
            <text:p>3.7564991487E-05</text:p>
          </table:table-cell>
          <table:table-cell table:formula="of:=[.I148]-[.I147]" office:value-type="float" office:value="0.520826911280892" calcext:value-type="float">
            <text:p>5.2082691128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07" calcext:value-type="float">
            <text:p>1.0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85045304279" calcext:value-type="float">
            <text:p>1.3718504530E-02</text:p>
          </table:table-cell>
          <table:table-cell office:value-type="float" office:value="0.258998815473281" calcext:value-type="float">
            <text:p>2.5899881547E-01</text:p>
          </table:table-cell>
          <table:table-cell office:value-type="float" office:value="-0.258994194560291" calcext:value-type="float">
            <text:p>-2.5899419456E-01</text:p>
          </table:table-cell>
          <table:table-cell office:value-type="float" office:value="-31360.3974812329" calcext:value-type="float">
            <text:p>-3.1360397481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302.3497" calcext:value-type="float">
            <text:p>3.0234970000E+02</text:p>
          </table:table-cell>
          <table:table-cell table:formula="of:=[.F149]-[.F148]" office:value-type="float" office:value="-0.00000292732586023962" calcext:value-type="float">
            <text:p>-2.9273258602E-06</text:p>
          </table:table-cell>
          <table:table-cell table:formula="of:=[.G149]-[.G148]" office:value-type="float" office:value="-0.00013356085285926" calcext:value-type="float">
            <text:p>-1.3356085286E-04</text:p>
          </table:table-cell>
          <table:table-cell table:formula="of:=[.H149]-[.H148]" office:value-type="float" office:value="0.000133517460437604" calcext:value-type="float">
            <text:p>1.3351746044E-04</text:p>
          </table:table-cell>
          <table:table-cell table:formula="of:=[.I149]-[.I148]" office:value-type="float" office:value="0.188431424339797" calcext:value-type="float">
            <text:p>1.8843142434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11" calcext:value-type="float">
            <text:p>1.1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55772045676" calcext:value-type="float">
            <text:p>1.3715577205E-02</text:p>
          </table:table-cell>
          <table:table-cell office:value-type="float" office:value="0.258865254620422" calcext:value-type="float">
            <text:p>2.5886525462E-01</text:p>
          </table:table-cell>
          <table:table-cell office:value-type="float" office:value="-0.258860677099854" calcext:value-type="float">
            <text:p>-2.5886067710E-01</text:p>
          </table:table-cell>
          <table:table-cell office:value-type="float" office:value="-31360.2090498086" calcext:value-type="float">
            <text:p>-3.1360209050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340.6653" calcext:value-type="float">
            <text:p>3.4066530000E+02</text:p>
          </table:table-cell>
          <table:table-cell table:formula="of:=[.F150]-[.F149]" office:value-type="float" office:value="-0.00000020029879621054" calcext:value-type="float">
            <text:p>-2.0029879621E-07</text:p>
          </table:table-cell>
          <table:table-cell table:formula="of:=[.G150]-[.G149]" office:value-type="float" office:value="-0.000024395136341504" calcext:value-type="float">
            <text:p>-2.4395136342E-05</text:p>
          </table:table-cell>
          <table:table-cell table:formula="of:=[.H150]-[.H149]" office:value-type="float" office:value="0.0000245451064967983" calcext:value-type="float">
            <text:p>2.4545106497E-05</text:p>
          </table:table-cell>
          <table:table-cell table:formula="of:=[.I150]-[.I149]" office:value-type="float" office:value="0.0452325106707576" calcext:value-type="float">
            <text:p>4.5232510671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15" calcext:value-type="float">
            <text:p>1.1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53769057714" calcext:value-type="float">
            <text:p>1.3715376906E-02</text:p>
          </table:table-cell>
          <table:table-cell office:value-type="float" office:value="0.25884085948408" calcext:value-type="float">
            <text:p>2.5884085948E-01</text:p>
          </table:table-cell>
          <table:table-cell office:value-type="float" office:value="-0.258836131993357" calcext:value-type="float">
            <text:p>-2.5883613199E-01</text:p>
          </table:table-cell>
          <table:table-cell office:value-type="float" office:value="-31360.1638172979" calcext:value-type="float">
            <text:p>-3.1360163817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378.8698" calcext:value-type="float">
            <text:p>3.7886980000E+02</text:p>
          </table:table-cell>
          <table:table-cell table:formula="of:=[.F151]-[.F150]" office:value-type="float" office:value="0.00000208701344277078" calcext:value-type="float">
            <text:p>2.0870134428E-06</text:p>
          </table:table-cell>
          <table:table-cell table:formula="of:=[.G151]-[.G150]" office:value-type="float" office:value="0.0000522400027526682" calcext:value-type="float">
            <text:p>5.2240002753E-05</text:p>
          </table:table-cell>
          <table:table-cell table:formula="of:=[.H151]-[.H150]" office:value-type="float" office:value="-0.0000521110078220977" calcext:value-type="float">
            <text:p>-5.2111007822E-05</text:p>
          </table:table-cell>
          <table:table-cell table:formula="of:=[.I151]-[.I150]" office:value-type="float" office:value="0.0161424889192858" calcext:value-type="float">
            <text:p>1.6142488919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19" calcext:value-type="float">
            <text:p>1.1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74639192142" calcext:value-type="float">
            <text:p>1.3717463919E-02</text:p>
          </table:table-cell>
          <table:table-cell office:value-type="float" office:value="0.258893099486833" calcext:value-type="float">
            <text:p>2.5889309949E-01</text:p>
          </table:table-cell>
          <table:table-cell office:value-type="float" office:value="-0.258888243001179" calcext:value-type="float">
            <text:p>-2.5888824300E-01</text:p>
          </table:table-cell>
          <table:table-cell office:value-type="float" office:value="-31360.147674809" calcext:value-type="float">
            <text:p>-3.136014767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417.9029" calcext:value-type="float">
            <text:p>4.1790290000E+02</text:p>
          </table:table-cell>
          <table:table-cell table:formula="of:=[.F152]-[.F151]" office:value-type="float" office:value="0.00000173069298139983" calcext:value-type="float">
            <text:p>1.7306929814E-06</text:p>
          </table:table-cell>
          <table:table-cell table:formula="of:=[.G152]-[.G151]" office:value-type="float" office:value="0.0000291784496659342" calcext:value-type="float">
            <text:p>2.9178449666E-05</text:p>
          </table:table-cell>
          <table:table-cell table:formula="of:=[.H152]-[.H151]" office:value-type="float" office:value="-0.0000293174604900637" calcext:value-type="float">
            <text:p>-2.9317460490E-05</text:p>
          </table:table-cell>
          <table:table-cell table:formula="of:=[.I152]-[.I151]" office:value-type="float" office:value="0.0112399589997949" calcext:value-type="float">
            <text:p>1.1239959000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23" calcext:value-type="float">
            <text:p>1.2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91946121956" calcext:value-type="float">
            <text:p>1.3719194612E-02</text:p>
          </table:table-cell>
          <table:table-cell office:value-type="float" office:value="0.258922277936499" calcext:value-type="float">
            <text:p>2.5892227794E-01</text:p>
          </table:table-cell>
          <table:table-cell office:value-type="float" office:value="-0.258917560461669" calcext:value-type="float">
            <text:p>-2.5891756046E-01</text:p>
          </table:table-cell>
          <table:table-cell office:value-type="float" office:value="-31360.13643485" calcext:value-type="float">
            <text:p>-3.1360136435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459.5904" calcext:value-type="float">
            <text:p>4.5959040000E+02</text:p>
          </table:table-cell>
          <table:table-cell table:formula="of:=[.F153]-[.F152]" office:value-type="float" office:value="0.00000044234802056009" calcext:value-type="float">
            <text:p>4.4234802056E-07</text:p>
          </table:table-cell>
          <table:table-cell table:formula="of:=[.G153]-[.G152]" office:value-type="float" office:value="-0.00000584618777210721" calcext:value-type="float">
            <text:p>-5.8461877721E-06</text:p>
          </table:table-cell>
          <table:table-cell table:formula="of:=[.H153]-[.H152]" office:value-type="float" office:value="0.00000567770211767904" calcext:value-type="float">
            <text:p>5.6777021177E-06</text:p>
          </table:table-cell>
          <table:table-cell table:formula="of:=[.I153]-[.I152]" office:value-type="float" office:value="0.00683762754124473" calcext:value-type="float">
            <text:p>6.8376275412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27" calcext:value-type="float">
            <text:p>1.2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96369602162" calcext:value-type="float">
            <text:p>1.3719636960E-02</text:p>
          </table:table-cell>
          <table:table-cell office:value-type="float" office:value="0.258916431748727" calcext:value-type="float">
            <text:p>2.5891643175E-01</text:p>
          </table:table-cell>
          <table:table-cell office:value-type="float" office:value="-0.258911882759551" calcext:value-type="float">
            <text:p>-2.5891188276E-01</text:p>
          </table:table-cell>
          <table:table-cell office:value-type="float" office:value="-31360.1295972225" calcext:value-type="float">
            <text:p>-3.136012959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497.8306" calcext:value-type="float">
            <text:p>4.9783060000E+02</text:p>
          </table:table-cell>
          <table:table-cell table:formula="of:=[.F154]-[.F153]" office:value-type="float" office:value="0.00000016124630482922" calcext:value-type="float">
            <text:p>1.6124630483E-07</text:p>
          </table:table-cell>
          <table:table-cell table:formula="of:=[.G154]-[.G153]" office:value-type="float" office:value="-0.0000103383975433302" calcext:value-type="float">
            <text:p>-1.0338397543E-05</text:p>
          </table:table-cell>
          <table:table-cell table:formula="of:=[.H154]-[.H153]" office:value-type="float" office:value="0.0000103229733179888" calcext:value-type="float">
            <text:p>1.0322973318E-05</text:p>
          </table:table-cell>
          <table:table-cell table:formula="of:=[.I154]-[.I153]" office:value-type="float" office:value="0.0043393217601988" calcext:value-type="float">
            <text:p>4.3393217602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31" calcext:value-type="float">
            <text:p>1.3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9798206521" calcext:value-type="float">
            <text:p>1.3719798207E-02</text:p>
          </table:table-cell>
          <table:table-cell office:value-type="float" office:value="0.258906093351183" calcext:value-type="float">
            <text:p>2.5890609335E-01</text:p>
          </table:table-cell>
          <table:table-cell office:value-type="float" office:value="-0.258901559786233" calcext:value-type="float">
            <text:p>-2.5890155979E-01</text:p>
          </table:table-cell>
          <table:table-cell office:value-type="float" office:value="-31360.1252579007" calcext:value-type="float">
            <text:p>-3.1360125258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548.3682" calcext:value-type="float">
            <text:p>5.4836820000E+02</text:p>
          </table:table-cell>
          <table:table-cell table:formula="of:=[.F155]-[.F154]" office:value-type="float" office:value="0.00000023033672624968" calcext:value-type="float">
            <text:p>2.3033672625E-07</text:p>
          </table:table-cell>
          <table:table-cell table:formula="of:=[.G155]-[.G154]" office:value-type="float" office:value="0.00000041077243223553" calcext:value-type="float">
            <text:p>4.1077243224E-07</text:p>
          </table:table-cell>
          <table:table-cell table:formula="of:=[.H155]-[.H154]" office:value-type="float" office:value="-0.0000004015646516975" calcext:value-type="float">
            <text:p>-4.0156465170E-07</text:p>
          </table:table-cell>
          <table:table-cell table:formula="of:=[.I155]-[.I154]" office:value-type="float" office:value="0.00333177145876107" calcext:value-type="float">
            <text:p>3.3317714588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35" calcext:value-type="float">
            <text:p>1.3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0285432472" calcext:value-type="float">
            <text:p>1.3720028543E-02</text:p>
          </table:table-cell>
          <table:table-cell office:value-type="float" office:value="0.258906504123616" calcext:value-type="float">
            <text:p>2.5890650412E-01</text:p>
          </table:table-cell>
          <table:table-cell office:value-type="float" office:value="-0.258901961350885" calcext:value-type="float">
            <text:p>-2.5890196135E-01</text:p>
          </table:table-cell>
          <table:table-cell office:value-type="float" office:value="-31360.1219261293" calcext:value-type="float">
            <text:p>-3.1360121926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596.7458" calcext:value-type="float">
            <text:p>5.9674580000E+02</text:p>
          </table:table-cell>
          <table:table-cell table:formula="of:=[.F156]-[.F155]" office:value-type="float" office:value="0.00000023336191294111" calcext:value-type="float">
            <text:p>2.3336191294E-07</text:p>
          </table:table-cell>
          <table:table-cell table:formula="of:=[.G156]-[.G155]" office:value-type="float" office:value="0.0000040858671008781" calcext:value-type="float">
            <text:p>4.0858671009E-06</text:p>
          </table:table-cell>
          <table:table-cell table:formula="of:=[.H156]-[.H155]" office:value-type="float" office:value="-0.00000411445318859727" calcext:value-type="float">
            <text:p>-4.1144531886E-06</text:p>
          </table:table-cell>
          <table:table-cell table:formula="of:=[.I156]-[.I155]" office:value-type="float" office:value="0.0023973057323019" calcext:value-type="float">
            <text:p>2.3973057323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39" calcext:value-type="float">
            <text:p>1.3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2619051602" calcext:value-type="float">
            <text:p>1.3720261905E-02</text:p>
          </table:table-cell>
          <table:table-cell office:value-type="float" office:value="0.258910589990717" calcext:value-type="float">
            <text:p>2.5891058999E-01</text:p>
          </table:table-cell>
          <table:table-cell office:value-type="float" office:value="-0.258906075804074" calcext:value-type="float">
            <text:p>-2.5890607580E-01</text:p>
          </table:table-cell>
          <table:table-cell office:value-type="float" office:value="-31360.1195288235" calcext:value-type="float">
            <text:p>-3.1360119529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647.6912" calcext:value-type="float">
            <text:p>6.4769120000E+02</text:p>
          </table:table-cell>
          <table:table-cell table:formula="of:=[.F157]-[.F156]" office:value-type="float" office:value="0.00000011258501078984" calcext:value-type="float">
            <text:p>1.1258501079E-07</text:p>
          </table:table-cell>
          <table:table-cell table:formula="of:=[.G157]-[.G156]" office:value-type="float" office:value="0.00000109488896649079" calcext:value-type="float">
            <text:p>1.0948889665E-06</text:p>
          </table:table-cell>
          <table:table-cell table:formula="of:=[.H157]-[.H156]" office:value-type="float" office:value="-0.00000111860105800332" calcext:value-type="float">
            <text:p>-1.1186010580E-06</text:p>
          </table:table-cell>
          <table:table-cell table:formula="of:=[.I157]-[.I156]" office:value-type="float" office:value="0.00158956064842641" calcext:value-type="float">
            <text:p>1.5895606484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43" calcext:value-type="float">
            <text:p>1.4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374490171" calcext:value-type="float">
            <text:p>1.3720374490E-02</text:p>
          </table:table-cell>
          <table:table-cell office:value-type="float" office:value="0.258911684879683" calcext:value-type="float">
            <text:p>2.5891168488E-01</text:p>
          </table:table-cell>
          <table:table-cell office:value-type="float" office:value="-0.258907194405132" calcext:value-type="float">
            <text:p>-2.5890719441E-01</text:p>
          </table:table-cell>
          <table:table-cell office:value-type="float" office:value="-31360.1179392629" calcext:value-type="float">
            <text:p>-3.1360117939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706.0758" calcext:value-type="float">
            <text:p>7.0607580000E+02</text:p>
          </table:table-cell>
          <table:table-cell table:formula="of:=[.F158]-[.F157]" office:value-type="float" office:value="0.00000005074320142892" calcext:value-type="float">
            <text:p>5.0743201429E-08</text:p>
          </table:table-cell>
          <table:table-cell table:formula="of:=[.G158]-[.G157]" office:value-type="float" office:value="-0.00000077150321736719" calcext:value-type="float">
            <text:p>-7.7150321737E-07</text:p>
          </table:table-cell>
          <table:table-cell table:formula="of:=[.H158]-[.H157]" office:value-type="float" office:value="0.00000077166706002885" calcext:value-type="float">
            <text:p>7.7166706003E-07</text:p>
          </table:table-cell>
          <table:table-cell table:formula="of:=[.I158]-[.I157]" office:value-type="float" office:value="0.00101073463883949" calcext:value-type="float">
            <text:p>1.0107346388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47" calcext:value-type="float">
            <text:p>1.4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4252333724" calcext:value-type="float">
            <text:p>1.3720425233E-02</text:p>
          </table:table-cell>
          <table:table-cell office:value-type="float" office:value="0.258910913376466" calcext:value-type="float">
            <text:p>2.5891091338E-01</text:p>
          </table:table-cell>
          <table:table-cell office:value-type="float" office:value="-0.258906422738072" calcext:value-type="float">
            <text:p>-2.5890642274E-01</text:p>
          </table:table-cell>
          <table:table-cell office:value-type="float" office:value="-31360.1169285282" calcext:value-type="float">
            <text:p>-3.1360116929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759.7703" calcext:value-type="float">
            <text:p>7.5977030000E+02</text:p>
          </table:table-cell>
          <table:table-cell table:formula="of:=[.F159]-[.F158]" office:value-type="float" office:value="0.00000005782016610119" calcext:value-type="float">
            <text:p>5.7820166101E-08</text:p>
          </table:table-cell>
          <table:table-cell table:formula="of:=[.G159]-[.G158]" office:value-type="float" office:value="-0.0000005211268522265" calcext:value-type="float">
            <text:p>-5.2112685223E-07</text:p>
          </table:table-cell>
          <table:table-cell table:formula="of:=[.H159]-[.H158]" office:value-type="float" office:value="0.00000052745620249262" calcext:value-type="float">
            <text:p>5.2745620249E-07</text:p>
          </table:table-cell>
          <table:table-cell table:formula="of:=[.I159]-[.I158]" office:value-type="float" office:value="0.000696526862157043" calcext:value-type="float">
            <text:p>6.9652686216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51" calcext:value-type="float">
            <text:p>1.5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4830535385" calcext:value-type="float">
            <text:p>1.3720483054E-02</text:p>
          </table:table-cell>
          <table:table-cell office:value-type="float" office:value="0.258910392249613" calcext:value-type="float">
            <text:p>2.5891039225E-01</text:p>
          </table:table-cell>
          <table:table-cell office:value-type="float" office:value="-0.258905895281869" calcext:value-type="float">
            <text:p>-2.5890589528E-01</text:p>
          </table:table-cell>
          <table:table-cell office:value-type="float" office:value="-31360.1162320014" calcext:value-type="float">
            <text:p>-3.1360116232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775.7822" calcext:value-type="float">
            <text:p>7.7578220000E+02</text:p>
          </table:table-cell>
          <table:table-cell table:formula="of:=[.F160]-[.F159]" office:value-type="float" office:value="0.0000000393437775293" calcext:value-type="float">
            <text:p>3.9343777529E-08</text:p>
          </table:table-cell>
          <table:table-cell table:formula="of:=[.G160]-[.G159]" office:value-type="float" office:value="0.0000000451836182358" calcext:value-type="float">
            <text:p>4.5183618236E-08</text:p>
          </table:table-cell>
          <table:table-cell table:formula="of:=[.H160]-[.H159]" office:value-type="float" office:value="-0.00000004608717418808" calcext:value-type="float">
            <text:p>-4.6087174188E-08</text:p>
          </table:table-cell>
          <table:table-cell table:formula="of:=[.I160]-[.I159]" office:value-type="float" office:value="0.00048703860011301" calcext:value-type="float">
            <text:p>4.8703860011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55" calcext:value-type="float">
            <text:p>1.5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522397316" calcext:value-type="float">
            <text:p>1.3720522397E-02</text:p>
          </table:table-cell>
          <table:table-cell office:value-type="float" office:value="0.258910437433232" calcext:value-type="float">
            <text:p>2.5891043743E-01</text:p>
          </table:table-cell>
          <table:table-cell office:value-type="float" office:value="-0.258905941369043" calcext:value-type="float">
            <text:p>-2.5890594137E-01</text:p>
          </table:table-cell>
          <table:table-cell office:value-type="float" office:value="-31360.1157449628" calcext:value-type="float">
            <text:p>-3.1360115745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846.1234" calcext:value-type="float">
            <text:p>8.4612340000E+02</text:p>
          </table:table-cell>
          <table:table-cell table:formula="of:=[.F161]-[.F160]" office:value-type="float" office:value="0.00000001339812483007" calcext:value-type="float">
            <text:p>1.3398124830E-08</text:p>
          </table:table-cell>
          <table:table-cell table:formula="of:=[.G161]-[.G160]" office:value-type="float" office:value="0.00000016050371887122" calcext:value-type="float">
            <text:p>1.6050371887E-07</text:p>
          </table:table-cell>
          <table:table-cell table:formula="of:=[.H161]-[.H160]" office:value-type="float" office:value="-0.00000016466971630713" calcext:value-type="float">
            <text:p>-1.6466971631E-07</text:p>
          </table:table-cell>
          <table:table-cell table:formula="of:=[.I161]-[.I160]" office:value-type="float" office:value="0.000309616549202474" calcext:value-type="float">
            <text:p>3.0961654920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59" calcext:value-type="float">
            <text:p>1.5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5357954409" calcext:value-type="float">
            <text:p>1.3720535795E-02</text:p>
          </table:table-cell>
          <table:table-cell office:value-type="float" office:value="0.258910597936951" calcext:value-type="float">
            <text:p>2.5891059794E-01</text:p>
          </table:table-cell>
          <table:table-cell office:value-type="float" office:value="-0.25890610603876" calcext:value-type="float">
            <text:p>-2.5890610604E-01</text:p>
          </table:table-cell>
          <table:table-cell office:value-type="float" office:value="-31360.1154353462" calcext:value-type="float">
            <text:p>-3.1360115435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917.948" calcext:value-type="float">
            <text:p>9.1794800000E+02</text:p>
          </table:table-cell>
          <table:table-cell table:formula="of:=[.F162]-[.F161]" office:value-type="float" office:value="0.00000000085071238942" calcext:value-type="float">
            <text:p>8.5071238942E-10</text:p>
          </table:table-cell>
          <table:table-cell table:formula="of:=[.G162]-[.G161]" office:value-type="float" office:value="0.00000000592698029545" calcext:value-type="float">
            <text:p>5.9269802954E-09</text:p>
          </table:table-cell>
          <table:table-cell table:formula="of:=[.H162]-[.H161]" office:value-type="float" office:value="-0.00000000664469901324" calcext:value-type="float">
            <text:p>-6.6446990132E-09</text:p>
          </table:table-cell>
          <table:table-cell table:formula="of:=[.I162]-[.I161]" office:value-type="float" office:value="0.000189784430403961" calcext:value-type="float">
            <text:p>1.8978443040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63" calcext:value-type="float">
            <text:p>1.6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5366461533" calcext:value-type="float">
            <text:p>1.3720536646E-02</text:p>
          </table:table-cell>
          <table:table-cell office:value-type="float" office:value="0.258910603863931" calcext:value-type="float">
            <text:p>2.5891060386E-01</text:p>
          </table:table-cell>
          <table:table-cell office:value-type="float" office:value="-0.258906112683459" calcext:value-type="float">
            <text:p>-2.5890611268E-01</text:p>
          </table:table-cell>
          <table:table-cell office:value-type="float" office:value="-31360.1152455618" calcext:value-type="float">
            <text:p>-3.1360115246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976.3796" calcext:value-type="float">
            <text:p>9.7637960000E+02</text:p>
          </table:table-cell>
          <table:table-cell table:formula="of:=[.F163]-[.F162]" office:value-type="float" office:value="0.00000000238533555061" calcext:value-type="float">
            <text:p>2.3853355506E-09</text:p>
          </table:table-cell>
          <table:table-cell table:formula="of:=[.G163]-[.G162]" office:value-type="float" office:value="-0.00000004635092720751" calcext:value-type="float">
            <text:p>-4.6350927208E-08</text:p>
          </table:table-cell>
          <table:table-cell table:formula="of:=[.H163]-[.H162]" office:value-type="float" office:value="0.00000004672019432439" calcext:value-type="float">
            <text:p>4.6720194324E-08</text:p>
          </table:table-cell>
          <table:table-cell table:formula="of:=[.I163]-[.I162]" office:value-type="float" office:value="0.000106873871118296" calcext:value-type="float">
            <text:p>1.0687387112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67" calcext:value-type="float">
            <text:p>1.6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5390314888" calcext:value-type="float">
            <text:p>1.3720539031E-02</text:p>
          </table:table-cell>
          <table:table-cell office:value-type="float" office:value="0.258910557513004" calcext:value-type="float">
            <text:p>2.5891055751E-01</text:p>
          </table:table-cell>
          <table:table-cell office:value-type="float" office:value="-0.258906065963264" calcext:value-type="float">
            <text:p>-2.5890606596E-01</text:p>
          </table:table-cell>
          <table:table-cell office:value-type="float" office:value="-31360.1151386879" calcext:value-type="float">
            <text:p>-3.1360115139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1050.0472" calcext:value-type="float">
            <text:p>1.0500472000E+03</text:p>
          </table:table-cell>
          <table:table-cell table:formula="of:=[.F164]-[.F163]" office:value-type="float" office:value="0.00000000370015990937" calcext:value-type="float">
            <text:p>3.7001599094E-09</text:p>
          </table:table-cell>
          <table:table-cell table:formula="of:=[.G164]-[.G163]" office:value-type="float" office:value="-0.00000001064363369663" calcext:value-type="float">
            <text:p>-1.0643633697E-08</text:p>
          </table:table-cell>
          <table:table-cell table:formula="of:=[.H164]-[.H163]" office:value-type="float" office:value="0.00000001141861688536" calcext:value-type="float">
            <text:p>1.1418616885E-08</text:p>
          </table:table-cell>
          <table:table-cell table:formula="of:=[.I164]-[.I163]" office:value-type="float" office:value="0.0000584737499593757" calcext:value-type="float">
            <text:p>5.8473749959E-05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1" calcext:value-type="float">
            <text:p>1.7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5427316487" calcext:value-type="float">
            <text:p>1.3720542732E-02</text:p>
          </table:table-cell>
          <table:table-cell office:value-type="float" office:value="0.25891054686937" calcext:value-type="float">
            <text:p>2.5891054687E-01</text:p>
          </table:table-cell>
          <table:table-cell office:value-type="float" office:value="-0.258906054544647" calcext:value-type="float">
            <text:p>-2.5890605454E-01</text:p>
          </table:table-cell>
          <table:table-cell office:value-type="float" office:value="-31360.1150802142" calcext:value-type="float">
            <text:p>-3.1360115080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125.5945" calcext:value-type="float">
            <text:p>1.1255945000E+03</text:p>
          </table:table-cell>
          <table:table-cell office:value-type="float" office:value="0.00000000370015990937" calcext:value-type="float">
            <text:p>3.7001599094E-09</text:p>
          </table:table-cell>
          <table:table-cell office:value-type="float" office:value="-0.00000001064363369663" calcext:value-type="float">
            <text:p>-1.0643633697E-08</text:p>
          </table:table-cell>
          <table:table-cell office:value-type="float" office:value="0.00000001141861688536" calcext:value-type="float">
            <text:p>1.1418616885E-08</text:p>
          </table:table-cell>
          <table:table-cell office:value-type="float" office:value="0.0000584737499593757" calcext:value-type="float">
            <text:p>5.8473749959E-05</text:p>
          </table:table-cell>
          <table:table-cell table:number-columns-repeated="2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73422785702077" calcext:value-type="float">
            <text:p>1.7342278570E-02</text:p>
          </table:table-cell>
          <table:table-cell office:value-type="float" office:value="0.482704157322125" calcext:value-type="float">
            <text:p>4.8270415732E-01</text:p>
          </table:table-cell>
          <table:table-cell office:value-type="float" office:value="-0.542481445101478" calcext:value-type="float">
            <text:p>-5.4248144510E-01</text:p>
          </table:table-cell>
          <table:table-cell office:value-type="float" office:value="-29673.7609211684" calcext:value-type="float">
            <text:p>-2.9673760921E+04</text:p>
          </table:table-cell>
          <table:table-cell office:value-type="float" office:value="-65483.6213761726" calcext:value-type="float">
            <text:p>-6.5483621376E+04</text:p>
          </table:table-cell>
          <table:table-cell office:value-type="float" office:value="1.7948" calcext:value-type="float">
            <text:p>1.7948000000E+00</text:p>
          </table:table-cell>
          <table:table-cell table:formula="of:=[.F167]-[.F166]" office:value-type="float" office:value="-0.00335177143581835" calcext:value-type="float">
            <text:p>-3.3517714358E-03</text:p>
          </table:table-cell>
          <table:table-cell table:formula="of:=[.G167]-[.G166]" office:value-type="float" office:value="-0.224958218899334" calcext:value-type="float">
            <text:p>-2.2495821890E-01</text:p>
          </table:table-cell>
          <table:table-cell table:formula="of:=[.H167]-[.H166]" office:value-type="float" office:value="0.293100583258297" calcext:value-type="float">
            <text:p>2.9310058326E-01</text:p>
          </table:table-cell>
          <table:table-cell table:formula="of:=[.I167]-[.I166]" office:value-type="float" office:value="-522.7122242314" calcext:value-type="float">
            <text:p>-5.2271222423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905071343893" calcext:value-type="float">
            <text:p>1.3990507134E-02</text:p>
          </table:table-cell>
          <table:table-cell office:value-type="float" office:value="0.257745938422791" calcext:value-type="float">
            <text:p>2.5774593842E-01</text:p>
          </table:table-cell>
          <table:table-cell office:value-type="float" office:value="-0.249380861843181" calcext:value-type="float">
            <text:p>-2.4938086184E-01</text:p>
          </table:table-cell>
          <table:table-cell office:value-type="float" office:value="-30196.4731453999" calcext:value-type="float">
            <text:p>-3.0196473145E+04</text:p>
          </table:table-cell>
          <table:table-cell office:value-type="float" office:value="-65481.4579661797" calcext:value-type="float">
            <text:p>-6.5481457966E+04</text:p>
          </table:table-cell>
          <table:table-cell office:value-type="float" office:value="3.4052" calcext:value-type="float">
            <text:p>3.4052000000E+00</text:p>
          </table:table-cell>
          <table:table-cell table:formula="of:=[.F168]-[.F167]" office:value-type="float" office:value="-0.0000112879061615299" calcext:value-type="float">
            <text:p>-1.1287906162E-05</text:p>
          </table:table-cell>
          <table:table-cell table:formula="of:=[.G168]-[.G167]" office:value-type="float" office:value="-0.0853381472097559" calcext:value-type="float">
            <text:p>-8.5338147210E-02</text:p>
          </table:table-cell>
          <table:table-cell table:formula="of:=[.H168]-[.H167]" office:value-type="float" office:value="0.0665135055619458" calcext:value-type="float">
            <text:p>6.6513505562E-02</text:p>
          </table:table-cell>
          <table:table-cell table:formula="of:=[.I168]-[.I167]" office:value-type="float" office:value="-409.498068618479" calcext:value-type="float">
            <text:p>-4.0949806862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792192282278" calcext:value-type="float">
            <text:p>1.3979219228E-02</text:p>
          </table:table-cell>
          <table:table-cell office:value-type="float" office:value="0.172407791213035" calcext:value-type="float">
            <text:p>1.7240779121E-01</text:p>
          </table:table-cell>
          <table:table-cell office:value-type="float" office:value="-0.182867356281235" calcext:value-type="float">
            <text:p>-1.8286735628E-01</text:p>
          </table:table-cell>
          <table:table-cell office:value-type="float" office:value="-30605.9712140183" calcext:value-type="float">
            <text:p>-3.0605971214E+04</text:p>
          </table:table-cell>
          <table:table-cell office:value-type="float" office:value="-65481.5538432344" calcext:value-type="float">
            <text:p>-6.5481553843E+04</text:p>
          </table:table-cell>
          <table:table-cell office:value-type="float" office:value="5.748" calcext:value-type="float">
            <text:p>5.7480000000E+00</text:p>
          </table:table-cell>
          <table:table-cell table:formula="of:=[.F169]-[.F168]" office:value-type="float" office:value="0.000514344851529711" calcext:value-type="float">
            <text:p>5.1434485153E-04</text:p>
          </table:table-cell>
          <table:table-cell table:formula="of:=[.G169]-[.G168]" office:value-type="float" office:value="0.0752549547841785" calcext:value-type="float">
            <text:p>7.5254954784E-02</text:p>
          </table:table-cell>
          <table:table-cell table:formula="of:=[.H169]-[.H168]" office:value-type="float" office:value="-0.0575757987530452" calcext:value-type="float">
            <text:p>-5.7575798753E-02</text:p>
          </table:table-cell>
          <table:table-cell table:formula="of:=[.I169]-[.I168]" office:value-type="float" office:value="-233.036635716631" calcext:value-type="float">
            <text:p>-2.3303663572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4935640797575" calcext:value-type="float">
            <text:p>1.4493564080E-02</text:p>
          </table:table-cell>
          <table:table-cell office:value-type="float" office:value="0.247662745997213" calcext:value-type="float">
            <text:p>2.4766274600E-01</text:p>
          </table:table-cell>
          <table:table-cell office:value-type="float" office:value="-0.24044315503428" calcext:value-type="float">
            <text:p>-2.4044315503E-01</text:p>
          </table:table-cell>
          <table:table-cell office:value-type="float" office:value="-30839.007849735" calcext:value-type="float">
            <text:p>-3.0839007850E+04</text:p>
          </table:table-cell>
          <table:table-cell office:value-type="float" office:value="-65481.5382006983" calcext:value-type="float">
            <text:p>-6.5481538201E+04</text:p>
          </table:table-cell>
          <table:table-cell office:value-type="float" office:value="9.0952" calcext:value-type="float">
            <text:p>9.0952000000E+00</text:p>
          </table:table-cell>
          <table:table-cell table:formula="of:=[.F170]-[.F169]" office:value-type="float" office:value="-0.00023253693502398" calcext:value-type="float">
            <text:p>-2.3253693502E-04</text:p>
          </table:table-cell>
          <table:table-cell table:formula="of:=[.G170]-[.G169]" office:value-type="float" office:value="0.0206710220835751" calcext:value-type="float">
            <text:p>2.0671022084E-02</text:p>
          </table:table-cell>
          <table:table-cell table:formula="of:=[.H170]-[.H169]" office:value-type="float" office:value="-0.0251530368275019" calcext:value-type="float">
            <text:p>-2.5153036828E-02</text:p>
          </table:table-cell>
          <table:table-cell table:formula="of:=[.I170]-[.I169]" office:value-type="float" office:value="-163.831728155161" calcext:value-type="float">
            <text:p>-1.6383172816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table:number-columns-repeated="2" office:value-type="float" office:value="31" calcext:value-type="float">
            <text:p>3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2610271447335" calcext:value-type="float">
            <text:p>1.4261027145E-02</text:p>
          </table:table-cell>
          <table:table-cell office:value-type="float" office:value="0.268333768080788" calcext:value-type="float">
            <text:p>2.6833376808E-01</text:p>
          </table:table-cell>
          <table:table-cell office:value-type="float" office:value="-0.265596191861782" calcext:value-type="float">
            <text:p>-2.6559619186E-01</text:p>
          </table:table-cell>
          <table:table-cell office:value-type="float" office:value="-31002.8395778901" calcext:value-type="float">
            <text:p>-3.1002839578E+04</text:p>
          </table:table-cell>
          <table:table-cell office:value-type="float" office:value="-65481.5377478683" calcext:value-type="float">
            <text:p>-6.5481537748E+04</text:p>
          </table:table-cell>
          <table:table-cell office:value-type="float" office:value="13.1262" calcext:value-type="float">
            <text:p>1.3126200000E+01</text:p>
          </table:table-cell>
          <table:table-cell table:formula="of:=[.F171]-[.F170]" office:value-type="float" office:value="0.0000243752222333499" calcext:value-type="float">
            <text:p>2.4375222233E-05</text:p>
          </table:table-cell>
          <table:table-cell table:formula="of:=[.G171]-[.G170]" office:value-type="float" office:value="0.00193369743831601" calcext:value-type="float">
            <text:p>1.9336974383E-03</text:p>
          </table:table-cell>
          <table:table-cell table:formula="of:=[.H171]-[.H170]" office:value-type="float" office:value="-0.00275085656905122" calcext:value-type="float">
            <text:p>-2.7508565691E-03</text:p>
          </table:table-cell>
          <table:table-cell table:formula="of:=[.I171]-[.I170]" office:value-type="float" office:value="-140.575420879959" calcext:value-type="float">
            <text:p>-1.4057542088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2854023669669" calcext:value-type="float">
            <text:p>1.4285402367E-02</text:p>
          </table:table-cell>
          <table:table-cell office:value-type="float" office:value="0.270267465519104" calcext:value-type="float">
            <text:p>2.7026746552E-01</text:p>
          </table:table-cell>
          <table:table-cell office:value-type="float" office:value="-0.268347048430833" calcext:value-type="float">
            <text:p>-2.6834704843E-01</text:p>
          </table:table-cell>
          <table:table-cell office:value-type="float" office:value="-31143.4149987701" calcext:value-type="float">
            <text:p>-3.1143414999E+04</text:p>
          </table:table-cell>
          <table:table-cell office:value-type="float" office:value="-65481.5377493508" calcext:value-type="float">
            <text:p>-6.5481537749E+04</text:p>
          </table:table-cell>
          <table:table-cell office:value-type="float" office:value="18.488" calcext:value-type="float">
            <text:p>1.8488000000E+01</text:p>
          </table:table-cell>
          <table:table-cell table:formula="of:=[.F172]-[.F171]" office:value-type="float" office:value="-0.00027374302377629" calcext:value-type="float">
            <text:p>-2.7374302378E-04</text:p>
          </table:table-cell>
          <table:table-cell table:formula="of:=[.G172]-[.G171]" office:value-type="float" office:value="-0.00878455726950772" calcext:value-type="float">
            <text:p>-8.7845572695E-03</text:p>
          </table:table-cell>
          <table:table-cell table:formula="of:=[.H172]-[.H171]" office:value-type="float" office:value="0.00776218537280199" calcext:value-type="float">
            <text:p>7.7621853728E-03</text:p>
          </table:table-cell>
          <table:table-cell table:formula="of:=[.I172]-[.I171]" office:value-type="float" office:value="-105.81157402922" calcext:value-type="float">
            <text:p>-1.0581157403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39" calcext:value-type="float">
            <text:p>3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0116593431906" calcext:value-type="float">
            <text:p>1.4011659343E-02</text:p>
          </table:table-cell>
          <table:table-cell office:value-type="float" office:value="0.261482908249597" calcext:value-type="float">
            <text:p>2.6148290825E-01</text:p>
          </table:table-cell>
          <table:table-cell office:value-type="float" office:value="-0.260584863058031" calcext:value-type="float">
            <text:p>-2.6058486306E-01</text:p>
          </table:table-cell>
          <table:table-cell office:value-type="float" office:value="-31249.2265727993" calcext:value-type="float">
            <text:p>-3.1249226573E+04</text:p>
          </table:table-cell>
          <table:table-cell office:value-type="float" office:value="-65481.5377282296" calcext:value-type="float">
            <text:p>-6.5481537728E+04</text:p>
          </table:table-cell>
          <table:table-cell office:value-type="float" office:value="25.3261" calcext:value-type="float">
            <text:p>2.5326100000E+01</text:p>
          </table:table-cell>
          <table:table-cell table:formula="of:=[.F173]-[.F172]" office:value-type="float" office:value="-0.000330860459847461" calcext:value-type="float">
            <text:p>-3.3086045985E-04</text:p>
          </table:table-cell>
          <table:table-cell table:formula="of:=[.G173]-[.G172]" office:value-type="float" office:value="-0.0137809283221072" calcext:value-type="float">
            <text:p>-1.3780928322E-02</text:p>
          </table:table-cell>
          <table:table-cell table:formula="of:=[.H173]-[.H172]" office:value-type="float" office:value="0.0132919584668814" calcext:value-type="float">
            <text:p>1.3291958467E-02</text:p>
          </table:table-cell>
          <table:table-cell table:formula="of:=[.I173]-[.I172]" office:value-type="float" office:value="-66.8931765380403" calcext:value-type="float">
            <text:p>-6.6893176538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43" calcext:value-type="float">
            <text:p>4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807988833431" calcext:value-type="float">
            <text:p>1.3680798883E-02</text:p>
          </table:table-cell>
          <table:table-cell office:value-type="float" office:value="0.24770197992749" calcext:value-type="float">
            <text:p>2.4770197993E-01</text:p>
          </table:table-cell>
          <table:table-cell office:value-type="float" office:value="-0.24729290459115" calcext:value-type="float">
            <text:p>-2.4729290459E-01</text:p>
          </table:table-cell>
          <table:table-cell office:value-type="float" office:value="-31316.1197493373" calcext:value-type="float">
            <text:p>-3.1316119749E+04</text:p>
          </table:table-cell>
          <table:table-cell office:value-type="float" office:value="-65481.5377285301" calcext:value-type="float">
            <text:p>-6.5481537729E+04</text:p>
          </table:table-cell>
          <table:table-cell office:value-type="float" office:value="33.4072" calcext:value-type="float">
            <text:p>3.3407200000E+01</text:p>
          </table:table-cell>
          <table:table-cell table:formula="of:=[.F174]-[.F173]" office:value-type="float" office:value="-0.0000901861204181883" calcext:value-type="float">
            <text:p>-9.0186120418E-05</text:p>
          </table:table-cell>
          <table:table-cell table:formula="of:=[.G174]-[.G173]" office:value-type="float" office:value="-0.00397536794542949" calcext:value-type="float">
            <text:p>-3.9753679454E-03</text:p>
          </table:table-cell>
          <table:table-cell table:formula="of:=[.H174]-[.H173]" office:value-type="float" office:value="0.0038145286487854" calcext:value-type="float">
            <text:p>3.8145286488E-03</text:p>
          </table:table-cell>
          <table:table-cell table:formula="of:=[.I174]-[.I173]" office:value-type="float" office:value="-38.2696269386615" calcext:value-type="float">
            <text:p>-3.8269626939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590612762925" calcext:value-type="float">
            <text:p>1.3590612763E-02</text:p>
          </table:table-cell>
          <table:table-cell office:value-type="float" office:value="0.24372661198206" calcext:value-type="float">
            <text:p>2.4372661198E-01</text:p>
          </table:table-cell>
          <table:table-cell office:value-type="float" office:value="-0.243478375942365" calcext:value-type="float">
            <text:p>-2.4347837594E-01</text:p>
          </table:table-cell>
          <table:table-cell office:value-type="float" office:value="-31354.389376276" calcext:value-type="float">
            <text:p>-3.1354389376E+04</text:p>
          </table:table-cell>
          <table:table-cell office:value-type="float" office:value="-65481.5377284949" calcext:value-type="float">
            <text:p>-6.5481537728E+04</text:p>
          </table:table-cell>
          <table:table-cell office:value-type="float" office:value="42.4446" calcext:value-type="float">
            <text:p>4.2444600000E+01</text:p>
          </table:table-cell>
          <table:table-cell table:formula="of:=[.F175]-[.F174]" office:value-type="float" office:value="0.000180316324233229" calcext:value-type="float">
            <text:p>1.8031632423E-04</text:p>
          </table:table-cell>
          <table:table-cell table:formula="of:=[.G175]-[.G174]" office:value-type="float" office:value="0.0107890431425366" calcext:value-type="float">
            <text:p>1.0789043143E-02</text:p>
          </table:table-cell>
          <table:table-cell table:formula="of:=[.H175]-[.H174]" office:value-type="float" office:value="-0.0108198153922883" calcext:value-type="float">
            <text:p>-1.0819815392E-02</text:p>
          </table:table-cell>
          <table:table-cell table:formula="of:=[.I175]-[.I174]" office:value-type="float" office:value="-26.0293836889578" calcext:value-type="float">
            <text:p>-2.6029383689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51" calcext:value-type="float">
            <text:p>5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709290871582" calcext:value-type="float">
            <text:p>1.3770929087E-02</text:p>
          </table:table-cell>
          <table:table-cell office:value-type="float" office:value="0.254515655124597" calcext:value-type="float">
            <text:p>2.5451565512E-01</text:p>
          </table:table-cell>
          <table:table-cell office:value-type="float" office:value="-0.254298191334653" calcext:value-type="float">
            <text:p>-2.5429819133E-01</text:p>
          </table:table-cell>
          <table:table-cell office:value-type="float" office:value="-31380.418759965" calcext:value-type="float">
            <text:p>-3.1380418760E+04</text:p>
          </table:table-cell>
          <table:table-cell office:value-type="float" office:value="-65481.5377284932" calcext:value-type="float">
            <text:p>-6.5481537728E+04</text:p>
          </table:table-cell>
          <table:table-cell office:value-type="float" office:value="55.9173" calcext:value-type="float">
            <text:p>5.5917300000E+01</text:p>
          </table:table-cell>
          <table:table-cell table:formula="of:=[.F176]-[.F175]" office:value-type="float" office:value="0.00005306369262815" calcext:value-type="float">
            <text:p>5.3063692628E-05</text:p>
          </table:table-cell>
          <table:table-cell table:formula="of:=[.G176]-[.G175]" office:value-type="float" office:value="0.00669023010156433" calcext:value-type="float">
            <text:p>6.6902301016E-03</text:p>
          </table:table-cell>
          <table:table-cell table:formula="of:=[.H176]-[.H175]" office:value-type="float" office:value="-0.00682685734005195" calcext:value-type="float">
            <text:p>-6.8268573401E-03</text:p>
          </table:table-cell>
          <table:table-cell table:formula="of:=[.I176]-[.I175]" office:value-type="float" office:value="8.68466714677925" calcext:value-type="float">
            <text:p>8.6846671468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55" calcext:value-type="float">
            <text:p>5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239927797863" calcext:value-type="float">
            <text:p>1.3823992780E-02</text:p>
          </table:table-cell>
          <table:table-cell office:value-type="float" office:value="0.261205885226161" calcext:value-type="float">
            <text:p>2.6120588523E-01</text:p>
          </table:table-cell>
          <table:table-cell office:value-type="float" office:value="-0.261125048674705" calcext:value-type="float">
            <text:p>-2.6112504867E-01</text:p>
          </table:table-cell>
          <table:table-cell office:value-type="float" office:value="-31371.7340928182" calcext:value-type="float">
            <text:p>-3.1371734093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67.0357" calcext:value-type="float">
            <text:p>6.7035700000E+01</text:p>
          </table:table-cell>
          <table:table-cell table:formula="of:=[.F177]-[.F176]" office:value-type="float" office:value="-0.00000380499229757011" calcext:value-type="float">
            <text:p>-3.8049922976E-06</text:p>
          </table:table-cell>
          <table:table-cell table:formula="of:=[.G177]-[.G176]" office:value-type="float" office:value="0.000706890348947609" calcext:value-type="float">
            <text:p>7.0689034895E-04</text:p>
          </table:table-cell>
          <table:table-cell table:formula="of:=[.H177]-[.H176]" office:value-type="float" office:value="-0.000842780477406824" calcext:value-type="float">
            <text:p>-8.4278047741E-04</text:p>
          </table:table-cell>
          <table:table-cell table:formula="of:=[.I177]-[.I176]" office:value-type="float" office:value="5.91627326650996" calcext:value-type="float">
            <text:p>5.9162732665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59" calcext:value-type="float">
            <text:p>5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201877874888" calcext:value-type="float">
            <text:p>1.3820187787E-02</text:p>
          </table:table-cell>
          <table:table-cell office:value-type="float" office:value="0.261912775575109" calcext:value-type="float">
            <text:p>2.6191277558E-01</text:p>
          </table:table-cell>
          <table:table-cell office:value-type="float" office:value="-0.261967829152112" calcext:value-type="float">
            <text:p>-2.6196782915E-01</text:p>
          </table:table-cell>
          <table:table-cell office:value-type="float" office:value="-31365.8178195517" calcext:value-type="float">
            <text:p>-3.1365817820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83.8292" calcext:value-type="float">
            <text:p>8.3829200000E+01</text:p>
          </table:table-cell>
          <table:table-cell table:formula="of:=[.F178]-[.F177]" office:value-type="float" office:value="-0.0000574724684549097" calcext:value-type="float">
            <text:p>-5.7472468455E-05</text:p>
          </table:table-cell>
          <table:table-cell table:formula="of:=[.G178]-[.G177]" office:value-type="float" office:value="-0.000947213585876627" calcext:value-type="float">
            <text:p>-9.4721358588E-04</text:p>
          </table:table-cell>
          <table:table-cell table:formula="of:=[.H178]-[.H177]" office:value-type="float" office:value="0.00103252925046848" calcext:value-type="float">
            <text:p>1.0325292505E-03</text:p>
          </table:table-cell>
          <table:table-cell table:formula="of:=[.I178]-[.I177]" office:value-type="float" office:value="-0.992377350798051" calcext:value-type="float">
            <text:p>-9.9237735080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63" calcext:value-type="float">
            <text:p>6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627153190339" calcext:value-type="float">
            <text:p>1.3762715319E-02</text:p>
          </table:table-cell>
          <table:table-cell office:value-type="float" office:value="0.260965561989232" calcext:value-type="float">
            <text:p>2.6096556199E-01</text:p>
          </table:table-cell>
          <table:table-cell office:value-type="float" office:value="-0.260935299901643" calcext:value-type="float">
            <text:p>-2.6093529990E-01</text:p>
          </table:table-cell>
          <table:table-cell office:value-type="float" office:value="-31366.8101969025" calcext:value-type="float">
            <text:p>-3.1366810197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01.9251" calcext:value-type="float">
            <text:p>1.0192510000E+02</text:p>
          </table:table-cell>
          <table:table-cell table:formula="of:=[.F179]-[.F178]" office:value-type="float" office:value="-0.0000668571076233495" calcext:value-type="float">
            <text:p>-6.6857107623E-05</text:p>
          </table:table-cell>
          <table:table-cell table:formula="of:=[.G179]-[.G178]" office:value-type="float" office:value="-0.00205870930855806" calcext:value-type="float">
            <text:p>-2.0587093086E-03</text:p>
          </table:table-cell>
          <table:table-cell table:formula="of:=[.H179]-[.H178]" office:value-type="float" office:value="0.0020262093921492" calcext:value-type="float">
            <text:p>2.0262093921E-03</text:p>
          </table:table-cell>
          <table:table-cell table:formula="of:=[.I179]-[.I178]" office:value-type="float" office:value="-3.15026131715058" calcext:value-type="float">
            <text:p>-3.1502613172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67" calcext:value-type="float">
            <text:p>6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958582114105" calcext:value-type="float">
            <text:p>1.3695858211E-02</text:p>
          </table:table-cell>
          <table:table-cell office:value-type="float" office:value="0.258906852680674" calcext:value-type="float">
            <text:p>2.5890685268E-01</text:p>
          </table:table-cell>
          <table:table-cell office:value-type="float" office:value="-0.258909090509494" calcext:value-type="float">
            <text:p>-2.5890909051E-01</text:p>
          </table:table-cell>
          <table:table-cell office:value-type="float" office:value="-31369.9604582196" calcext:value-type="float">
            <text:p>-3.1369960458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17.9988" calcext:value-type="float">
            <text:p>1.1799880000E+02</text:p>
          </table:table-cell>
          <table:table-cell table:formula="of:=[.F180]-[.F179]" office:value-type="float" office:value="-0.0000202902015391995" calcext:value-type="float">
            <text:p>-2.0290201539E-05</text:p>
          </table:table-cell>
          <table:table-cell table:formula="of:=[.G180]-[.G179]" office:value-type="float" office:value="-0.000909248871260648" calcext:value-type="float">
            <text:p>-9.0924887126E-04</text:p>
          </table:table-cell>
          <table:table-cell table:formula="of:=[.H180]-[.H179]" office:value-type="float" office:value="0.000919353330892436" calcext:value-type="float">
            <text:p>9.1935333089E-04</text:p>
          </table:table-cell>
          <table:table-cell table:formula="of:=[.I180]-[.I179]" office:value-type="float" office:value="-0.339132429511665" calcext:value-type="float">
            <text:p>-3.3913242951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71" calcext:value-type="float">
            <text:p>7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755680098713" calcext:value-type="float">
            <text:p>1.3675568010E-02</text:p>
          </table:table-cell>
          <table:table-cell office:value-type="float" office:value="0.257997603809413" calcext:value-type="float">
            <text:p>2.5799760381E-01</text:p>
          </table:table-cell>
          <table:table-cell office:value-type="float" office:value="-0.257989737178602" calcext:value-type="float">
            <text:p>-2.5798973718E-01</text:p>
          </table:table-cell>
          <table:table-cell office:value-type="float" office:value="-31370.2995906491" calcext:value-type="float">
            <text:p>-3.1370299591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38.7965" calcext:value-type="float">
            <text:p>1.3879650000E+02</text:p>
          </table:table-cell>
          <table:table-cell table:formula="of:=[.F181]-[.F180]" office:value-type="float" office:value="0.0000429447173602784" calcext:value-type="float">
            <text:p>4.2944717360E-05</text:p>
          </table:table-cell>
          <table:table-cell table:formula="of:=[.G181]-[.G180]" office:value-type="float" office:value="0.000713201961058396" calcext:value-type="float">
            <text:p>7.1320196106E-04</text:p>
          </table:table-cell>
          <table:table-cell table:formula="of:=[.H181]-[.H180]" office:value-type="float" office:value="-0.000733461186480211" calcext:value-type="float">
            <text:p>-7.3346118648E-04</text:p>
          </table:table-cell>
          <table:table-cell table:formula="of:=[.I181]-[.I180]" office:value-type="float" office:value="-1.78461749665803" calcext:value-type="float">
            <text:p>-1.7846174967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75" calcext:value-type="float">
            <text:p>7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85127272316" calcext:value-type="float">
            <text:p>1.3718512727E-02</text:p>
          </table:table-cell>
          <table:table-cell office:value-type="float" office:value="0.258710805770472" calcext:value-type="float">
            <text:p>2.5871080577E-01</text:p>
          </table:table-cell>
          <table:table-cell office:value-type="float" office:value="-0.258723198365082" calcext:value-type="float">
            <text:p>-2.5872319837E-01</text:p>
          </table:table-cell>
          <table:table-cell office:value-type="float" office:value="-31372.0842081458" calcext:value-type="float">
            <text:p>-3.1372084208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65.9718" calcext:value-type="float">
            <text:p>1.6597180000E+02</text:p>
          </table:table-cell>
          <table:table-cell table:formula="of:=[.F182]-[.F181]" office:value-type="float" office:value="0.0000193350867762915" calcext:value-type="float">
            <text:p>1.9335086776E-05</text:p>
          </table:table-cell>
          <table:table-cell table:formula="of:=[.G182]-[.G181]" office:value-type="float" office:value="0.00115821407158223" calcext:value-type="float">
            <text:p>1.1582140716E-03</text:p>
          </table:table-cell>
          <table:table-cell table:formula="of:=[.H182]-[.H181]" office:value-type="float" office:value="-0.00115202132433784" calcext:value-type="float">
            <text:p>-1.1520213243E-03</text:p>
          </table:table-cell>
          <table:table-cell table:formula="of:=[.I182]-[.I181]" office:value-type="float" office:value="-0.659134359102609" calcext:value-type="float">
            <text:p>-6.5913435910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79" calcext:value-type="float">
            <text:p>7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78478140079" calcext:value-type="float">
            <text:p>1.3737847814E-02</text:p>
          </table:table-cell>
          <table:table-cell office:value-type="float" office:value="0.259869019842054" calcext:value-type="float">
            <text:p>2.5986901984E-01</text:p>
          </table:table-cell>
          <table:table-cell office:value-type="float" office:value="-0.25987521968942" calcext:value-type="float">
            <text:p>-2.5987521969E-01</text:p>
          </table:table-cell>
          <table:table-cell office:value-type="float" office:value="-31372.7433425049" calcext:value-type="float">
            <text:p>-3.1372743343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87.3786" calcext:value-type="float">
            <text:p>1.8737860000E+02</text:p>
          </table:table-cell>
          <table:table-cell table:formula="of:=[.F183]-[.F182]" office:value-type="float" office:value="0.00000104588510822963" calcext:value-type="float">
            <text:p>1.0458851082E-06</text:p>
          </table:table-cell>
          <table:table-cell table:formula="of:=[.G183]-[.G182]" office:value-type="float" office:value="0.000779464109366967" calcext:value-type="float">
            <text:p>7.7946410937E-04</text:p>
          </table:table-cell>
          <table:table-cell table:formula="of:=[.H183]-[.H182]" office:value-type="float" office:value="-0.000769061462013054" calcext:value-type="float">
            <text:p>-7.6906146201E-04</text:p>
          </table:table-cell>
          <table:table-cell table:formula="of:=[.I183]-[.I182]" office:value-type="float" office:value="-0.090476867990219" calcext:value-type="float">
            <text:p>-9.0476867990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83" calcext:value-type="float">
            <text:p>8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88936991161" calcext:value-type="float">
            <text:p>1.3738893699E-02</text:p>
          </table:table-cell>
          <table:table-cell office:value-type="float" office:value="0.260648483951421" calcext:value-type="float">
            <text:p>2.6064848395E-01</text:p>
          </table:table-cell>
          <table:table-cell office:value-type="float" office:value="-0.260644281151433" calcext:value-type="float">
            <text:p>-2.6064428115E-01</text:p>
          </table:table-cell>
          <table:table-cell office:value-type="float" office:value="-31372.8338193729" calcext:value-type="float">
            <text:p>-3.1372833819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215.8472" calcext:value-type="float">
            <text:p>2.1584720000E+02</text:p>
          </table:table-cell>
          <table:table-cell table:formula="of:=[.F184]-[.F183]" office:value-type="float" office:value="-0.0000166296316285106" calcext:value-type="float">
            <text:p>-1.6629631629E-05</text:p>
          </table:table-cell>
          <table:table-cell table:formula="of:=[.G184]-[.G183]" office:value-type="float" office:value="-0.000575168966719886" calcext:value-type="float">
            <text:p>-5.7516896672E-04</text:p>
          </table:table-cell>
          <table:table-cell table:formula="of:=[.H184]-[.H183]" office:value-type="float" office:value="0.000573425863848898" calcext:value-type="float">
            <text:p>5.7342586385E-04</text:p>
          </table:table-cell>
          <table:table-cell table:formula="of:=[.I184]-[.I183]" office:value-type="float" office:value="4.83417159366218" calcext:value-type="float">
            <text:p>4.8341715937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87" calcext:value-type="float">
            <text:p>8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22640674876" calcext:value-type="float">
            <text:p>1.3722264067E-02</text:p>
          </table:table-cell>
          <table:table-cell office:value-type="float" office:value="0.260073314984701" calcext:value-type="float">
            <text:p>2.6007331498E-01</text:p>
          </table:table-cell>
          <table:table-cell office:value-type="float" office:value="-0.260070855287584" calcext:value-type="float">
            <text:p>-2.6007085529E-01</text:p>
          </table:table-cell>
          <table:table-cell office:value-type="float" office:value="-31367.9996477792" calcext:value-type="float">
            <text:p>-3.1367999648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250.8946" calcext:value-type="float">
            <text:p>2.5089460000E+02</text:p>
          </table:table-cell>
          <table:table-cell table:formula="of:=[.F185]-[.F184]" office:value-type="float" office:value="-0.000020451275677829" calcext:value-type="float">
            <text:p>-2.0451275678E-05</text:p>
          </table:table-cell>
          <table:table-cell table:formula="of:=[.G185]-[.G184]" office:value-type="float" office:value="-0.00100898123500537" calcext:value-type="float">
            <text:p>-1.0089812350E-03</text:p>
          </table:table-cell>
          <table:table-cell table:formula="of:=[.H185]-[.H184]" office:value-type="float" office:value="0.0010057995494453" calcext:value-type="float">
            <text:p>1.0057995494E-03</text:p>
          </table:table-cell>
          <table:table-cell table:formula="of:=[.I185]-[.I184]" office:value-type="float" office:value="4.53521478933908" calcext:value-type="float">
            <text:p>4.5352147893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91" calcext:value-type="float">
            <text:p>9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18127918098" calcext:value-type="float">
            <text:p>1.3701812792E-02</text:p>
          </table:table-cell>
          <table:table-cell office:value-type="float" office:value="0.259064333749696" calcext:value-type="float">
            <text:p>2.5906433375E-01</text:p>
          </table:table-cell>
          <table:table-cell office:value-type="float" office:value="-0.259065055738138" calcext:value-type="float">
            <text:p>-2.5906505574E-01</text:p>
          </table:table-cell>
          <table:table-cell office:value-type="float" office:value="-31363.4644329899" calcext:value-type="float">
            <text:p>-3.1363464433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284.1845" calcext:value-type="float">
            <text:p>2.8418450000E+02</text:p>
          </table:table-cell>
          <table:table-cell table:formula="of:=[.F186]-[.F185]" office:value-type="float" office:value="0.00000052109259806969" calcext:value-type="float">
            <text:p>5.2109259807E-07</text:p>
          </table:table-cell>
          <table:table-cell table:formula="of:=[.G186]-[.G185]" office:value-type="float" office:value="-0.000263229619026029" calcext:value-type="float">
            <text:p>-2.6322961903E-04</text:p>
          </table:table-cell>
          <table:table-cell table:formula="of:=[.H186]-[.H185]" office:value-type="float" office:value="0.00026256169993627" calcext:value-type="float">
            <text:p>2.6256169994E-04</text:p>
          </table:table-cell>
          <table:table-cell table:formula="of:=[.I186]-[.I185]" office:value-type="float" office:value="1.38813005705015" calcext:value-type="float">
            <text:p>1.3881300571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95" calcext:value-type="float">
            <text:p>9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23338844078" calcext:value-type="float">
            <text:p>1.3702333884E-02</text:p>
          </table:table-cell>
          <table:table-cell office:value-type="float" office:value="0.25880110413067" calcext:value-type="float">
            <text:p>2.5880110413E-01</text:p>
          </table:table-cell>
          <table:table-cell office:value-type="float" office:value="-0.258802494038202" calcext:value-type="float">
            <text:p>-2.5880249404E-01</text:p>
          </table:table-cell>
          <table:table-cell office:value-type="float" office:value="-31362.0763029328" calcext:value-type="float">
            <text:p>-3.1362076303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320.8202" calcext:value-type="float">
            <text:p>3.2082020000E+02</text:p>
          </table:table-cell>
          <table:table-cell table:formula="of:=[.F187]-[.F186]" office:value-type="float" office:value="0.0000126993424085387" calcext:value-type="float">
            <text:p>1.2699342409E-05</text:p>
          </table:table-cell>
          <table:table-cell table:formula="of:=[.G187]-[.G186]" office:value-type="float" office:value="0.000280514556990519" calcext:value-type="float">
            <text:p>2.8051455699E-04</text:p>
          </table:table-cell>
          <table:table-cell table:formula="of:=[.H187]-[.H186]" office:value-type="float" office:value="-0.0002790016310944" calcext:value-type="float">
            <text:p>-2.7900163109E-04</text:p>
          </table:table-cell>
          <table:table-cell table:formula="of:=[.I187]-[.I186]" office:value-type="float" office:value="0.452251896938833" calcext:value-type="float">
            <text:p>4.5225189694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99" calcext:value-type="float">
            <text:p>9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50332268164" calcext:value-type="float">
            <text:p>1.3715033227E-02</text:p>
          </table:table-cell>
          <table:table-cell office:value-type="float" office:value="0.25908161868766" calcext:value-type="float">
            <text:p>2.5908161869E-01</text:p>
          </table:table-cell>
          <table:table-cell office:value-type="float" office:value="-0.259081495669297" calcext:value-type="float">
            <text:p>-2.5908149567E-01</text:p>
          </table:table-cell>
          <table:table-cell office:value-type="float" office:value="-31361.6240510359" calcext:value-type="float">
            <text:p>-3.1361624051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362.4403" calcext:value-type="float">
            <text:p>3.6244030000E+02</text:p>
          </table:table-cell>
          <table:table-cell table:formula="of:=[.F188]-[.F187]" office:value-type="float" office:value="0.00000756855420933067" calcext:value-type="float">
            <text:p>7.5685542093E-06</text:p>
          </table:table-cell>
          <table:table-cell table:formula="of:=[.G188]-[.G187]" office:value-type="float" office:value="0.000214565281571877" calcext:value-type="float">
            <text:p>2.1456528157E-04</text:p>
          </table:table-cell>
          <table:table-cell table:formula="of:=[.H188]-[.H187]" office:value-type="float" office:value="-0.00021389093227181" calcext:value-type="float">
            <text:p>-2.1389093227E-04</text:p>
          </table:table-cell>
          <table:table-cell table:formula="of:=[.I188]-[.I187]" office:value-type="float" office:value="0.560241946081078" calcext:value-type="float">
            <text:p>5.6024194608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03" calcext:value-type="float">
            <text:p>1.0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26017810257" calcext:value-type="float">
            <text:p>1.3722601781E-02</text:p>
          </table:table-cell>
          <table:table-cell office:value-type="float" office:value="0.259296183969232" calcext:value-type="float">
            <text:p>2.5929618397E-01</text:p>
          </table:table-cell>
          <table:table-cell office:value-type="float" office:value="-0.259295386601568" calcext:value-type="float">
            <text:p>-2.5929538660E-01</text:p>
          </table:table-cell>
          <table:table-cell office:value-type="float" office:value="-31361.0638090898" calcext:value-type="float">
            <text:p>-3.1361063809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405.409" calcext:value-type="float">
            <text:p>4.0540900000E+02</text:p>
          </table:table-cell>
          <table:table-cell table:formula="of:=[.F189]-[.F188]" office:value-type="float" office:value="-0.00000066805762635042" calcext:value-type="float">
            <text:p>-6.6805762635E-07</text:p>
          </table:table-cell>
          <table:table-cell table:formula="of:=[.G189]-[.G188]" office:value-type="float" office:value="-0.0000361882295032978" calcext:value-type="float">
            <text:p>-3.6188229503E-05</text:p>
          </table:table-cell>
          <table:table-cell table:formula="of:=[.H189]-[.H188]" office:value-type="float" office:value="0.0000364001441716111" calcext:value-type="float">
            <text:p>3.6400144172E-05</text:p>
          </table:table-cell>
          <table:table-cell table:formula="of:=[.I189]-[.I188]" office:value-type="float" office:value="0.394437161150563" calcext:value-type="float">
            <text:p>3.9443716115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07" calcext:value-type="float">
            <text:p>1.0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19337233993" calcext:value-type="float">
            <text:p>1.3721933723E-02</text:p>
          </table:table-cell>
          <table:table-cell office:value-type="float" office:value="0.259259995739729" calcext:value-type="float">
            <text:p>2.5925999574E-01</text:p>
          </table:table-cell>
          <table:table-cell office:value-type="float" office:value="-0.259258986457397" calcext:value-type="float">
            <text:p>-2.5925898646E-01</text:p>
          </table:table-cell>
          <table:table-cell office:value-type="float" office:value="-31360.6693719287" calcext:value-type="float">
            <text:p>-3.1360669372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453.9231" calcext:value-type="float">
            <text:p>4.5392310000E+02</text:p>
          </table:table-cell>
          <table:table-cell table:formula="of:=[.F190]-[.F189]" office:value-type="float" office:value="-0.00000287305496020004" calcext:value-type="float">
            <text:p>-2.8730549602E-06</text:p>
          </table:table-cell>
          <table:table-cell table:formula="of:=[.G190]-[.G189]" office:value-type="float" office:value="-0.000131121181095595" calcext:value-type="float">
            <text:p>-1.3112118110E-04</text:p>
          </table:table-cell>
          <table:table-cell table:formula="of:=[.H190]-[.H189]" office:value-type="float" office:value="0.000130942861605809" calcext:value-type="float">
            <text:p>1.3094286161E-04</text:p>
          </table:table-cell>
          <table:table-cell table:formula="of:=[.I190]-[.I189]" office:value-type="float" office:value="0.155220294847823" calcext:value-type="float">
            <text:p>1.5522029485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11" calcext:value-type="float">
            <text:p>1.1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90606684392" calcext:value-type="float">
            <text:p>1.3719060668E-02</text:p>
          </table:table-cell>
          <table:table-cell office:value-type="float" office:value="0.259128874558633" calcext:value-type="float">
            <text:p>2.5912887456E-01</text:p>
          </table:table-cell>
          <table:table-cell office:value-type="float" office:value="-0.259128043595791" calcext:value-type="float">
            <text:p>-2.5912804360E-01</text:p>
          </table:table-cell>
          <table:table-cell office:value-type="float" office:value="-31360.5141516338" calcext:value-type="float">
            <text:p>-3.1360514152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506.8652" calcext:value-type="float">
            <text:p>5.0686520000E+02</text:p>
          </table:table-cell>
          <table:table-cell table:formula="of:=[.F191]-[.F190]" office:value-type="float" office:value="-0.00000025057923291015" calcext:value-type="float">
            <text:p>-2.5057923291E-07</text:p>
          </table:table-cell>
          <table:table-cell table:formula="of:=[.G191]-[.G190]" office:value-type="float" office:value="-0.0000231380295707129" calcext:value-type="float">
            <text:p>-2.3138029571E-05</text:p>
          </table:table-cell>
          <table:table-cell table:formula="of:=[.H191]-[.H190]" office:value-type="float" office:value="0.0000232369741486882" calcext:value-type="float">
            <text:p>2.3236974149E-05</text:p>
          </table:table-cell>
          <table:table-cell table:formula="of:=[.I191]-[.I190]" office:value-type="float" office:value="0.0502133993904863" calcext:value-type="float">
            <text:p>5.0213399390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15" calcext:value-type="float">
            <text:p>1.1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88100892062" calcext:value-type="float">
            <text:p>1.3718810089E-02</text:p>
          </table:table-cell>
          <table:table-cell office:value-type="float" office:value="0.259105736529062" calcext:value-type="float">
            <text:p>2.5910573653E-01</text:p>
          </table:table-cell>
          <table:table-cell office:value-type="float" office:value="-0.259104806621642" calcext:value-type="float">
            <text:p>-2.5910480662E-01</text:p>
          </table:table-cell>
          <table:table-cell office:value-type="float" office:value="-31360.4639382344" calcext:value-type="float">
            <text:p>-3.1360463938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564.2838" calcext:value-type="float">
            <text:p>5.6428380000E+02</text:p>
          </table:table-cell>
          <table:table-cell table:formula="of:=[.F192]-[.F191]" office:value-type="float" office:value="0.00000202434313696133" calcext:value-type="float">
            <text:p>2.0243431370E-06</text:p>
          </table:table-cell>
          <table:table-cell table:formula="of:=[.G192]-[.G191]" office:value-type="float" office:value="0.0000514128696538219" calcext:value-type="float">
            <text:p>5.1412869654E-05</text:p>
          </table:table-cell>
          <table:table-cell table:formula="of:=[.H192]-[.H191]" office:value-type="float" office:value="-0.0000512093963642712" calcext:value-type="float">
            <text:p>-5.1209396364E-05</text:p>
          </table:table-cell>
          <table:table-cell table:formula="of:=[.I192]-[.I191]" office:value-type="float" office:value="0.024295579372847" calcext:value-type="float">
            <text:p>2.4295579373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19" calcext:value-type="float">
            <text:p>1.1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8344323432" calcext:value-type="float">
            <text:p>1.3720834432E-02</text:p>
          </table:table-cell>
          <table:table-cell office:value-type="float" office:value="0.259157149398716" calcext:value-type="float">
            <text:p>2.5915714940E-01</text:p>
          </table:table-cell>
          <table:table-cell office:value-type="float" office:value="-0.259156016018007" calcext:value-type="float">
            <text:p>-2.5915601602E-01</text:p>
          </table:table-cell>
          <table:table-cell office:value-type="float" office:value="-31360.439642655" calcext:value-type="float">
            <text:p>-3.1360439643E+04</text:p>
          </table:table-cell>
          <table:table-cell office:value-type="float" office:value="-65481.537728493" calcext:value-type="float">
            <text:p>-6.5481537728E+04</text:p>
          </table:table-cell>
          <table:table-cell office:value-type="float" office:value="614.7586" calcext:value-type="float">
            <text:p>6.1475860000E+02</text:p>
          </table:table-cell>
          <table:table-cell table:formula="of:=[.F193]-[.F192]" office:value-type="float" office:value="0.00000166869676077909" calcext:value-type="float">
            <text:p>1.6686967608E-06</text:p>
          </table:table-cell>
          <table:table-cell table:formula="of:=[.G193]-[.G192]" office:value-type="float" office:value="0.0000269194298813114" calcext:value-type="float">
            <text:p>2.6919429881E-05</text:p>
          </table:table-cell>
          <table:table-cell table:formula="of:=[.H193]-[.H192]" office:value-type="float" office:value="-0.0000269333139968908" calcext:value-type="float">
            <text:p>-2.6933313997E-05</text:p>
          </table:table-cell>
          <table:table-cell table:formula="of:=[.I193]-[.I192]" office:value-type="float" office:value="0.0151076345500769" calcext:value-type="float">
            <text:p>1.5107634550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23" calcext:value-type="float">
            <text:p>1.2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2503129104" calcext:value-type="float">
            <text:p>1.3722503129E-02</text:p>
          </table:table-cell>
          <table:table-cell office:value-type="float" office:value="0.259184068828597" calcext:value-type="float">
            <text:p>2.5918406883E-01</text:p>
          </table:table-cell>
          <table:table-cell office:value-type="float" office:value="-0.259182949332003" calcext:value-type="float">
            <text:p>-2.5918294933E-01</text:p>
          </table:table-cell>
          <table:table-cell office:value-type="float" office:value="-31360.4245350205" calcext:value-type="float">
            <text:p>-3.1360424535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674.9233" calcext:value-type="float">
            <text:p>6.7492330000E+02</text:p>
          </table:table-cell>
          <table:table-cell table:formula="of:=[.F194]-[.F193]" office:value-type="float" office:value="0.00000043524002159984" calcext:value-type="float">
            <text:p>4.3524002160E-07</text:p>
          </table:table-cell>
          <table:table-cell table:formula="of:=[.G194]-[.G193]" office:value-type="float" office:value="-0.00000624007348770661" calcext:value-type="float">
            <text:p>-6.2400734877E-06</text:p>
          </table:table-cell>
          <table:table-cell table:formula="of:=[.H194]-[.H193]" office:value-type="float" office:value="0.00000610287841079638" calcext:value-type="float">
            <text:p>6.1028784108E-06</text:p>
          </table:table-cell>
          <table:table-cell table:formula="of:=[.I194]-[.I193]" office:value-type="float" office:value="0.00783831134685897" calcext:value-type="float">
            <text:p>7.8383113469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27" calcext:value-type="float">
            <text:p>1.2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29383691256" calcext:value-type="float">
            <text:p>1.3722938369E-02</text:p>
          </table:table-cell>
          <table:table-cell office:value-type="float" office:value="0.25917782875511" calcext:value-type="float">
            <text:p>2.5917782876E-01</text:p>
          </table:table-cell>
          <table:table-cell office:value-type="float" office:value="-0.259176846453593" calcext:value-type="float">
            <text:p>-2.5917684645E-01</text:p>
          </table:table-cell>
          <table:table-cell office:value-type="float" office:value="-31360.4166967092" calcext:value-type="float">
            <text:p>-3.136041669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745.8113" calcext:value-type="float">
            <text:p>7.4581130000E+02</text:p>
          </table:table-cell>
          <table:table-cell table:formula="of:=[.F195]-[.F194]" office:value-type="float" office:value="0.00000019576952424959" calcext:value-type="float">
            <text:p>1.9576952425E-07</text:p>
          </table:table-cell>
          <table:table-cell table:formula="of:=[.G195]-[.G194]" office:value-type="float" office:value="-0.00000938049954790632" calcext:value-type="float">
            <text:p>-9.3804995479E-06</text:p>
          </table:table-cell>
          <table:table-cell table:formula="of:=[.H195]-[.H194]" office:value-type="float" office:value="0.00000931488156419302" calcext:value-type="float">
            <text:p>9.3148815642E-06</text:p>
          </table:table-cell>
          <table:table-cell table:formula="of:=[.I195]-[.I194]" office:value-type="float" office:value="0.0039481648709625" calcext:value-type="float">
            <text:p>3.9481648710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31" calcext:value-type="float">
            <text:p>1.3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1341386498" calcext:value-type="float">
            <text:p>1.3723134139E-02</text:p>
          </table:table-cell>
          <table:table-cell office:value-type="float" office:value="0.259168448255562" calcext:value-type="float">
            <text:p>2.5916844826E-01</text:p>
          </table:table-cell>
          <table:table-cell office:value-type="float" office:value="-0.259167531572028" calcext:value-type="float">
            <text:p>-2.5916753157E-01</text:p>
          </table:table-cell>
          <table:table-cell office:value-type="float" office:value="-31360.4127485443" calcext:value-type="float">
            <text:p>-3.1360412749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766.2007" calcext:value-type="float">
            <text:p>7.6620070000E+02</text:p>
          </table:table-cell>
          <table:table-cell table:formula="of:=[.F196]-[.F195]" office:value-type="float" office:value="0.00000023207434947034" calcext:value-type="float">
            <text:p>2.3207434947E-07</text:p>
          </table:table-cell>
          <table:table-cell table:formula="of:=[.G196]-[.G195]" office:value-type="float" office:value="0.00000011539567057461" calcext:value-type="float">
            <text:p>1.1539567057E-07</text:p>
          </table:table-cell>
          <table:table-cell table:formula="of:=[.H196]-[.H195]" office:value-type="float" office:value="-0.00000009433484710053" calcext:value-type="float">
            <text:p>-9.4334847101E-08</text:p>
          </table:table-cell>
          <table:table-cell table:formula="of:=[.I196]-[.I195]" office:value-type="float" office:value="0.00255529893911444" calcext:value-type="float">
            <text:p>2.5552989391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35" calcext:value-type="float">
            <text:p>1.3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3662129993" calcext:value-type="float">
            <text:p>1.3723366213E-02</text:p>
          </table:table-cell>
          <table:table-cell office:value-type="float" office:value="0.259168563651232" calcext:value-type="float">
            <text:p>2.5916856365E-01</text:p>
          </table:table-cell>
          <table:table-cell office:value-type="float" office:value="-0.259167625906876" calcext:value-type="float">
            <text:p>-2.5916762591E-01</text:p>
          </table:table-cell>
          <table:table-cell office:value-type="float" office:value="-31360.4101932453" calcext:value-type="float">
            <text:p>-3.1360410193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-213902.5599" calcext:value-type="float">
            <text:p>-2.1390255990E+05</text:p>
          </table:table-cell>
          <table:table-cell table:formula="of:=[.F197]-[.F196]" office:value-type="float" office:value="0.00000021465143841028" calcext:value-type="float">
            <text:p>2.1465143841E-07</text:p>
          </table:table-cell>
          <table:table-cell table:formula="of:=[.G197]-[.G196]" office:value-type="float" office:value="0.00000306208687411713" calcext:value-type="float">
            <text:p>3.0620868741E-06</text:p>
          </table:table-cell>
          <table:table-cell table:formula="of:=[.H197]-[.H196]" office:value-type="float" office:value="-0.00000302702841703528" calcext:value-type="float">
            <text:p>-3.0270284170E-06</text:p>
          </table:table-cell>
          <table:table-cell table:formula="of:=[.I197]-[.I196]" office:value-type="float" office:value="0.00188794155110372" calcext:value-type="float">
            <text:p>1.8879415511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39" calcext:value-type="float">
            <text:p>1.3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5808644377" calcext:value-type="float">
            <text:p>1.3723580864E-02</text:p>
          </table:table-cell>
          <table:table-cell office:value-type="float" office:value="0.259171625738107" calcext:value-type="float">
            <text:p>2.5917162574E-01</text:p>
          </table:table-cell>
          <table:table-cell office:value-type="float" office:value="-0.259170652935293" calcext:value-type="float">
            <text:p>-2.5917065294E-01</text:p>
          </table:table-cell>
          <table:table-cell office:value-type="float" office:value="-31360.4083053038" calcext:value-type="float">
            <text:p>-3.136040830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927.8552" calcext:value-type="float">
            <text:p>9.2785520000E+02</text:p>
          </table:table-cell>
          <table:table-cell table:formula="of:=[.F198]-[.F197]" office:value-type="float" office:value="0.00000010084773104102" calcext:value-type="float">
            <text:p>1.0084773104E-07</text:p>
          </table:table-cell>
          <table:table-cell table:formula="of:=[.G198]-[.G197]" office:value-type="float" office:value="0.00000075448109149168" calcext:value-type="float">
            <text:p>7.5448109149E-07</text:p>
          </table:table-cell>
          <table:table-cell table:formula="of:=[.H198]-[.H197]" office:value-type="float" office:value="-0.00000075332356525015" calcext:value-type="float">
            <text:p>-7.5332356525E-07</text:p>
          </table:table-cell>
          <table:table-cell table:formula="of:=[.I198]-[.I197]" office:value-type="float" office:value="0.00147144305083202" calcext:value-type="float">
            <text:p>1.4714430508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43" calcext:value-type="float">
            <text:p>1.4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6817121688" calcext:value-type="float">
            <text:p>1.3723681712E-02</text:p>
          </table:table-cell>
          <table:table-cell office:value-type="float" office:value="0.259172380219198" calcext:value-type="float">
            <text:p>2.5917238022E-01</text:p>
          </table:table-cell>
          <table:table-cell office:value-type="float" office:value="-0.259171406258858" calcext:value-type="float">
            <text:p>-2.5917140626E-01</text:p>
          </table:table-cell>
          <table:table-cell office:value-type="float" office:value="-31360.4068338607" calcext:value-type="float">
            <text:p>-3.1360406834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998.7464" calcext:value-type="float">
            <text:p>9.9874640000E+02</text:p>
          </table:table-cell>
          <table:table-cell table:formula="of:=[.F199]-[.F198]" office:value-type="float" office:value="0.00000005216133393965" calcext:value-type="float">
            <text:p>5.2161333940E-08</text:p>
          </table:table-cell>
          <table:table-cell table:formula="of:=[.G199]-[.G198]" office:value-type="float" office:value="-0.00000062068360195955" calcext:value-type="float">
            <text:p>-6.2068360196E-07</text:p>
          </table:table-cell>
          <table:table-cell table:formula="of:=[.H199]-[.H198]" office:value-type="float" office:value="0.00000060897375558922" calcext:value-type="float">
            <text:p>6.0897375559E-07</text:p>
          </table:table-cell>
          <table:table-cell table:formula="of:=[.I199]-[.I198]" office:value-type="float" office:value="0.00107853106965194" calcext:value-type="float">
            <text:p>1.0785310697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47" calcext:value-type="float">
            <text:p>1.4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7338735027" calcext:value-type="float">
            <text:p>1.3723733874E-02</text:p>
          </table:table-cell>
          <table:table-cell office:value-type="float" office:value="0.259171759535596" calcext:value-type="float">
            <text:p>2.5917175954E-01</text:p>
          </table:table-cell>
          <table:table-cell office:value-type="float" office:value="-0.259170797285102" calcext:value-type="float">
            <text:p>-2.5917079729E-01</text:p>
          </table:table-cell>
          <table:table-cell office:value-type="float" office:value="-31360.4057553297" calcext:value-type="float">
            <text:p>-3.136040575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072.3599" calcext:value-type="float">
            <text:p>1.0723599000E+03</text:p>
          </table:table-cell>
          <table:table-cell table:formula="of:=[.F200]-[.F199]" office:value-type="float" office:value="0.00000006179185195986" calcext:value-type="float">
            <text:p>6.1791851960E-08</text:p>
          </table:table-cell>
          <table:table-cell table:formula="of:=[.G200]-[.G199]" office:value-type="float" office:value="-0.00000045206044924084" calcext:value-type="float">
            <text:p>-4.5206044924E-07</text:p>
          </table:table-cell>
          <table:table-cell table:formula="of:=[.H200]-[.H199]" office:value-type="float" office:value="0.00000044921270619947" calcext:value-type="float">
            <text:p>4.4921270620E-07</text:p>
          </table:table-cell>
          <table:table-cell table:formula="of:=[.I200]-[.I199]" office:value-type="float" office:value="0.000703568668541266" calcext:value-type="float">
            <text:p>7.0356866854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51" calcext:value-type="float">
            <text:p>1.5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7956653547" calcext:value-type="float">
            <text:p>1.3723795665E-02</text:p>
          </table:table-cell>
          <table:table-cell office:value-type="float" office:value="0.259171307475147" calcext:value-type="float">
            <text:p>2.5917130748E-01</text:p>
          </table:table-cell>
          <table:table-cell office:value-type="float" office:value="-0.259170348072396" calcext:value-type="float">
            <text:p>-2.5917034807E-01</text:p>
          </table:table-cell>
          <table:table-cell office:value-type="float" office:value="-31360.405051761" calcext:value-type="float">
            <text:p>-3.1360405052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214.2026" calcext:value-type="float">
            <text:p>1.2142026000E+03</text:p>
          </table:table-cell>
          <table:table-cell table:formula="of:=[.F201]-[.F200]" office:value-type="float" office:value="0.00000003908183800888" calcext:value-type="float">
            <text:p>3.9081838009E-08</text:p>
          </table:table-cell>
          <table:table-cell table:formula="of:=[.G201]-[.G200]" office:value-type="float" office:value="-0.00000007029165449701" calcext:value-type="float">
            <text:p>-7.0291654497E-08</text:p>
          </table:table-cell>
          <table:table-cell table:formula="of:=[.H201]-[.H200]" office:value-type="float" office:value="0.00000007338306429183" calcext:value-type="float">
            <text:p>7.3383064292E-08</text:p>
          </table:table-cell>
          <table:table-cell table:formula="of:=[.I201]-[.I200]" office:value-type="float" office:value="0.000451097130280687" calcext:value-type="float">
            <text:p>4.5109713028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55" calcext:value-type="float">
            <text:p>1.5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8347471927" calcext:value-type="float">
            <text:p>1.3723834747E-02</text:p>
          </table:table-cell>
          <table:table-cell office:value-type="float" office:value="0.259171237183492" calcext:value-type="float">
            <text:p>2.5917123718E-01</text:p>
          </table:table-cell>
          <table:table-cell office:value-type="float" office:value="-0.259170274689332" calcext:value-type="float">
            <text:p>-2.5917027469E-01</text:p>
          </table:table-cell>
          <table:table-cell office:value-type="float" office:value="-31360.4046006639" calcext:value-type="float">
            <text:p>-3.1360404601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272.2578" calcext:value-type="float">
            <text:p>1.2722578000E+03</text:p>
          </table:table-cell>
          <table:table-cell table:formula="of:=[.F202]-[.F201]" office:value-type="float" office:value="0.00000001174636089091" calcext:value-type="float">
            <text:p>1.1746360891E-08</text:p>
          </table:table-cell>
          <table:table-cell table:formula="of:=[.G202]-[.G201]" office:value-type="float" office:value="0.00000004537652820158" calcext:value-type="float">
            <text:p>4.5376528202E-08</text:p>
          </table:table-cell>
          <table:table-cell table:formula="of:=[.H202]-[.H201]" office:value-type="float" office:value="-0.00000004389721719456" calcext:value-type="float">
            <text:p>-4.3897217195E-08</text:p>
          </table:table-cell>
          <table:table-cell table:formula="of:=[.I202]-[.I201]" office:value-type="float" office:value="0.00026860432990361" calcext:value-type="float">
            <text:p>2.6860432990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59" calcext:value-type="float">
            <text:p>1.5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8464935535" calcext:value-type="float">
            <text:p>1.3723846494E-02</text:p>
          </table:table-cell>
          <table:table-cell office:value-type="float" office:value="0.259171282560021" calcext:value-type="float">
            <text:p>2.5917128256E-01</text:p>
          </table:table-cell>
          <table:table-cell office:value-type="float" office:value="-0.259170318586549" calcext:value-type="float">
            <text:p>-2.5917031859E-01</text:p>
          </table:table-cell>
          <table:table-cell office:value-type="float" office:value="-31360.4043320595" calcext:value-type="float">
            <text:p>-3.1360404332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351.3214" calcext:value-type="float">
            <text:p>1.3513214000E+03</text:p>
          </table:table-cell>
          <table:table-cell table:formula="of:=[.F203]-[.F202]" office:value-type="float" office:value="0.00000000036979076919" calcext:value-type="float">
            <text:p>3.6979076919E-10</text:p>
          </table:table-cell>
          <table:table-cell table:formula="of:=[.G203]-[.G202]" office:value-type="float" office:value="-0.0000000052995388633" calcext:value-type="float">
            <text:p>-5.2995388633E-09</text:p>
          </table:table-cell>
          <table:table-cell table:formula="of:=[.H203]-[.H202]" office:value-type="float" office:value="0.0000000048424199095" calcext:value-type="float">
            <text:p>4.8424199095E-09</text:p>
          </table:table-cell>
          <table:table-cell table:formula="of:=[.I203]-[.I202]" office:value-type="float" office:value="0.000167843711096793" calcext:value-type="float">
            <text:p>1.6784371110E-04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63" calcext:value-type="float">
            <text:p>1.6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8468633443" calcext:value-type="float">
            <text:p>1.3723846863E-02</text:p>
          </table:table-cell>
          <table:table-cell office:value-type="float" office:value="0.259171277260482" calcext:value-type="float">
            <text:p>2.5917127726E-01</text:p>
          </table:table-cell>
          <table:table-cell office:value-type="float" office:value="-0.259170313744129" calcext:value-type="float">
            <text:p>-2.5917031374E-01</text:p>
          </table:table-cell>
          <table:table-cell office:value-type="float" office:value="-31360.4041642158" calcext:value-type="float">
            <text:p>-3.1360404164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488.8688" calcext:value-type="float">
            <text:p>1.4888688000E+03</text:p>
          </table:table-cell>
          <table:table-cell table:formula="of:=[.F204]-[.F203]" office:value-type="float" office:value="0.00000000261638552143" calcext:value-type="float">
            <text:p>2.6163855214E-09</text:p>
          </table:table-cell>
          <table:table-cell table:formula="of:=[.G204]-[.G203]" office:value-type="float" office:value="-0.00000003448843555187" calcext:value-type="float">
            <text:p>-3.4488435552E-08</text:p>
          </table:table-cell>
          <table:table-cell table:formula="of:=[.H204]-[.H203]" office:value-type="float" office:value="0.00000003389687247557" calcext:value-type="float">
            <text:p>3.3896872476E-08</text:p>
          </table:table-cell>
          <table:table-cell table:formula="of:=[.I204]-[.I203]" office:value-type="float" office:value="0.0000998872201307677" calcext:value-type="float">
            <text:p>9.9887220131E-05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67" calcext:value-type="float">
            <text:p>1.6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8494797298" calcext:value-type="float">
            <text:p>1.3723849480E-02</text:p>
          </table:table-cell>
          <table:table-cell office:value-type="float" office:value="0.259171242772046" calcext:value-type="float">
            <text:p>2.5917124277E-01</text:p>
          </table:table-cell>
          <table:table-cell office:value-type="float" office:value="-0.259170279847257" calcext:value-type="float">
            <text:p>-2.5917027985E-01</text:p>
          </table:table-cell>
          <table:table-cell office:value-type="float" office:value="-31360.4040643286" calcext:value-type="float">
            <text:p>-3.1360404064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1577.0948" calcext:value-type="float">
            <text:p>1.5770948000E+03</text:p>
          </table:table-cell>
          <table:table-cell table:formula="of:=[.F205]-[.F204]" office:value-type="float" office:value="0.00000000384218471969" calcext:value-type="float">
            <text:p>3.8421847197E-09</text:p>
          </table:table-cell>
          <table:table-cell table:formula="of:=[.G205]-[.G204]" office:value-type="float" office:value="-0.00000001961129358907" calcext:value-type="float">
            <text:p>-1.9611293589E-08</text:p>
          </table:table-cell>
          <table:table-cell table:formula="of:=[.H205]-[.H204]" office:value-type="float" office:value="0.00000002012534122686" calcext:value-type="float">
            <text:p>2.0125341227E-08</text:p>
          </table:table-cell>
          <table:table-cell table:formula="of:=[.I205]-[.I204]" office:value-type="float" office:value="0.0000576344100409187" calcext:value-type="float">
            <text:p>5.7634410041E-05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71" calcext:value-type="float">
            <text:p>1.7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8533219146" calcext:value-type="float">
            <text:p>1.3723853322E-02</text:p>
          </table:table-cell>
          <table:table-cell office:value-type="float" office:value="0.259171223160753" calcext:value-type="float">
            <text:p>2.5917122316E-01</text:p>
          </table:table-cell>
          <table:table-cell office:value-type="float" office:value="-0.259170259721915" calcext:value-type="float">
            <text:p>-2.5917025972E-01</text:p>
          </table:table-cell>
          <table:table-cell office:value-type="float" office:value="-31360.4040066942" calcext:value-type="float">
            <text:p>-3.1360404007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1733.036" calcext:value-type="float">
            <text:p>1.7330360000E+03</text:p>
          </table:table-cell>
          <table:table-cell office:value-type="float" office:value="0.00000000384218471969" calcext:value-type="float">
            <text:p>3.8421847197E-09</text:p>
          </table:table-cell>
          <table:table-cell office:value-type="float" office:value="-0.00000001961129358907" calcext:value-type="float">
            <text:p>-1.9611293589E-08</text:p>
          </table:table-cell>
          <table:table-cell office:value-type="float" office:value="0.00000002012534122686" calcext:value-type="float">
            <text:p>2.0125341227E-08</text:p>
          </table:table-cell>
          <table:table-cell office:value-type="float" office:value="0.0000576344100409187" calcext:value-type="float">
            <text:p>5.7634410041E-05</text:p>
          </table:table-cell>
          <table:table-cell table:number-columns-repeated="2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5" calcext:value-type="float">
            <text:p>1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72266386386513" calcext:value-type="float">
            <text:p>1.7226638639E-02</text:p>
          </table:table-cell>
          <table:table-cell office:value-type="float" office:value="0.50057853082696" calcext:value-type="float">
            <text:p>5.0057853083E-01</text:p>
          </table:table-cell>
          <table:table-cell office:value-type="float" office:value="-0.560371087616536" calcext:value-type="float">
            <text:p>-5.6037108762E-01</text:p>
          </table:table-cell>
          <table:table-cell office:value-type="float" office:value="-29661.4746497346" calcext:value-type="float">
            <text:p>-2.9661474650E+04</text:p>
          </table:table-cell>
          <table:table-cell office:value-type="float" office:value="-65483.6213761726" calcext:value-type="float">
            <text:p>-6.5483621376E+04</text:p>
          </table:table-cell>
          <table:table-cell office:value-type="float" office:value="2.4714" calcext:value-type="float">
            <text:p>2.4714000000E+00</text:p>
          </table:table-cell>
          <table:table-cell table:formula="of:=[.F208]-[.F207]" office:value-type="float" office:value="-0.00324448525418936" calcext:value-type="float">
            <text:p>-3.2444852542E-03</text:p>
          </table:table-cell>
          <table:table-cell table:formula="of:=[.G208]-[.G207]" office:value-type="float" office:value="-0.252694547372681" calcext:value-type="float">
            <text:p>-2.5269454737E-01</text:p>
          </table:table-cell>
          <table:table-cell table:formula="of:=[.H208]-[.H207]" office:value-type="float" office:value="0.321927456183888" calcext:value-type="float">
            <text:p>3.2192745618E-01</text:p>
          </table:table-cell>
          <table:table-cell table:formula="of:=[.I208]-[.I207]" office:value-type="float" office:value="-543.239032243168" calcext:value-type="float">
            <text:p>-5.4323903224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9" calcext:value-type="float">
            <text:p>1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82153384462" calcext:value-type="float">
            <text:p>1.3982153384E-02</text:p>
          </table:table-cell>
          <table:table-cell office:value-type="float" office:value="0.247883983454279" calcext:value-type="float">
            <text:p>2.4788398345E-01</text:p>
          </table:table-cell>
          <table:table-cell office:value-type="float" office:value="-0.238443631432648" calcext:value-type="float">
            <text:p>-2.3844363143E-01</text:p>
          </table:table-cell>
          <table:table-cell office:value-type="float" office:value="-30204.7136819778" calcext:value-type="float">
            <text:p>-3.0204713682E+04</text:p>
          </table:table-cell>
          <table:table-cell office:value-type="float" office:value="-65481.4579661798" calcext:value-type="float">
            <text:p>-6.5481457966E+04</text:p>
          </table:table-cell>
          <table:table-cell office:value-type="float" office:value="4.6638" calcext:value-type="float">
            <text:p>4.6638000000E+00</text:p>
          </table:table-cell>
          <table:table-cell table:formula="of:=[.F209]-[.F208]" office:value-type="float" office:value="0.00000156243905675979" calcext:value-type="float">
            <text:p>1.5624390568E-06</text:p>
          </table:table-cell>
          <table:table-cell table:formula="of:=[.G209]-[.G208]" office:value-type="float" office:value="-0.0750215473250776" calcext:value-type="float">
            <text:p>-7.5021547325E-02</text:p>
          </table:table-cell>
          <table:table-cell table:formula="of:=[.H209]-[.H208]" office:value-type="float" office:value="0.0552097595985641" calcext:value-type="float">
            <text:p>5.5209759599E-02</text:p>
          </table:table-cell>
          <table:table-cell table:formula="of:=[.I209]-[.I208]" office:value-type="float" office:value="-406.02816239214" calcext:value-type="float">
            <text:p>-4.0602816239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23" calcext:value-type="float">
            <text:p>2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9837158235188" calcext:value-type="float">
            <text:p>1.3983715824E-02</text:p>
          </table:table-cell>
          <table:table-cell office:value-type="float" office:value="0.172862436129201" calcext:value-type="float">
            <text:p>1.7286243613E-01</text:p>
          </table:table-cell>
          <table:table-cell office:value-type="float" office:value="-0.183233871834084" calcext:value-type="float">
            <text:p>-1.8323387183E-01</text:p>
          </table:table-cell>
          <table:table-cell office:value-type="float" office:value="-30610.7418443699" calcext:value-type="float">
            <text:p>-3.0610741844E+04</text:p>
          </table:table-cell>
          <table:table-cell office:value-type="float" office:value="-65481.5538432345" calcext:value-type="float">
            <text:p>-6.5481553843E+04</text:p>
          </table:table-cell>
          <table:table-cell office:value-type="float" office:value="8.2324" calcext:value-type="float">
            <text:p>8.2324000000E+00</text:p>
          </table:table-cell>
          <table:table-cell table:formula="of:=[.F210]-[.F209]" office:value-type="float" office:value="0.000503172389174449" calcext:value-type="float">
            <text:p>5.0317238917E-04</text:p>
          </table:table-cell>
          <table:table-cell table:formula="of:=[.G210]-[.G209]" office:value-type="float" office:value="0.0716107494919612" calcext:value-type="float">
            <text:p>7.1610749492E-02</text:p>
          </table:table-cell>
          <table:table-cell table:formula="of:=[.H210]-[.H209]" office:value-type="float" office:value="-0.053704884181614" calcext:value-type="float">
            <text:p>-5.3704884182E-02</text:p>
          </table:table-cell>
          <table:table-cell table:formula="of:=[.I210]-[.I209]" office:value-type="float" office:value="-230.9042692476" calcext:value-type="float">
            <text:p>-2.3090426925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4868882126932" calcext:value-type="float">
            <text:p>1.4486888213E-02</text:p>
          </table:table-cell>
          <table:table-cell office:value-type="float" office:value="0.244473185621162" calcext:value-type="float">
            <text:p>2.4447318562E-01</text:p>
          </table:table-cell>
          <table:table-cell office:value-type="float" office:value="-0.236938756015698" calcext:value-type="float">
            <text:p>-2.3693875602E-01</text:p>
          </table:table-cell>
          <table:table-cell office:value-type="float" office:value="-30841.6461136175" calcext:value-type="float">
            <text:p>-3.0841646114E+04</text:p>
          </table:table-cell>
          <table:table-cell office:value-type="float" office:value="-65481.5382006983" calcext:value-type="float">
            <text:p>-6.5481538201E+04</text:p>
          </table:table-cell>
          <table:table-cell office:value-type="float" office:value="12.463" calcext:value-type="float">
            <text:p>1.2463000000E+01</text:p>
          </table:table-cell>
          <table:table-cell table:formula="of:=[.F211]-[.F210]" office:value-type="float" office:value="-0.00023653772621646" calcext:value-type="float">
            <text:p>-2.3653772622E-04</text:p>
          </table:table-cell>
          <table:table-cell table:formula="of:=[.G211]-[.G210]" office:value-type="float" office:value="0.0258324369099871" calcext:value-type="float">
            <text:p>2.5832436910E-02</text:p>
          </table:table-cell>
          <table:table-cell table:formula="of:=[.H211]-[.H210]" office:value-type="float" office:value="-0.0306142737065222" calcext:value-type="float">
            <text:p>-3.0614273707E-02</text:p>
          </table:table-cell>
          <table:table-cell table:formula="of:=[.I211]-[.I210]" office:value-type="float" office:value="-166.632658573872" calcext:value-type="float">
            <text:p>-1.6663265857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31" calcext:value-type="float">
            <text:p>3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2503504864767" calcext:value-type="float">
            <text:p>1.4250350486E-02</text:p>
          </table:table-cell>
          <table:table-cell office:value-type="float" office:value="0.27030562253115" calcext:value-type="float">
            <text:p>2.7030562253E-01</text:p>
          </table:table-cell>
          <table:table-cell office:value-type="float" office:value="-0.26755302972222" calcext:value-type="float">
            <text:p>-2.6755302972E-01</text:p>
          </table:table-cell>
          <table:table-cell office:value-type="float" office:value="-31008.2787721914" calcext:value-type="float">
            <text:p>-3.1008278772E+04</text:p>
          </table:table-cell>
          <table:table-cell office:value-type="float" office:value="-65481.5377478683" calcext:value-type="float">
            <text:p>-6.5481537748E+04</text:p>
          </table:table-cell>
          <table:table-cell office:value-type="float" office:value="18.5257" calcext:value-type="float">
            <text:p>1.8525700000E+01</text:p>
          </table:table-cell>
          <table:table-cell table:formula="of:=[.F212]-[.F211]" office:value-type="float" office:value="0.0000338525246506814" calcext:value-type="float">
            <text:p>3.3852524651E-05</text:p>
          </table:table-cell>
          <table:table-cell table:formula="of:=[.G212]-[.G211]" office:value-type="float" office:value="0.000453672609879607" calcext:value-type="float">
            <text:p>4.5367260988E-04</text:p>
          </table:table-cell>
          <table:table-cell table:formula="of:=[.H212]-[.H211]" office:value-type="float" office:value="-0.00137209540893551" calcext:value-type="float">
            <text:p>-1.3720954089E-03</text:p>
          </table:table-cell>
          <table:table-cell table:formula="of:=[.I212]-[.I211]" office:value-type="float" office:value="-131.919622904268" calcext:value-type="float">
            <text:p>-1.3191962290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table:number-columns-repeated="2" office:value-type="float" office:value="35" calcext:value-type="float">
            <text:p>3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2842030111274" calcext:value-type="float">
            <text:p>1.4284203011E-02</text:p>
          </table:table-cell>
          <table:table-cell office:value-type="float" office:value="0.270759295141029" calcext:value-type="float">
            <text:p>2.7075929514E-01</text:p>
          </table:table-cell>
          <table:table-cell office:value-type="float" office:value="-0.268925125131155" calcext:value-type="float">
            <text:p>-2.6892512513E-01</text:p>
          </table:table-cell>
          <table:table-cell office:value-type="float" office:value="-31140.1983950957" calcext:value-type="float">
            <text:p>-3.1140198395E+04</text:p>
          </table:table-cell>
          <table:table-cell office:value-type="float" office:value="-65481.5377493509" calcext:value-type="float">
            <text:p>-6.5481537749E+04</text:p>
          </table:table-cell>
          <table:table-cell office:value-type="float" office:value="26.1923" calcext:value-type="float">
            <text:p>2.6192300000E+01</text:p>
          </table:table-cell>
          <table:table-cell table:formula="of:=[.F213]-[.F212]" office:value-type="float" office:value="-0.00027176768527846" calcext:value-type="float">
            <text:p>-2.7176768528E-04</text:p>
          </table:table-cell>
          <table:table-cell table:formula="of:=[.G213]-[.G212]" office:value-type="float" office:value="-0.0124439160233494" calcext:value-type="float">
            <text:p>-1.2443916023E-02</text:p>
          </table:table-cell>
          <table:table-cell table:formula="of:=[.H213]-[.H212]" office:value-type="float" office:value="0.0115920220879181" calcext:value-type="float">
            <text:p>1.1592022088E-02</text:p>
          </table:table-cell>
          <table:table-cell table:formula="of:=[.I213]-[.I212]" office:value-type="float" office:value="-103.812995952041" calcext:value-type="float">
            <text:p>-1.0381299595E+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39" calcext:value-type="float">
            <text:p>3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4012435325849" calcext:value-type="float">
            <text:p>1.4012435326E-02</text:p>
          </table:table-cell>
          <table:table-cell office:value-type="float" office:value="0.25831537911768" calcext:value-type="float">
            <text:p>2.5831537912E-01</text:p>
          </table:table-cell>
          <table:table-cell office:value-type="float" office:value="-0.257333103043237" calcext:value-type="float">
            <text:p>-2.5733310304E-01</text:p>
          </table:table-cell>
          <table:table-cell office:value-type="float" office:value="-31244.0113910477" calcext:value-type="float">
            <text:p>-3.1244011391E+04</text:p>
          </table:table-cell>
          <table:table-cell office:value-type="float" office:value="-65481.5377282295" calcext:value-type="float">
            <text:p>-6.5481537728E+04</text:p>
          </table:table-cell>
          <table:table-cell office:value-type="float" office:value="35.7522" calcext:value-type="float">
            <text:p>3.5752200000E+01</text:p>
          </table:table-cell>
          <table:table-cell table:formula="of:=[.F214]-[.F213]" office:value-type="float" office:value="-0.00032864655709941" calcext:value-type="float">
            <text:p>-3.2864655710E-04</text:p>
          </table:table-cell>
          <table:table-cell table:formula="of:=[.G214]-[.G213]" office:value-type="float" office:value="-0.00956298552827561" calcext:value-type="float">
            <text:p>-9.5629855283E-03</text:p>
          </table:table-cell>
          <table:table-cell table:formula="of:=[.H214]-[.H213]" office:value-type="float" office:value="0.0089903673480661" calcext:value-type="float">
            <text:p>8.9903673481E-03</text:p>
          </table:table-cell>
          <table:table-cell table:formula="of:=[.I214]-[.I213]" office:value-type="float" office:value="-73.0689872586809" calcext:value-type="float">
            <text:p>-7.3068987259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43" calcext:value-type="float">
            <text:p>4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837887687496" calcext:value-type="float">
            <text:p>1.3683788769E-02</text:p>
          </table:table-cell>
          <table:table-cell office:value-type="float" office:value="0.248752393589404" calcext:value-type="float">
            <text:p>2.4875239359E-01</text:p>
          </table:table-cell>
          <table:table-cell office:value-type="float" office:value="-0.248342735695171" calcext:value-type="float">
            <text:p>-2.4834273570E-01</text:p>
          </table:table-cell>
          <table:table-cell office:value-type="float" office:value="-31317.0803783064" calcext:value-type="float">
            <text:p>-3.1317080378E+04</text:p>
          </table:table-cell>
          <table:table-cell office:value-type="float" office:value="-65481.5377285301" calcext:value-type="float">
            <text:p>-6.5481537729E+04</text:p>
          </table:table-cell>
          <table:table-cell office:value-type="float" office:value="46.7394" calcext:value-type="float">
            <text:p>4.6739400000E+01</text:p>
          </table:table-cell>
          <table:table-cell table:formula="of:=[.F215]-[.F214]" office:value-type="float" office:value="-0.0000947835017806702" calcext:value-type="float">
            <text:p>-9.4783501781E-05</text:p>
          </table:table-cell>
          <table:table-cell table:formula="of:=[.G215]-[.G214]" office:value-type="float" office:value="-0.00502947773957652" calcext:value-type="float">
            <text:p>-5.0294777396E-03</text:p>
          </table:table-cell>
          <table:table-cell table:formula="of:=[.H215]-[.H214]" office:value-type="float" office:value="0.0048877412994224" calcext:value-type="float">
            <text:p>4.8877412994E-03</text:p>
          </table:table-cell>
          <table:table-cell table:formula="of:=[.I215]-[.I214]" office:value-type="float" office:value="-44.4850989052902" calcext:value-type="float">
            <text:p>-4.4485098905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5890052669689" calcext:value-type="float">
            <text:p>1.3589005267E-02</text:p>
          </table:table-cell>
          <table:table-cell office:value-type="float" office:value="0.243722915849828" calcext:value-type="float">
            <text:p>2.4372291585E-01</text:p>
          </table:table-cell>
          <table:table-cell office:value-type="float" office:value="-0.243454994395749" calcext:value-type="float">
            <text:p>-2.4345499440E-01</text:p>
          </table:table-cell>
          <table:table-cell office:value-type="float" office:value="-31361.5654772117" calcext:value-type="float">
            <text:p>-3.1361565477E+04</text:p>
          </table:table-cell>
          <table:table-cell office:value-type="float" office:value="-65481.537728495" calcext:value-type="float">
            <text:p>-6.5481537728E+04</text:p>
          </table:table-cell>
          <table:table-cell office:value-type="float" office:value="61.3211" calcext:value-type="float">
            <text:p>6.1321100000E+01</text:p>
          </table:table-cell>
          <table:table-cell table:formula="of:=[.F216]-[.F215]" office:value-type="float" office:value="0.000180665719912029" calcext:value-type="float">
            <text:p>1.8066571991E-04</text:p>
          </table:table-cell>
          <table:table-cell table:formula="of:=[.G216]-[.G215]" office:value-type="float" office:value="0.01028098107907" calcext:value-type="float">
            <text:p>1.0280981079E-02</text:p>
          </table:table-cell>
          <table:table-cell table:formula="of:=[.H216]-[.H215]" office:value-type="float" office:value="-0.0103358198803561" calcext:value-type="float">
            <text:p>-1.0335819880E-02</text:p>
          </table:table-cell>
          <table:table-cell table:formula="of:=[.I216]-[.I215]" office:value-type="float" office:value="-20.8298303450683" calcext:value-type="float">
            <text:p>-2.0829830345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51" calcext:value-type="float">
            <text:p>5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696709868809" calcext:value-type="float">
            <text:p>1.3769670987E-02</text:p>
          </table:table-cell>
          <table:table-cell office:value-type="float" office:value="0.254003896928898" calcext:value-type="float">
            <text:p>2.5400389693E-01</text:p>
          </table:table-cell>
          <table:table-cell office:value-type="float" office:value="-0.253790814276105" calcext:value-type="float">
            <text:p>-2.5379081428E-01</text:p>
          </table:table-cell>
          <table:table-cell office:value-type="float" office:value="-31382.3953075568" calcext:value-type="float">
            <text:p>-3.1382395308E+04</text:p>
          </table:table-cell>
          <table:table-cell office:value-type="float" office:value="-65481.5377284932" calcext:value-type="float">
            <text:p>-6.5481537728E+04</text:p>
          </table:table-cell>
          <table:table-cell office:value-type="float" office:value="77.4337" calcext:value-type="float">
            <text:p>7.7433700000E+01</text:p>
          </table:table-cell>
          <table:table-cell table:formula="of:=[.F217]-[.F216]" office:value-type="float" office:value="0.0000537785496551209" calcext:value-type="float">
            <text:p>5.3778549655E-05</text:p>
          </table:table-cell>
          <table:table-cell table:formula="of:=[.G217]-[.G216]" office:value-type="float" office:value="0.00695764878352162" calcext:value-type="float">
            <text:p>6.9576487835E-03</text:p>
          </table:table-cell>
          <table:table-cell table:formula="of:=[.H217]-[.H216]" office:value-type="float" office:value="-0.00707860034342278" calcext:value-type="float">
            <text:p>-7.0786003434E-03</text:p>
          </table:table-cell>
          <table:table-cell table:formula="of:=[.I217]-[.I216]" office:value-type="float" office:value="12.8911757072274" calcext:value-type="float">
            <text:p>1.2891175707E+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55" calcext:value-type="float">
            <text:p>5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23449536536" calcext:value-type="float">
            <text:p>1.3823449537E-02</text:p>
          </table:table-cell>
          <table:table-cell office:value-type="float" office:value="0.260961545712419" calcext:value-type="float">
            <text:p>2.6096154571E-01</text:p>
          </table:table-cell>
          <table:table-cell office:value-type="float" office:value="-0.260869414619528" calcext:value-type="float">
            <text:p>-2.6086941462E-01</text:p>
          </table:table-cell>
          <table:table-cell office:value-type="float" office:value="-31369.5041318495" calcext:value-type="float">
            <text:p>-3.1369504132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97.1266" calcext:value-type="float">
            <text:p>9.7126600000E+01</text:p>
          </table:table-cell>
          <table:table-cell table:formula="of:=[.F218]-[.F217]" office:value-type="float" office:value="-0.00000361951277833006" calcext:value-type="float">
            <text:p>-3.6195127783E-06</text:p>
          </table:table-cell>
          <table:table-cell table:formula="of:=[.G218]-[.G217]" office:value-type="float" office:value="0.00160860032374838" calcext:value-type="float">
            <text:p>1.6086003237E-03</text:p>
          </table:table-cell>
          <table:table-cell table:formula="of:=[.H218]-[.H217]" office:value-type="float" office:value="-0.00178221558013841" calcext:value-type="float">
            <text:p>-1.7822155801E-03</text:p>
          </table:table-cell>
          <table:table-cell table:formula="of:=[.I218]-[.I217]" office:value-type="float" office:value="4.33364117021119" calcext:value-type="float">
            <text:p>4.3336411702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59" calcext:value-type="float">
            <text:p>5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8198300237577" calcext:value-type="float">
            <text:p>1.3819830024E-02</text:p>
          </table:table-cell>
          <table:table-cell office:value-type="float" office:value="0.262570146036168" calcext:value-type="float">
            <text:p>2.6257014604E-01</text:p>
          </table:table-cell>
          <table:table-cell office:value-type="float" office:value="-0.262651630199666" calcext:value-type="float">
            <text:p>-2.6265163020E-01</text:p>
          </table:table-cell>
          <table:table-cell office:value-type="float" office:value="-31365.1704906793" calcext:value-type="float">
            <text:p>-3.1365170491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14.2224" calcext:value-type="float">
            <text:p>1.1422240000E+02</text:p>
          </table:table-cell>
          <table:table-cell table:formula="of:=[.F219]-[.F218]" office:value-type="float" office:value="-0.0000571776789690514" calcext:value-type="float">
            <text:p>-5.7177678969E-05</text:p>
          </table:table-cell>
          <table:table-cell table:formula="of:=[.G219]-[.G218]" office:value-type="float" office:value="-0.00079253832688847" calcext:value-type="float">
            <text:p>-7.9253832689E-04</text:p>
          </table:table-cell>
          <table:table-cell table:formula="of:=[.H219]-[.H218]" office:value-type="float" office:value="0.000891824160959509" calcext:value-type="float">
            <text:p>8.9182416096E-04</text:p>
          </table:table-cell>
          <table:table-cell table:formula="of:=[.I219]-[.I218]" office:value-type="float" office:value="-4.19675322343028" calcext:value-type="float">
            <text:p>-4.1967532234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63" calcext:value-type="float">
            <text:p>6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626523447886" calcext:value-type="float">
            <text:p>1.3762652345E-02</text:p>
          </table:table-cell>
          <table:table-cell office:value-type="float" office:value="0.261777607709279" calcext:value-type="float">
            <text:p>2.6177760771E-01</text:p>
          </table:table-cell>
          <table:table-cell office:value-type="float" office:value="-0.261759806038707" calcext:value-type="float">
            <text:p>-2.6175980604E-01</text:p>
          </table:table-cell>
          <table:table-cell office:value-type="float" office:value="-31369.3672439028" calcext:value-type="float">
            <text:p>-3.1369367244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138.4878" calcext:value-type="float">
            <text:p>1.3848780000E+02</text:p>
          </table:table-cell>
          <table:table-cell table:formula="of:=[.F220]-[.F219]" office:value-type="float" office:value="-0.000066533419898639" calcext:value-type="float">
            <text:p>-6.6533419899E-05</text:p>
          </table:table-cell>
          <table:table-cell table:formula="of:=[.G220]-[.G219]" office:value-type="float" office:value="-0.00189688608964861" calcext:value-type="float">
            <text:p>-1.8968860896E-03</text:p>
          </table:table-cell>
          <table:table-cell table:formula="of:=[.H220]-[.H219]" office:value-type="float" office:value="0.00186688146795055" calcext:value-type="float">
            <text:p>1.8668814680E-03</text:p>
          </table:table-cell>
          <table:table-cell table:formula="of:=[.I220]-[.I219]" office:value-type="float" office:value="-6.26876090619044" calcext:value-type="float">
            <text:p>-6.2687609062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67" calcext:value-type="float">
            <text:p>6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9611892489" calcext:value-type="float">
            <text:p>1.3696118925E-02</text:p>
          </table:table-cell>
          <table:table-cell office:value-type="float" office:value="0.259880721619631" calcext:value-type="float">
            <text:p>2.5988072162E-01</text:p>
          </table:table-cell>
          <table:table-cell office:value-type="float" office:value="-0.259892924570756" calcext:value-type="float">
            <text:p>-2.5989292457E-01</text:p>
          </table:table-cell>
          <table:table-cell office:value-type="float" office:value="-31375.6360048089" calcext:value-type="float">
            <text:p>-3.137563600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68.0026" calcext:value-type="float">
            <text:p>1.6800260000E+02</text:p>
          </table:table-cell>
          <table:table-cell table:formula="of:=[.F221]-[.F220]" office:value-type="float" office:value="-0.0000203616761978408" calcext:value-type="float">
            <text:p>-2.0361676198E-05</text:p>
          </table:table-cell>
          <table:table-cell table:formula="of:=[.G221]-[.G220]" office:value-type="float" office:value="-0.00144128577626162" calcext:value-type="float">
            <text:p>-1.4412857763E-03</text:p>
          </table:table-cell>
          <table:table-cell table:formula="of:=[.H221]-[.H220]" office:value-type="float" office:value="0.0014474277174974" calcext:value-type="float">
            <text:p>1.4474277175E-03</text:p>
          </table:table-cell>
          <table:table-cell table:formula="of:=[.I221]-[.I220]" office:value-type="float" office:value="1.1981560800923" calcext:value-type="float">
            <text:p>1.1981560801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71" calcext:value-type="float">
            <text:p>7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6757572486922" calcext:value-type="float">
            <text:p>1.3675757249E-02</text:p>
          </table:table-cell>
          <table:table-cell office:value-type="float" office:value="0.258439435843369" calcext:value-type="float">
            <text:p>2.5843943584E-01</text:p>
          </table:table-cell>
          <table:table-cell office:value-type="float" office:value="-0.258445496853259" calcext:value-type="float">
            <text:p>-2.5844549685E-01</text:p>
          </table:table-cell>
          <table:table-cell office:value-type="float" office:value="-31374.4378487288" calcext:value-type="float">
            <text:p>-3.1374437849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196.0011" calcext:value-type="float">
            <text:p>1.9600110000E+02</text:p>
          </table:table-cell>
          <table:table-cell table:formula="of:=[.F222]-[.F221]" office:value-type="float" office:value="0.00004297950818242" calcext:value-type="float">
            <text:p>4.2979508182E-05</text:p>
          </table:table-cell>
          <table:table-cell table:formula="of:=[.G222]-[.G221]" office:value-type="float" office:value="0.000705113798571799" calcext:value-type="float">
            <text:p>7.0511379857E-04</text:p>
          </table:table-cell>
          <table:table-cell table:formula="of:=[.H222]-[.H221]" office:value-type="float" office:value="-0.000709729055871799" calcext:value-type="float">
            <text:p>-7.0972905587E-04</text:p>
          </table:table-cell>
          <table:table-cell table:formula="of:=[.I222]-[.I221]" office:value-type="float" office:value="-1.1106494045016" calcext:value-type="float">
            <text:p>-1.1106494045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75" calcext:value-type="float">
            <text:p>7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87367568746" calcext:value-type="float">
            <text:p>1.3718736757E-02</text:p>
          </table:table-cell>
          <table:table-cell office:value-type="float" office:value="0.259144549641941" calcext:value-type="float">
            <text:p>2.5914454964E-01</text:p>
          </table:table-cell>
          <table:table-cell office:value-type="float" office:value="-0.25915522590913" calcext:value-type="float">
            <text:p>-2.5915522591E-01</text:p>
          </table:table-cell>
          <table:table-cell office:value-type="float" office:value="-31375.5484981333" calcext:value-type="float">
            <text:p>-3.1375548498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228.8229" calcext:value-type="float">
            <text:p>2.2882290000E+02</text:p>
          </table:table-cell>
          <table:table-cell table:formula="of:=[.F223]-[.F222]" office:value-type="float" office:value="0.00001945095492485" calcext:value-type="float">
            <text:p>1.9450954925E-05</text:p>
          </table:table-cell>
          <table:table-cell table:formula="of:=[.G223]-[.G222]" office:value-type="float" office:value="0.000920108715767809" calcext:value-type="float">
            <text:p>9.2010871577E-04</text:p>
          </table:table-cell>
          <table:table-cell table:formula="of:=[.H223]-[.H222]" office:value-type="float" office:value="-0.000917984874459599" calcext:value-type="float">
            <text:p>-9.1798487446E-04</text:p>
          </table:table-cell>
          <table:table-cell table:formula="of:=[.I223]-[.I222]" office:value-type="float" office:value="-0.499489672940399" calcext:value-type="float">
            <text:p>-4.9948967294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79" calcext:value-type="float">
            <text:p>7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81877117994" calcext:value-type="float">
            <text:p>1.3738187712E-02</text:p>
          </table:table-cell>
          <table:table-cell office:value-type="float" office:value="0.260064658357709" calcext:value-type="float">
            <text:p>2.6006465836E-01</text:p>
          </table:table-cell>
          <table:table-cell office:value-type="float" office:value="-0.26007321078359" calcext:value-type="float">
            <text:p>-2.6007321078E-01</text:p>
          </table:table-cell>
          <table:table-cell office:value-type="float" office:value="-31376.0479878063" calcext:value-type="float">
            <text:p>-3.1376047988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272.4732" calcext:value-type="float">
            <text:p>2.7247320000E+02</text:p>
          </table:table-cell>
          <table:table-cell table:formula="of:=[.F224]-[.F223]" office:value-type="float" office:value="0.00000056810335751119" calcext:value-type="float">
            <text:p>5.6810335751E-07</text:p>
          </table:table-cell>
          <table:table-cell table:formula="of:=[.G224]-[.G223]" office:value-type="float" office:value="0.000734590459050499" calcext:value-type="float">
            <text:p>7.3459045905E-04</text:p>
          </table:table-cell>
          <table:table-cell table:formula="of:=[.H224]-[.H223]" office:value-type="float" office:value="-0.000723766038591756" calcext:value-type="float">
            <text:p>-7.2376603859E-04</text:p>
          </table:table-cell>
          <table:table-cell table:formula="of:=[.I224]-[.I223]" office:value-type="float" office:value="1.03269211273073" calcext:value-type="float">
            <text:p>1.0326921127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83" calcext:value-type="float">
            <text:p>8.3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38755815157" calcext:value-type="float">
            <text:p>1.3738755815E-02</text:p>
          </table:table-cell>
          <table:table-cell office:value-type="float" office:value="0.260799248816759" calcext:value-type="float">
            <text:p>2.6079924882E-01</text:p>
          </table:table-cell>
          <table:table-cell office:value-type="float" office:value="-0.260796976822182" calcext:value-type="float">
            <text:p>-2.6079697682E-01</text:p>
          </table:table-cell>
          <table:table-cell office:value-type="float" office:value="-31375.0152956936" calcext:value-type="float">
            <text:p>-3.1375015296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308.1759" calcext:value-type="float">
            <text:p>3.0817590000E+02</text:p>
          </table:table-cell>
          <table:table-cell table:formula="of:=[.F225]-[.F224]" office:value-type="float" office:value="-0.0000166652655246603" calcext:value-type="float">
            <text:p>-1.6665265525E-05</text:p>
          </table:table-cell>
          <table:table-cell table:formula="of:=[.G225]-[.G224]" office:value-type="float" office:value="-0.000429459418085476" calcext:value-type="float">
            <text:p>-4.2945941809E-04</text:p>
          </table:table-cell>
          <table:table-cell table:formula="of:=[.H225]-[.H224]" office:value-type="float" office:value="0.000429768373118755" calcext:value-type="float">
            <text:p>4.2976837312E-04</text:p>
          </table:table-cell>
          <table:table-cell table:formula="of:=[.I225]-[.I224]" office:value-type="float" office:value="5.0533922902905" calcext:value-type="float">
            <text:p>5.0533922903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87" calcext:value-type="float">
            <text:p>8.7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20905496323" calcext:value-type="float">
            <text:p>1.3722090550E-02</text:p>
          </table:table-cell>
          <table:table-cell office:value-type="float" office:value="0.260369789398674" calcext:value-type="float">
            <text:p>2.6036978940E-01</text:p>
          </table:table-cell>
          <table:table-cell office:value-type="float" office:value="-0.260367208449063" calcext:value-type="float">
            <text:p>-2.6036720845E-01</text:p>
          </table:table-cell>
          <table:table-cell office:value-type="float" office:value="-31369.9619034033" calcext:value-type="float">
            <text:p>-3.1369961903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354.7012" calcext:value-type="float">
            <text:p>3.5470120000E+02</text:p>
          </table:table-cell>
          <table:table-cell table:formula="of:=[.F226]-[.F225]" office:value-type="float" office:value="-0.0000204434713742506" calcext:value-type="float">
            <text:p>-2.0443471374E-05</text:p>
          </table:table-cell>
          <table:table-cell table:formula="of:=[.G226]-[.G225]" office:value-type="float" office:value="-0.00111045180920344" calcext:value-type="float">
            <text:p>-1.1104518092E-03</text:p>
          </table:table-cell>
          <table:table-cell table:formula="of:=[.H226]-[.H225]" office:value-type="float" office:value="0.00110818644836974" calcext:value-type="float">
            <text:p>1.1081864484E-03</text:p>
          </table:table-cell>
          <table:table-cell table:formula="of:=[.I226]-[.I225]" office:value-type="float" office:value="5.29799469780119" calcext:value-type="float">
            <text:p>5.2979946978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91" calcext:value-type="float">
            <text:p>9.1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1647078258" calcext:value-type="float">
            <text:p>1.3701647078E-02</text:p>
          </table:table-cell>
          <table:table-cell office:value-type="float" office:value="0.25925933758947" calcext:value-type="float">
            <text:p>2.5925933759E-01</text:p>
          </table:table-cell>
          <table:table-cell office:value-type="float" office:value="-0.259259022000693" calcext:value-type="float">
            <text:p>-2.5925902200E-01</text:p>
          </table:table-cell>
          <table:table-cell office:value-type="float" office:value="-31364.6639087055" calcext:value-type="float">
            <text:p>-3.1364663909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404.4171" calcext:value-type="float">
            <text:p>4.0441710000E+02</text:p>
          </table:table-cell>
          <table:table-cell table:formula="of:=[.F227]-[.F226]" office:value-type="float" office:value="0.00000063330789627954" calcext:value-type="float">
            <text:p>6.3330789628E-07</text:p>
          </table:table-cell>
          <table:table-cell table:formula="of:=[.G227]-[.G226]" office:value-type="float" office:value="-0.00037887333065495" calcext:value-type="float">
            <text:p>-3.7887333065E-04</text:p>
          </table:table-cell>
          <table:table-cell table:formula="of:=[.H227]-[.H226]" office:value-type="float" office:value="0.000377015938069492" calcext:value-type="float">
            <text:p>3.7701593807E-04</text:p>
          </table:table-cell>
          <table:table-cell table:formula="of:=[.I227]-[.I226]" office:value-type="float" office:value="2.22452583909762" calcext:value-type="float">
            <text:p>2.2245258391E+00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95" calcext:value-type="float">
            <text:p>9.5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022803861543" calcext:value-type="float">
            <text:p>1.3702280386E-02</text:p>
          </table:table-cell>
          <table:table-cell office:value-type="float" office:value="0.258880464258815" calcext:value-type="float">
            <text:p>2.5888046426E-01</text:p>
          </table:table-cell>
          <table:table-cell office:value-type="float" office:value="-0.258882006062624" calcext:value-type="float">
            <text:p>-2.5888200606E-01</text:p>
          </table:table-cell>
          <table:table-cell office:value-type="float" office:value="-31362.4393828664" calcext:value-type="float">
            <text:p>-3.1362439383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458.5811" calcext:value-type="float">
            <text:p>4.5858110000E+02</text:p>
          </table:table-cell>
          <table:table-cell table:formula="of:=[.F228]-[.F227]" office:value-type="float" office:value="0.000012765735046591" calcext:value-type="float">
            <text:p>1.2765735047E-05</text:p>
          </table:table-cell>
          <table:table-cell table:formula="of:=[.G228]-[.G227]" office:value-type="float" office:value="0.000285225328473859" calcext:value-type="float">
            <text:p>2.8522532847E-04</text:p>
          </table:table-cell>
          <table:table-cell table:formula="of:=[.H228]-[.H227]" office:value-type="float" office:value="-0.000285278010506596" calcext:value-type="float">
            <text:p>-2.8527801051E-04</text:p>
          </table:table-cell>
          <table:table-cell table:formula="of:=[.I228]-[.I227]" office:value-type="float" office:value="0.704186550869053" calcext:value-type="float">
            <text:p>7.0418655087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99" calcext:value-type="float">
            <text:p>9.9000000000E+01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50461212009" calcext:value-type="float">
            <text:p>1.3715046121E-02</text:p>
          </table:table-cell>
          <table:table-cell office:value-type="float" office:value="0.259165689587289" calcext:value-type="float">
            <text:p>2.5916568959E-01</text:p>
          </table:table-cell>
          <table:table-cell office:value-type="float" office:value="-0.25916728407313" calcext:value-type="float">
            <text:p>-2.5916728407E-01</text:p>
          </table:table-cell>
          <table:table-cell office:value-type="float" office:value="-31361.7351963155" calcext:value-type="float">
            <text:p>-3.1361735196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517.7471" calcext:value-type="float">
            <text:p>5.1774710000E+02</text:p>
          </table:table-cell>
          <table:table-cell table:formula="of:=[.F229]-[.F228]" office:value-type="float" office:value="0.00000747956070840973" calcext:value-type="float">
            <text:p>7.4795607084E-06</text:p>
          </table:table-cell>
          <table:table-cell table:formula="of:=[.G229]-[.G228]" office:value-type="float" office:value="0.000216896969017333" calcext:value-type="float">
            <text:p>2.1689696902E-04</text:p>
          </table:table-cell>
          <table:table-cell table:formula="of:=[.H229]-[.H228]" office:value-type="float" office:value="-0.000216283779075399" calcext:value-type="float">
            <text:p>-2.1628377908E-04</text:p>
          </table:table-cell>
          <table:table-cell table:formula="of:=[.I229]-[.I228]" office:value-type="float" office:value="0.593358942012856" calcext:value-type="float">
            <text:p>5.9335894201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03" calcext:value-type="float">
            <text:p>1.0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25256819093" calcext:value-type="float">
            <text:p>1.3722525682E-02</text:p>
          </table:table-cell>
          <table:table-cell office:value-type="float" office:value="0.259382586556306" calcext:value-type="float">
            <text:p>2.5938258656E-01</text:p>
          </table:table-cell>
          <table:table-cell office:value-type="float" office:value="-0.259383567852206" calcext:value-type="float">
            <text:p>-2.5938356785E-01</text:p>
          </table:table-cell>
          <table:table-cell office:value-type="float" office:value="-31361.1418373735" calcext:value-type="float">
            <text:p>-3.1361141837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580.4234" calcext:value-type="float">
            <text:p>5.8042340000E+02</text:p>
          </table:table-cell>
          <table:table-cell table:formula="of:=[.F230]-[.F229]" office:value-type="float" office:value="-0.00000072481368972033" calcext:value-type="float">
            <text:p>-7.2481368972E-07</text:p>
          </table:table-cell>
          <table:table-cell table:formula="of:=[.G230]-[.G229]" office:value-type="float" office:value="-0.0000433182173102398" calcext:value-type="float">
            <text:p>-4.3318217310E-05</text:p>
          </table:table-cell>
          <table:table-cell table:formula="of:=[.H230]-[.H229]" office:value-type="float" office:value="0.0000442134628556024" calcext:value-type="float">
            <text:p>4.4213462856E-05</text:p>
          </table:table-cell>
          <table:table-cell table:formula="of:=[.I230]-[.I229]" office:value-type="float" office:value="0.387794626618415" calcext:value-type="float">
            <text:p>3.8779462662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07" calcext:value-type="float">
            <text:p>1.0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18008682196" calcext:value-type="float">
            <text:p>1.3721800868E-02</text:p>
          </table:table-cell>
          <table:table-cell office:value-type="float" office:value="0.259339268338996" calcext:value-type="float">
            <text:p>2.5933926834E-01</text:p>
          </table:table-cell>
          <table:table-cell office:value-type="float" office:value="-0.25933935438935" calcext:value-type="float">
            <text:p>-2.5933935439E-01</text:p>
          </table:table-cell>
          <table:table-cell office:value-type="float" office:value="-31360.7540427469" calcext:value-type="float">
            <text:p>-3.1360754043E+04</text:p>
          </table:table-cell>
          <table:table-cell office:value-type="float" office:value="-65481.5377284928" calcext:value-type="float">
            <text:p>-6.5481537728E+04</text:p>
          </table:table-cell>
          <table:table-cell office:value-type="float" office:value="658.4051" calcext:value-type="float">
            <text:p>6.5840510000E+02</text:p>
          </table:table-cell>
          <table:table-cell table:formula="of:=[.F231]-[.F230]" office:value-type="float" office:value="-0.00000290205384313041" calcext:value-type="float">
            <text:p>-2.9020538431E-06</text:p>
          </table:table-cell>
          <table:table-cell table:formula="of:=[.G231]-[.G230]" office:value-type="float" office:value="-0.00013368382731066" calcext:value-type="float">
            <text:p>-1.3368382731E-04</text:p>
          </table:table-cell>
          <table:table-cell table:formula="of:=[.H231]-[.H230]" office:value-type="float" office:value="0.000133876976410097" calcext:value-type="float">
            <text:p>1.3387697641E-04</text:p>
          </table:table-cell>
          <table:table-cell table:formula="of:=[.I231]-[.I230]" office:value-type="float" office:value="0.142692979650747" calcext:value-type="float">
            <text:p>1.4269297965E-01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11" calcext:value-type="float">
            <text:p>1.1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88988143765" calcext:value-type="float">
            <text:p>1.3718898814E-02</text:p>
          </table:table-cell>
          <table:table-cell office:value-type="float" office:value="0.259205584511685" calcext:value-type="float">
            <text:p>2.5920558451E-01</text:p>
          </table:table-cell>
          <table:table-cell office:value-type="float" office:value="-0.25920547741294" calcext:value-type="float">
            <text:p>-2.5920547741E-01</text:p>
          </table:table-cell>
          <table:table-cell office:value-type="float" office:value="-31360.6113497672" calcext:value-type="float">
            <text:p>-3.1360611350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726.2078" calcext:value-type="float">
            <text:p>7.2620780000E+02</text:p>
          </table:table-cell>
          <table:table-cell table:formula="of:=[.F232]-[.F231]" office:value-type="float" office:value="-0.00000024441201629949" calcext:value-type="float">
            <text:p>-2.4441201630E-07</text:p>
          </table:table-cell>
          <table:table-cell table:formula="of:=[.G232]-[.G231]" office:value-type="float" office:value="-0.0000218467335786343" calcext:value-type="float">
            <text:p>-2.1846733579E-05</text:p>
          </table:table-cell>
          <table:table-cell table:formula="of:=[.H232]-[.H231]" office:value-type="float" office:value="0.000021878313027468" calcext:value-type="float">
            <text:p>2.1878313027E-05</text:p>
          </table:table-cell>
          <table:table-cell table:formula="of:=[.I232]-[.I231]" office:value-type="float" office:value="0.0463916773987876" calcext:value-type="float">
            <text:p>4.6391677399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15" calcext:value-type="float">
            <text:p>1.1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186544023602" calcext:value-type="float">
            <text:p>1.3718654402E-02</text:p>
          </table:table-cell>
          <table:table-cell office:value-type="float" office:value="0.259183737778107" calcext:value-type="float">
            <text:p>2.5918373778E-01</text:p>
          </table:table-cell>
          <table:table-cell office:value-type="float" office:value="-0.259183599099913" calcext:value-type="float">
            <text:p>-2.5918359910E-01</text:p>
          </table:table-cell>
          <table:table-cell office:value-type="float" office:value="-31360.5649580898" calcext:value-type="float">
            <text:p>-3.1360564958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742.6918" calcext:value-type="float">
            <text:p>7.4269180000E+02</text:p>
          </table:table-cell>
          <table:table-cell table:formula="of:=[.F233]-[.F232]" office:value-type="float" office:value="0.00000205040370261991" calcext:value-type="float">
            <text:p>2.0504037026E-06</text:p>
          </table:table-cell>
          <table:table-cell table:formula="of:=[.G233]-[.G232]" office:value-type="float" office:value="0.0000539680685515132" calcext:value-type="float">
            <text:p>5.3968068552E-05</text:p>
          </table:table-cell>
          <table:table-cell table:formula="of:=[.H233]-[.H232]" office:value-type="float" office:value="-0.0000539780400616863" calcext:value-type="float">
            <text:p>-5.3978040062E-05</text:p>
          </table:table-cell>
          <table:table-cell table:formula="of:=[.I233]-[.I232]" office:value-type="float" office:value="0.0252746012811258" calcext:value-type="float">
            <text:p>2.5274601281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19" calcext:value-type="float">
            <text:p>1.19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07048060628" calcext:value-type="float">
            <text:p>1.3720704806E-02</text:p>
          </table:table-cell>
          <table:table-cell office:value-type="float" office:value="0.259237705846658" calcext:value-type="float">
            <text:p>2.5923770585E-01</text:p>
          </table:table-cell>
          <table:table-cell office:value-type="float" office:value="-0.259237577139974" calcext:value-type="float">
            <text:p>-2.5923757714E-01</text:p>
          </table:table-cell>
          <table:table-cell office:value-type="float" office:value="-31360.5396834885" calcext:value-type="float">
            <text:p>-3.1360539683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825.6713" calcext:value-type="float">
            <text:p>8.2567130000E+02</text:p>
          </table:table-cell>
          <table:table-cell table:formula="of:=[.F234]-[.F233]" office:value-type="float" office:value="0.00000167391861946066" calcext:value-type="float">
            <text:p>1.6739186195E-06</text:p>
          </table:table-cell>
          <table:table-cell table:formula="of:=[.G234]-[.G233]" office:value-type="float" office:value="0.0000271275340916199" calcext:value-type="float">
            <text:p>2.7127534092E-05</text:p>
          </table:table-cell>
          <table:table-cell table:formula="of:=[.H234]-[.H233]" office:value-type="float" office:value="-0.0000271948972921931" calcext:value-type="float">
            <text:p>-2.7194897292E-05</text:p>
          </table:table-cell>
          <table:table-cell table:formula="of:=[.I234]-[.I233]" office:value-type="float" office:value="0.0161831269106187" calcext:value-type="float">
            <text:p>1.6183126911E-02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23" calcext:value-type="float">
            <text:p>1.2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23787246823" calcext:value-type="float">
            <text:p>1.3722378725E-02</text:p>
          </table:table-cell>
          <table:table-cell office:value-type="float" office:value="0.25926483338075" calcext:value-type="float">
            <text:p>2.5926483338E-01</text:p>
          </table:table-cell>
          <table:table-cell office:value-type="float" office:value="-0.259264772037266" calcext:value-type="float">
            <text:p>-2.5926477204E-01</text:p>
          </table:table-cell>
          <table:table-cell office:value-type="float" office:value="-31360.5235003616" calcext:value-type="float">
            <text:p>-3.1360523500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923.2576" calcext:value-type="float">
            <text:p>9.2325760000E+02</text:p>
          </table:table-cell>
          <table:table-cell table:formula="of:=[.F235]-[.F234]" office:value-type="float" office:value="0.000000421475948479" calcext:value-type="float">
            <text:p>4.2147594848E-07</text:p>
          </table:table-cell>
          <table:table-cell table:formula="of:=[.G235]-[.G234]" office:value-type="float" office:value="-0.00000777436837579026" calcext:value-type="float">
            <text:p>-7.7743683758E-06</text:p>
          </table:table-cell>
          <table:table-cell table:formula="of:=[.H235]-[.H234]" office:value-type="float" office:value="0.00000774027622751916" calcext:value-type="float">
            <text:p>7.7402762275E-06</text:p>
          </table:table-cell>
          <table:table-cell table:formula="of:=[.I235]-[.I234]" office:value-type="float" office:value="0.00768590291772853" calcext:value-type="float">
            <text:p>7.6859029177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27" calcext:value-type="float">
            <text:p>1.27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28002006307" calcext:value-type="float">
            <text:p>1.3722800201E-02</text:p>
          </table:table-cell>
          <table:table-cell office:value-type="float" office:value="0.259257059012374" calcext:value-type="float">
            <text:p>2.5925705901E-01</text:p>
          </table:table-cell>
          <table:table-cell office:value-type="float" office:value="-0.259257031761039" calcext:value-type="float">
            <text:p>-2.5925703176E-01</text:p>
          </table:table-cell>
          <table:table-cell office:value-type="float" office:value="-31360.5158144587" calcext:value-type="float">
            <text:p>-3.1360515814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005.6302" calcext:value-type="float">
            <text:p>1.0056302000E+03</text:p>
          </table:table-cell>
          <table:table-cell table:formula="of:=[.F236]-[.F235]" office:value-type="float" office:value="0.00000018241913183996" calcext:value-type="float">
            <text:p>1.8241913184E-07</text:p>
          </table:table-cell>
          <table:table-cell table:formula="of:=[.G236]-[.G235]" office:value-type="float" office:value="-0.00000989960784791855" calcext:value-type="float">
            <text:p>-9.8996078479E-06</text:p>
          </table:table-cell>
          <table:table-cell table:formula="of:=[.H236]-[.H235]" office:value-type="float" office:value="0.00000989524177968937" calcext:value-type="float">
            <text:p>9.8952417797E-06</text:p>
          </table:table-cell>
          <table:table-cell table:formula="of:=[.I236]-[.I235]" office:value-type="float" office:value="0.00347113726093085" calcext:value-type="float">
            <text:p>3.4711372609E-03</text:p>
          </table:table-cell>
          <table:table-cell table:number-columns-repeated="22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35" calcext:value-type="float">
            <text:p>3.5000000000E+01</text:p>
          </table:table-cell>
          <table:table-cell office:value-type="float" office:value="131" calcext:value-type="float">
            <text:p>1.31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29826197626" calcext:value-type="float">
            <text:p>1.3722982620E-02</text:p>
          </table:table-cell>
          <table:table-cell office:value-type="float" office:value="0.259247159404526" calcext:value-type="float">
            <text:p>2.5924715940E-01</text:p>
          </table:table-cell>
          <table:table-cell office:value-type="float" office:value="-0.259247136519259" calcext:value-type="float">
            <text:p>-2.5924713652E-01</text:p>
          </table:table-cell>
          <table:table-cell office:value-type="float" office:value="-31360.5123433214" calcext:value-type="float">
            <text:p>-3.1360512343E+04</text:p>
          </table:table-cell>
          <table:table-cell office:value-type="float" office:value="-65481.5377284927" calcext:value-type="float">
            <text:p>-6.5481537728E+04</text:p>
          </table:table-cell>
          <table:table-cell office:value-type="float" office:value="1099.7322" calcext:value-type="float">
            <text:p>1.0997322000E+03</text:p>
          </table:table-cell>
          <table:table-cell office:value-type="float" office:value="0.00000018241913183996" calcext:value-type="float">
            <text:p>1.8241913184E-07</text:p>
          </table:table-cell>
          <table:table-cell office:value-type="float" office:value="-0.00000989960784791855" calcext:value-type="float">
            <text:p>-9.8996078479E-06</text:p>
          </table:table-cell>
          <table:table-cell office:value-type="float" office:value="0.00000989524177968937" calcext:value-type="float">
            <text:p>9.8952417797E-06</text:p>
          </table:table-cell>
          <table:table-cell office:value-type="float" office:value="0.00347113726093085" calcext:value-type="float">
            <text:p>3.4711372609E-03</text:p>
          </table:table-cell>
          <table:table-cell table:number-columns-repeated="22"/>
        </table:table-row>
        <table:table-row table:style-name="ro1" table:number-rows-repeated="1048339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22:51:13.476000000</dc:date>
    <meta:editing-duration>PT3H3M11S</meta:editing-duration>
    <meta:editing-cycles>2</meta:editing-cycles>
    <meta:generator>LibreOffice/7.3.4.2$Windows_X86_64 LibreOffice_project/728fec16bd5f605073805c3c9e7c4212a0120dc5</meta:generator>
    <meta:document-statistic meta:table-count="1" meta:cell-count="3465" meta:object-count="0"/>
  </office:meta>
</office:document-meta>
</file>